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2.949cm"/>
    </style:style>
    <style:style style:name="Table2.C" style:family="table-column">
      <style:table-column-properties style:column-width="11.36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2.949cm"/>
    </style:style>
    <style:style style:name="Table1.C" style:family="table-column">
      <style:table-column-properties style:column-width="11.36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296cm"/>
    </style:style>
    <style:style style:name="Table3.B" style:family="table-column">
      <style:table-column-properties style:column-width="4.101cm"/>
    </style:style>
    <style:style style:name="Table3.C" style:family="table-column">
      <style:table-column-properties style:column-width="11.61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2.699cm"/>
    </style:style>
    <style:style style:name="Table4.B" style:family="table-column">
      <style:table-column-properties style:column-width="2.949cm"/>
    </style:style>
    <style:style style:name="Table4.C" style:family="table-column">
      <style:table-column-properties style:column-width="11.36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.296cm"/>
    </style:style>
    <style:style style:name="Table5.B" style:family="table-column">
      <style:table-column-properties style:column-width="4.101cm"/>
    </style:style>
    <style:style style:name="Table5.C" style:family="table-column">
      <style:table-column-properties style:column-width="11.61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.296cm"/>
    </style:style>
    <style:style style:name="Table6.B" style:family="table-column">
      <style:table-column-properties style:column-width="4.101cm"/>
    </style:style>
    <style:style style:name="Table6.C" style:family="table-column">
      <style:table-column-properties style:column-width="11.615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699cm"/>
    </style:style>
    <style:style style:name="Table7.B" style:family="table-column">
      <style:table-column-properties style:column-width="2.949cm"/>
    </style:style>
    <style:style style:name="Table7.C" style:family="table-column">
      <style:table-column-properties style:column-width="11.365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2.699cm"/>
    </style:style>
    <style:style style:name="Table8.B" style:family="table-column">
      <style:table-column-properties style:column-width="2.949cm"/>
    </style:style>
    <style:style style:name="Table8.C" style:family="table-column">
      <style:table-column-properties style:column-width="11.365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1.296cm"/>
    </style:style>
    <style:style style:name="Table9.B" style:family="table-column">
      <style:table-column-properties style:column-width="4.101cm"/>
    </style:style>
    <style:style style:name="Table9.C" style:family="table-column">
      <style:table-column-properties style:column-width="11.615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013cm" fo:margin-left="0cm" table:align="left"/>
    </style:style>
    <style:style style:name="Table11.A" style:family="table-column">
      <style:table-column-properties style:column-width="1.296cm"/>
    </style:style>
    <style:style style:name="Table11.B" style:family="table-column">
      <style:table-column-properties style:column-width="4.101cm"/>
    </style:style>
    <style:style style:name="Table11.C" style:family="table-column">
      <style:table-column-properties style:column-width="11.615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C1" style:family="table-cell">
      <style:table-cell-properties fo:padding="0.097cm" fo:border="0.05pt solid #000000"/>
    </style:style>
    <style:style style:name="Table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2.699cm"/>
    </style:style>
    <style:style style:name="Table10.B" style:family="table-column">
      <style:table-column-properties style:column-width="2.949cm"/>
    </style:style>
    <style:style style:name="Table10.C" style:family="table-column">
      <style:table-column-properties style:column-width="11.365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table:align="left"/>
    </style:style>
    <style:style style:name="Table12.A" style:family="table-column">
      <style:table-column-properties style:column-width="2.699cm"/>
    </style:style>
    <style:style style:name="Table12.B" style:family="table-column">
      <style:table-column-properties style:column-width="2.949cm"/>
    </style:style>
    <style:style style:name="Table12.C" style:family="table-column">
      <style:table-column-properties style:column-width="11.365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013cm" fo:margin-left="0cm" table:align="left"/>
    </style:style>
    <style:style style:name="Table13.A" style:family="table-column">
      <style:table-column-properties style:column-width="1.296cm"/>
    </style:style>
    <style:style style:name="Table13.B" style:family="table-column">
      <style:table-column-properties style:column-width="4.101cm"/>
    </style:style>
    <style:style style:name="Table13.C" style:family="table-column">
      <style:table-column-properties style:column-width="11.615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C1" style:family="table-cell">
      <style:table-cell-properties fo:padding="0.097cm" fo:border="0.05pt solid #000000"/>
    </style:style>
    <style:style style:name="Table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013cm" fo:margin-left="0cm" table:align="left"/>
    </style:style>
    <style:style style:name="Table14.A" style:family="table-column">
      <style:table-column-properties style:column-width="1.296cm"/>
    </style:style>
    <style:style style:name="Table14.B" style:family="table-column">
      <style:table-column-properties style:column-width="4.101cm"/>
    </style:style>
    <style:style style:name="Table14.C" style:family="table-column">
      <style:table-column-properties style:column-width="11.615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84b9f" officeooo:paragraph-rsid="00084b9f" style:font-weight-asian="bold" style:font-weight-complex="bold"/>
    </style:style>
    <style:style style:name="P3" style:family="paragraph" style:parent-style-name="Standard">
      <style:text-properties fo:font-weight="bold" officeooo:rsid="00084b9f" officeooo:paragraph-rsid="0043a449" style:font-weight-asian="bold" style:font-weight-complex="bold"/>
    </style:style>
    <style:style style:name="P4" style:family="paragraph" style:parent-style-name="Standard">
      <style:text-properties fo:font-weight="bold" officeooo:rsid="00084b9f" officeooo:paragraph-rsid="004b1523" style:font-weight-asian="bold" style:font-weight-complex="bold"/>
    </style:style>
    <style:style style:name="P5" style:family="paragraph" style:parent-style-name="Standard">
      <style:text-properties fo:font-weight="bold" officeooo:rsid="00084b9f" officeooo:paragraph-rsid="0055e1d1" style:font-weight-asian="bold" style:font-weight-complex="bold"/>
    </style:style>
    <style:style style:name="P6" style:family="paragraph" style:parent-style-name="Standard">
      <style:text-properties fo:font-weight="bold" officeooo:rsid="00084b9f" officeooo:paragraph-rsid="004f282d" style:font-weight-asian="bold" style:font-weight-complex="bold"/>
    </style:style>
    <style:style style:name="P7" style:family="paragraph" style:parent-style-name="Standard">
      <style:text-properties fo:font-weight="bold" officeooo:rsid="0008a0bd" officeooo:paragraph-rsid="0008a0bd" style:font-weight-asian="bold" style:font-weight-complex="bold"/>
    </style:style>
    <style:style style:name="P8" style:family="paragraph" style:parent-style-name="Standard">
      <style:text-properties fo:font-weight="bold" officeooo:rsid="0008a0bd" officeooo:paragraph-rsid="004b1523" style:font-weight-asian="bold" style:font-weight-complex="bold"/>
    </style:style>
    <style:style style:name="P9" style:family="paragraph" style:parent-style-name="Standard">
      <style:text-properties fo:font-weight="bold" officeooo:rsid="0008a0bd" officeooo:paragraph-rsid="0055e1d1" style:font-weight-asian="bold" style:font-weight-complex="bold"/>
    </style:style>
    <style:style style:name="P10" style:family="paragraph" style:parent-style-name="Standard">
      <style:text-properties fo:font-weight="bold" officeooo:rsid="000a0ba2" officeooo:paragraph-rsid="000a0ba2" style:font-weight-asian="bold" style:font-weight-complex="bold"/>
    </style:style>
    <style:style style:name="P11" style:family="paragraph" style:parent-style-name="Standard">
      <style:text-properties fo:font-weight="bold" officeooo:rsid="000a0ba2" officeooo:paragraph-rsid="004b1523" style:font-weight-asian="bold" style:font-weight-complex="bold"/>
    </style:style>
    <style:style style:name="P12" style:family="paragraph" style:parent-style-name="Standard">
      <style:text-properties fo:font-weight="bold" officeooo:rsid="000a0ba2" officeooo:paragraph-rsid="004f282d" style:font-weight-asian="bold" style:font-weight-complex="bold"/>
    </style:style>
    <style:style style:name="P13" style:family="paragraph" style:parent-style-name="Standard">
      <style:text-properties fo:font-weight="bold" officeooo:rsid="000a0ba2" officeooo:paragraph-rsid="0052cdb1" style:font-weight-asian="bold" style:font-weight-complex="bold"/>
    </style:style>
    <style:style style:name="P14" style:family="paragraph" style:parent-style-name="Standard">
      <style:text-properties fo:font-weight="bold" officeooo:rsid="000a0ba2" officeooo:paragraph-rsid="0055e1d1" style:font-weight-asian="bold" style:font-weight-complex="bold"/>
    </style:style>
    <style:style style:name="P15" style:family="paragraph" style:parent-style-name="Standard">
      <style:text-properties fo:font-weight="bold" officeooo:rsid="000a0ba2" officeooo:paragraph-rsid="005ade35" style:font-weight-asian="bold" style:font-weight-complex="bold"/>
    </style:style>
    <style:style style:name="P16" style:family="paragraph" style:parent-style-name="Standard">
      <style:text-properties fo:font-weight="bold" officeooo:rsid="000a0ba2" officeooo:paragraph-rsid="005f39e8" style:font-weight-asian="bold" style:font-weight-complex="bold"/>
    </style:style>
    <style:style style:name="P17" style:family="paragraph" style:parent-style-name="Standard">
      <style:text-properties fo:font-weight="bold" officeooo:rsid="000a0ba2" officeooo:paragraph-rsid="00664de8" style:font-weight-asian="bold" style:font-weight-complex="bold"/>
    </style:style>
    <style:style style:name="P18" style:family="paragraph" style:parent-style-name="Standard">
      <style:text-properties fo:font-weight="bold" officeooo:rsid="000a0ba2" officeooo:paragraph-rsid="00868d7d" style:font-weight-asian="bold" style:font-weight-complex="bold"/>
    </style:style>
    <style:style style:name="P19" style:family="paragraph" style:parent-style-name="Standard">
      <style:text-properties fo:font-weight="bold" officeooo:paragraph-rsid="003c6a3c" style:font-weight-asian="bold" style:font-weight-complex="bold"/>
    </style:style>
    <style:style style:name="P20" style:family="paragraph" style:parent-style-name="Standard">
      <style:text-properties fo:font-weight="bold" officeooo:rsid="000a003f" officeooo:paragraph-rsid="000a003f" style:font-weight-asian="bold" style:font-weight-complex="bold"/>
    </style:style>
    <style:style style:name="P21" style:family="paragraph" style:parent-style-name="Standard">
      <style:text-properties fo:font-weight="bold" officeooo:rsid="000a003f" officeooo:paragraph-rsid="004b1523" style:font-weight-asian="bold" style:font-weight-complex="bold"/>
    </style:style>
    <style:style style:name="P22" style:family="paragraph" style:parent-style-name="Standard">
      <style:text-properties fo:font-weight="bold" officeooo:rsid="0043a449" officeooo:paragraph-rsid="0043a449" style:font-weight-asian="bold" style:font-weight-complex="bold"/>
    </style:style>
    <style:style style:name="P23" style:family="paragraph" style:parent-style-name="Standard">
      <style:text-properties fo:font-weight="bold" officeooo:paragraph-rsid="0055e1d1" style:font-weight-asian="bold" style:font-weight-complex="bold"/>
    </style:style>
    <style:style style:name="P24" style:family="paragraph" style:parent-style-name="Standard">
      <style:text-properties fo:font-weight="bold" officeooo:rsid="005ade35" officeooo:paragraph-rsid="005ade35" style:font-weight-asian="bold" style:font-weight-complex="bold"/>
    </style:style>
    <style:style style:name="P25" style:family="paragraph" style:parent-style-name="Standard">
      <style:text-properties fo:font-weight="bold" officeooo:rsid="005f39e8" officeooo:paragraph-rsid="005f39e8" style:font-weight-asian="bold" style:font-weight-complex="bold"/>
    </style:style>
    <style:style style:name="P26" style:family="paragraph" style:parent-style-name="Standard">
      <style:text-properties fo:font-weight="bold" officeooo:rsid="005f39e8" officeooo:paragraph-rsid="00664de8" style:font-weight-asian="bold" style:font-weight-complex="bold"/>
    </style:style>
    <style:style style:name="P27" style:family="paragraph" style:parent-style-name="Standard">
      <style:text-properties fo:font-weight="bold" officeooo:rsid="005f39e8" officeooo:paragraph-rsid="007ef7ca" style:font-weight-asian="bold" style:font-weight-complex="bold"/>
    </style:style>
    <style:style style:name="P28" style:family="paragraph" style:parent-style-name="Standard">
      <style:text-properties fo:font-weight="bold" officeooo:rsid="00868d7d" officeooo:paragraph-rsid="00868d7d" style:font-weight-asian="bold" style:font-weight-complex="bold"/>
    </style:style>
    <style:style style:name="P29" style:family="paragraph" style:parent-style-name="Standard">
      <style:text-properties fo:font-weight="normal" officeooo:rsid="00084b9f" officeooo:paragraph-rsid="00084b9f" style:font-weight-asian="normal" style:font-weight-complex="normal"/>
    </style:style>
    <style:style style:name="P30" style:family="paragraph" style:parent-style-name="Standard">
      <style:text-properties fo:font-weight="normal" officeooo:rsid="00084b9f" officeooo:paragraph-rsid="0008a0bd" style:font-weight-asian="normal" style:font-weight-complex="normal"/>
    </style:style>
    <style:style style:name="P31" style:family="paragraph" style:parent-style-name="Standard">
      <style:text-properties fo:font-weight="normal" officeooo:rsid="00084b9f" officeooo:paragraph-rsid="004b1523" style:font-weight-asian="normal" style:font-weight-complex="normal"/>
    </style:style>
    <style:style style:name="P32" style:family="paragraph" style:parent-style-name="Standard">
      <style:text-properties fo:font-weight="normal" officeooo:rsid="00084b9f" officeooo:paragraph-rsid="0055e1d1" style:font-weight-asian="normal" style:font-weight-complex="normal"/>
    </style:style>
    <style:style style:name="P33" style:family="paragraph" style:parent-style-name="Standard">
      <style:text-properties fo:font-weight="normal" officeooo:rsid="0008a0bd" officeooo:paragraph-rsid="0008a0bd" style:font-weight-asian="normal" style:font-weight-complex="normal"/>
    </style:style>
    <style:style style:name="P34" style:family="paragraph" style:parent-style-name="Standard">
      <style:text-properties fo:font-weight="normal" officeooo:rsid="0008a0bd" officeooo:paragraph-rsid="004b1523" style:font-weight-asian="normal" style:font-weight-complex="normal"/>
    </style:style>
    <style:style style:name="P35" style:family="paragraph" style:parent-style-name="Standard">
      <style:text-properties fo:font-weight="normal" officeooo:rsid="0008a0bd" officeooo:paragraph-rsid="0055e1d1" style:font-weight-asian="normal" style:font-weight-complex="normal"/>
    </style:style>
    <style:style style:name="P36" style:family="paragraph" style:parent-style-name="Standard">
      <style:text-properties fo:font-weight="normal" officeooo:rsid="000a003f" officeooo:paragraph-rsid="000a003f" style:font-weight-asian="normal" style:font-weight-complex="normal"/>
    </style:style>
    <style:style style:name="P37" style:family="paragraph" style:parent-style-name="Standard">
      <style:text-properties fo:font-weight="normal" officeooo:rsid="000a003f" officeooo:paragraph-rsid="004b1523" style:font-weight-asian="normal" style:font-weight-complex="normal"/>
    </style:style>
    <style:style style:name="P38" style:family="paragraph" style:parent-style-name="Standard">
      <style:text-properties fo:font-weight="normal" officeooo:rsid="000a003f" officeooo:paragraph-rsid="0055e1d1" style:font-weight-asian="normal" style:font-weight-complex="normal"/>
    </style:style>
    <style:style style:name="P39" style:family="paragraph" style:parent-style-name="Standard">
      <style:text-properties fo:font-weight="normal" officeooo:rsid="000a003f" officeooo:paragraph-rsid="007ef7ca" style:font-weight-asian="normal" style:font-weight-complex="normal"/>
    </style:style>
    <style:style style:name="P40" style:family="paragraph" style:parent-style-name="Standard">
      <style:text-properties fo:font-weight="normal" officeooo:rsid="00176db9" officeooo:paragraph-rsid="00176db9" style:font-weight-asian="normal" style:font-weight-complex="normal"/>
    </style:style>
    <style:style style:name="P41" style:family="paragraph" style:parent-style-name="Standard">
      <style:text-properties fo:font-weight="normal" officeooo:rsid="00176db9" officeooo:paragraph-rsid="003c6a3c" style:font-weight-asian="normal" style:font-weight-complex="normal"/>
    </style:style>
    <style:style style:name="P42" style:family="paragraph" style:parent-style-name="Standard">
      <style:text-properties fo:font-weight="normal" officeooo:rsid="0040a1ec" officeooo:paragraph-rsid="0040a1ec" style:font-weight-asian="normal" style:font-weight-complex="normal"/>
    </style:style>
    <style:style style:name="P43" style:family="paragraph" style:parent-style-name="Standard">
      <style:text-properties fo:font-weight="normal" officeooo:rsid="0040a1ec" officeooo:paragraph-rsid="004b1523" style:font-weight-asian="normal" style:font-weight-complex="normal"/>
    </style:style>
    <style:style style:name="P44" style:family="paragraph" style:parent-style-name="Standard">
      <style:text-properties fo:font-weight="normal" officeooo:rsid="0040a1ec" officeooo:paragraph-rsid="0055e1d1" style:font-weight-asian="normal" style:font-weight-complex="normal"/>
    </style:style>
    <style:style style:name="P45" style:family="paragraph" style:parent-style-name="Standard">
      <style:text-properties fo:font-weight="normal" officeooo:rsid="000a0ba2" officeooo:paragraph-rsid="00424429" style:font-weight-asian="normal" style:font-weight-complex="normal"/>
    </style:style>
    <style:style style:name="P46" style:family="paragraph" style:parent-style-name="Standard">
      <style:text-properties fo:font-weight="normal" officeooo:rsid="000a0ba2" officeooo:paragraph-rsid="000a0ba2" style:font-weight-asian="normal" style:font-weight-complex="normal"/>
    </style:style>
    <style:style style:name="P47" style:family="paragraph" style:parent-style-name="Standard">
      <style:text-properties fo:font-weight="normal" officeooo:rsid="000a0ba2" officeooo:paragraph-rsid="004b1523" style:font-weight-asian="normal" style:font-weight-complex="normal"/>
    </style:style>
    <style:style style:name="P48" style:family="paragraph" style:parent-style-name="Standard">
      <style:text-properties fo:font-weight="normal" officeooo:rsid="000a0ba2" officeooo:paragraph-rsid="0055e1d1" style:font-weight-asian="normal" style:font-weight-complex="normal"/>
    </style:style>
    <style:style style:name="P49" style:family="paragraph" style:parent-style-name="Standard">
      <style:text-properties fo:font-weight="normal" officeooo:rsid="0043a449" officeooo:paragraph-rsid="0043a449" style:font-weight-asian="normal" style:font-weight-complex="normal"/>
    </style:style>
    <style:style style:name="P50" style:family="paragraph" style:parent-style-name="Standard">
      <style:text-properties fo:font-weight="normal" officeooo:rsid="004b1523" officeooo:paragraph-rsid="004b1523" style:font-weight-asian="normal" style:font-weight-complex="normal"/>
    </style:style>
    <style:style style:name="P51" style:family="paragraph" style:parent-style-name="Standard">
      <style:text-properties fo:font-weight="normal" officeooo:rsid="0056849c" officeooo:paragraph-rsid="0056849c" style:font-weight-asian="normal" style:font-weight-complex="normal"/>
    </style:style>
    <style:style style:name="P52" style:family="paragraph" style:parent-style-name="Standard">
      <style:text-properties fo:font-weight="normal" officeooo:rsid="005ade35" officeooo:paragraph-rsid="005ade35" style:font-weight-asian="normal" style:font-weight-complex="normal"/>
    </style:style>
    <style:style style:name="P53" style:family="paragraph" style:parent-style-name="Standard">
      <style:text-properties fo:font-weight="normal" officeooo:rsid="00868d7d" officeooo:paragraph-rsid="00868d7d" style:font-weight-asian="normal" style:font-weight-complex="normal"/>
    </style:style>
    <style:style style:name="P54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55" style:family="paragraph" style:parent-style-name="Standard">
      <style:text-properties fo:font-style="italic" fo:font-weight="normal" officeooo:rsid="000a0ba2" officeooo:paragraph-rsid="000a0ba2" style:font-style-asian="italic" style:font-weight-asian="normal" style:font-style-complex="italic" style:font-weight-complex="normal"/>
    </style:style>
    <style:style style:name="P56" style:family="paragraph" style:parent-style-name="Standard">
      <style:text-properties fo:font-style="italic" fo:font-weight="normal" officeooo:rsid="000a0ba2" officeooo:paragraph-rsid="004a59a7" style:font-style-asian="italic" style:font-weight-asian="normal" style:font-style-complex="italic" style:font-weight-complex="normal"/>
    </style:style>
    <style:style style:name="P57" style:family="paragraph" style:parent-style-name="Standard">
      <style:text-properties fo:font-style="italic" fo:font-weight="normal" officeooo:rsid="000a0ba2" officeooo:paragraph-rsid="001fa3a0" style:font-style-asian="italic" style:font-weight-asian="normal" style:font-style-complex="italic" style:font-weight-complex="normal"/>
    </style:style>
    <style:style style:name="P58" style:family="paragraph" style:parent-style-name="Standard">
      <style:text-properties fo:font-style="italic" fo:font-weight="normal" officeooo:rsid="000a0ba2" officeooo:paragraph-rsid="004acf3f" style:font-style-asian="italic" style:font-weight-asian="normal" style:font-style-complex="italic" style:font-weight-complex="normal"/>
    </style:style>
    <style:style style:name="P59" style:family="paragraph" style:parent-style-name="Standard">
      <style:text-properties fo:font-style="italic" fo:font-weight="normal" officeooo:rsid="000a0ba2" officeooo:paragraph-rsid="004b1523" style:font-style-asian="italic" style:font-weight-asian="normal" style:font-style-complex="italic" style:font-weight-complex="normal"/>
    </style:style>
    <style:style style:name="P60" style:family="paragraph" style:parent-style-name="Standard">
      <style:text-properties fo:font-style="italic" fo:font-weight="normal" officeooo:rsid="000a0ba2" officeooo:paragraph-rsid="004f282d" style:font-style-asian="italic" style:font-weight-asian="normal" style:font-style-complex="italic" style:font-weight-complex="normal"/>
    </style:style>
    <style:style style:name="P61" style:family="paragraph" style:parent-style-name="Standard">
      <style:text-properties fo:font-style="italic" fo:font-weight="normal" officeooo:rsid="000a0ba2" officeooo:paragraph-rsid="0052cdb1" style:font-style-asian="italic" style:font-weight-asian="normal" style:font-style-complex="italic" style:font-weight-complex="normal"/>
    </style:style>
    <style:style style:name="P62" style:family="paragraph" style:parent-style-name="Standard">
      <style:text-properties fo:font-style="italic" fo:font-weight="normal" officeooo:rsid="000a0ba2" officeooo:paragraph-rsid="0055e1d1" style:font-style-asian="italic" style:font-weight-asian="normal" style:font-style-complex="italic" style:font-weight-complex="normal"/>
    </style:style>
    <style:style style:name="P63" style:family="paragraph" style:parent-style-name="Standard">
      <style:text-properties fo:font-style="italic" fo:font-weight="normal" officeooo:rsid="000a0ba2" officeooo:paragraph-rsid="005ba7be" style:font-style-asian="italic" style:font-weight-asian="normal" style:font-style-complex="italic" style:font-weight-complex="normal"/>
    </style:style>
    <style:style style:name="P64" style:family="paragraph" style:parent-style-name="Standard">
      <style:text-properties fo:font-style="italic" fo:font-weight="normal" officeooo:rsid="000a0ba2" officeooo:paragraph-rsid="00868d7d" style:font-style-asian="italic" style:font-weight-asian="normal" style:font-style-complex="italic" style:font-weight-complex="normal"/>
    </style:style>
    <style:style style:name="P65" style:family="paragraph" style:parent-style-name="Standard">
      <style:text-properties fo:font-style="italic" fo:font-weight="normal" officeooo:rsid="000a0ba2" officeooo:paragraph-rsid="00891120" style:font-style-asian="italic" style:font-weight-asian="normal" style:font-style-complex="italic" style:font-weight-complex="normal"/>
    </style:style>
    <style:style style:name="P66" style:family="paragraph" style:parent-style-name="Standard">
      <style:text-properties fo:font-style="italic" fo:font-weight="normal" officeooo:rsid="000a0ba2" officeooo:paragraph-rsid="008ba63e" style:font-style-asian="italic" style:font-weight-asian="normal" style:font-style-complex="italic" style:font-weight-complex="normal"/>
    </style:style>
    <style:style style:name="P67" style:family="paragraph" style:parent-style-name="Standard">
      <style:text-properties fo:font-style="italic" fo:font-weight="normal" officeooo:rsid="000a8804" officeooo:paragraph-rsid="001c7604" style:font-style-asian="italic" style:font-weight-asian="normal" style:font-style-complex="italic" style:font-weight-complex="normal"/>
    </style:style>
    <style:style style:name="P68" style:family="paragraph" style:parent-style-name="Standard">
      <style:text-properties fo:font-style="italic" fo:font-weight="normal" officeooo:rsid="000a8804" officeooo:paragraph-rsid="004b1523" style:font-style-asian="italic" style:font-weight-asian="normal" style:font-style-complex="italic" style:font-weight-complex="normal"/>
    </style:style>
    <style:style style:name="P69" style:family="paragraph" style:parent-style-name="Standard">
      <style:text-properties fo:font-style="italic" fo:font-weight="normal" officeooo:rsid="000a8804" officeooo:paragraph-rsid="004f282d" style:font-style-asian="italic" style:font-weight-asian="normal" style:font-style-complex="italic" style:font-weight-complex="normal"/>
    </style:style>
    <style:style style:name="P70" style:family="paragraph" style:parent-style-name="Standard">
      <style:text-properties fo:font-style="italic" fo:font-weight="normal" officeooo:rsid="000a8804" officeooo:paragraph-rsid="0052cdb1" style:font-style-asian="italic" style:font-weight-asian="normal" style:font-style-complex="italic" style:font-weight-complex="normal"/>
    </style:style>
    <style:style style:name="P71" style:family="paragraph" style:parent-style-name="Standard">
      <style:text-properties fo:font-style="italic" fo:font-weight="normal" officeooo:rsid="000a8804" officeooo:paragraph-rsid="0055e1d1" style:font-style-asian="italic" style:font-weight-asian="normal" style:font-style-complex="italic" style:font-weight-complex="normal"/>
    </style:style>
    <style:style style:name="P72" style:family="paragraph" style:parent-style-name="Standard">
      <style:text-properties fo:font-style="italic" fo:font-weight="normal" officeooo:rsid="000a8804" officeooo:paragraph-rsid="007ef7ca" style:font-style-asian="italic" style:font-weight-asian="normal" style:font-style-complex="italic" style:font-weight-complex="normal"/>
    </style:style>
    <style:style style:name="P73" style:family="paragraph" style:parent-style-name="Standard">
      <style:text-properties fo:font-style="italic" fo:font-weight="normal" officeooo:rsid="000a8804" officeooo:paragraph-rsid="00868d7d" style:font-style-asian="italic" style:font-weight-asian="normal" style:font-style-complex="italic" style:font-weight-complex="normal"/>
    </style:style>
    <style:style style:name="P74" style:family="paragraph" style:parent-style-name="Standard">
      <style:text-properties fo:font-style="italic" fo:font-weight="normal" officeooo:rsid="004a59a7" officeooo:paragraph-rsid="004a59a7" style:font-style-asian="italic" style:font-weight-asian="normal" style:font-style-complex="italic" style:font-weight-complex="normal"/>
    </style:style>
    <style:style style:name="P75" style:family="paragraph" style:parent-style-name="Standard">
      <style:text-properties fo:font-style="italic" fo:font-weight="normal" officeooo:rsid="004a59a7" officeooo:paragraph-rsid="0050ffb3" style:font-style-asian="italic" style:font-weight-asian="normal" style:font-style-complex="italic" style:font-weight-complex="normal"/>
    </style:style>
    <style:style style:name="P76" style:family="paragraph" style:parent-style-name="Standard">
      <style:text-properties fo:font-style="italic" fo:font-weight="normal" officeooo:rsid="0050ffb3" officeooo:paragraph-rsid="0050ffb3" style:font-style-asian="italic" style:font-weight-asian="normal" style:font-style-complex="italic" style:font-weight-complex="normal"/>
    </style:style>
    <style:style style:name="P77" style:family="paragraph" style:parent-style-name="Standard">
      <style:text-properties fo:font-style="italic" fo:font-weight="normal" officeooo:rsid="00106510" officeooo:paragraph-rsid="005ba7be" style:font-style-asian="italic" style:font-weight-asian="normal" style:font-style-complex="italic" style:font-weight-complex="normal"/>
    </style:style>
    <style:style style:name="P78" style:family="paragraph" style:parent-style-name="Standard">
      <style:text-properties fo:font-style="italic" fo:font-weight="normal" officeooo:rsid="00868d7d" officeooo:paragraph-rsid="00868d7d" style:font-style-asian="italic" style:font-weight-asian="normal" style:font-style-complex="italic" style:font-weight-complex="normal"/>
    </style:style>
    <style:style style:name="P79" style:family="paragraph" style:parent-style-name="Standard">
      <style:text-properties fo:font-style="italic" fo:font-weight="normal" officeooo:rsid="00868d7d" officeooo:paragraph-rsid="00891120" style:font-style-asian="italic" style:font-weight-asian="normal" style:font-style-complex="italic" style:font-weight-complex="normal"/>
    </style:style>
    <style:style style:name="P80" style:family="paragraph" style:parent-style-name="Standard">
      <style:text-properties fo:font-style="italic" fo:font-weight="normal" officeooo:rsid="00868d7d" officeooo:paragraph-rsid="008ba63e" style:font-style-asian="italic" style:font-weight-asian="normal" style:font-style-complex="italic" style:font-weight-complex="normal"/>
    </style:style>
    <style:style style:name="P81" style:family="paragraph" style:parent-style-name="Standard">
      <style:text-properties fo:font-style="italic" officeooo:paragraph-rsid="008ba63e" style:font-style-asian="italic" style:font-style-complex="italic"/>
    </style:style>
    <style:style style:name="P82" style:family="paragraph" style:parent-style-name="Standard">
      <style:text-properties fo:font-style="normal" fo:font-weight="bold" officeooo:rsid="000a8804" officeooo:paragraph-rsid="001c7604" style:font-style-asian="normal" style:font-weight-asian="bold" style:font-style-complex="normal" style:font-weight-complex="bold"/>
    </style:style>
    <style:style style:name="P83" style:family="paragraph" style:parent-style-name="Standard">
      <style:text-properties fo:font-style="normal" fo:font-weight="bold" officeooo:rsid="000a8804" officeooo:paragraph-rsid="004b1523" style:font-style-asian="normal" style:font-weight-asian="bold" style:font-style-complex="normal" style:font-weight-complex="bold"/>
    </style:style>
    <style:style style:name="P84" style:family="paragraph" style:parent-style-name="Standard">
      <style:text-properties fo:font-style="normal" fo:font-weight="bold" officeooo:rsid="000a8804" officeooo:paragraph-rsid="004f282d" style:font-style-asian="normal" style:font-weight-asian="bold" style:font-style-complex="normal" style:font-weight-complex="bold"/>
    </style:style>
    <style:style style:name="P85" style:family="paragraph" style:parent-style-name="Standard">
      <style:text-properties fo:font-style="normal" fo:font-weight="bold" officeooo:rsid="000a8804" officeooo:paragraph-rsid="0052cdb1" style:font-style-asian="normal" style:font-weight-asian="bold" style:font-style-complex="normal" style:font-weight-complex="bold"/>
    </style:style>
    <style:style style:name="P86" style:family="paragraph" style:parent-style-name="Standard">
      <style:text-properties fo:font-style="normal" fo:font-weight="bold" officeooo:rsid="000a8804" officeooo:paragraph-rsid="0055e1d1" style:font-style-asian="normal" style:font-weight-asian="bold" style:font-style-complex="normal" style:font-weight-complex="bold"/>
    </style:style>
    <style:style style:name="P87" style:family="paragraph" style:parent-style-name="Standard">
      <style:text-properties fo:font-style="normal" fo:font-weight="bold" officeooo:rsid="000a8804" officeooo:paragraph-rsid="00868d7d" style:font-style-asian="normal" style:font-weight-asian="bold" style:font-style-complex="normal" style:font-weight-complex="bold"/>
    </style:style>
    <style:style style:name="P88" style:family="paragraph" style:parent-style-name="Standard">
      <style:text-properties fo:font-style="normal" fo:font-weight="bold" officeooo:rsid="005ca340" officeooo:paragraph-rsid="007ef7ca" style:font-style-asian="normal" style:font-weight-asian="bold" style:font-style-complex="normal" style:font-weight-complex="bold"/>
    </style:style>
    <style:style style:name="P89" style:family="paragraph" style:parent-style-name="Standard">
      <style:text-properties fo:font-style="normal" fo:font-weight="bold" officeooo:paragraph-rsid="00868d7d" style:font-style-asian="normal" style:font-weight-asian="bold" style:font-style-complex="normal" style:font-weight-complex="bold"/>
    </style:style>
    <style:style style:name="P90" style:family="paragraph" style:parent-style-name="Standard">
      <style:text-properties fo:font-style="normal" fo:font-weight="normal" officeooo:rsid="000a8804" officeooo:paragraph-rsid="0024af1c" style:font-style-asian="normal" style:font-weight-asian="normal" style:font-style-complex="normal" style:font-weight-complex="normal"/>
    </style:style>
    <style:style style:name="P91" style:family="paragraph" style:parent-style-name="Standard">
      <style:text-properties fo:font-style="normal" fo:font-weight="normal" officeooo:rsid="000a8804" officeooo:paragraph-rsid="004b1523" style:font-style-asian="normal" style:font-weight-asian="normal" style:font-style-complex="normal" style:font-weight-complex="normal"/>
    </style:style>
    <style:style style:name="P92" style:family="paragraph" style:parent-style-name="Standard">
      <style:text-properties fo:font-style="normal" fo:font-weight="normal" officeooo:rsid="000a8804" officeooo:paragraph-rsid="004f282d" style:font-style-asian="normal" style:font-weight-asian="normal" style:font-style-complex="normal" style:font-weight-complex="normal"/>
    </style:style>
    <style:style style:name="P93" style:family="paragraph" style:parent-style-name="Standard">
      <style:text-properties fo:font-style="normal" fo:font-weight="normal" officeooo:rsid="000a8804" officeooo:paragraph-rsid="0052cdb1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fo:font-style="normal" fo:font-weight="normal" officeooo:rsid="000a8804" officeooo:paragraph-rsid="005ba7be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fo:font-style="normal" fo:font-weight="normal" officeooo:rsid="000a8804" officeooo:paragraph-rsid="00868d7d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fo:font-style="normal" fo:font-weight="normal" officeooo:rsid="000a8804" officeooo:paragraph-rsid="00891120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fo:font-style="normal" fo:font-weight="normal" officeooo:rsid="000a8804" officeooo:paragraph-rsid="008ba63e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fo:font-size="13pt" fo:font-weight="bold" officeooo:rsid="0008a0bd" officeooo:paragraph-rsid="0008a0bd" style:font-size-asian="13pt" style:font-weight-asian="bold" style:font-size-complex="13pt" style:font-weight-complex="bold"/>
    </style:style>
    <style:style style:name="P99" style:family="paragraph" style:parent-style-name="Standard">
      <style:text-properties fo:font-size="13pt" fo:font-weight="bold" officeooo:rsid="0008a0bd" officeooo:paragraph-rsid="004b1523" style:font-size-asian="13pt" style:font-weight-asian="bold" style:font-size-complex="13pt" style:font-weight-complex="bold"/>
    </style:style>
    <style:style style:name="P100" style:family="paragraph" style:parent-style-name="Standard">
      <style:text-properties fo:font-size="13pt" fo:font-weight="bold" officeooo:rsid="0008a0bd" officeooo:paragraph-rsid="0055e1d1" style:font-size-asian="13pt" style:font-weight-asian="bold" style:font-size-complex="13pt" style:font-weight-complex="bold"/>
    </style:style>
    <style:style style:name="P101" style:family="paragraph" style:parent-style-name="Standard">
      <style:text-properties fo:font-size="13pt" fo:font-style="italic" fo:font-weight="normal" officeooo:rsid="000a8804" officeooo:paragraph-rsid="004b1523" style:font-size-asian="13pt" style:font-style-asian="italic" style:font-weight-asian="normal" style:font-size-complex="13pt" style:font-style-complex="italic" style:font-weight-complex="normal"/>
    </style:style>
    <style:style style:name="P102" style:family="paragraph" style:parent-style-name="Standard">
      <style:text-properties fo:font-size="13pt" fo:font-style="italic" fo:font-weight="normal" officeooo:rsid="004a59a7" officeooo:paragraph-rsid="0052cdb1" style:font-size-asian="13pt" style:font-style-asian="italic" style:font-weight-asian="normal" style:font-size-complex="13pt" style:font-style-complex="italic" style:font-weight-complex="normal"/>
    </style:style>
    <style:style style:name="P103" style:family="paragraph" style:parent-style-name="Standard">
      <style:text-properties fo:font-size="13pt" fo:font-style="italic" fo:font-weight="normal" officeooo:rsid="004a59a7" officeooo:paragraph-rsid="007ef7ca" style:font-size-asian="13pt" style:font-style-asian="italic" style:font-weight-asian="normal" style:font-size-complex="13pt" style:font-style-complex="italic" style:font-weight-complex="normal"/>
    </style:style>
    <style:style style:name="P104" style:family="paragraph" style:parent-style-name="Standard">
      <style:text-properties officeooo:paragraph-rsid="004da29b"/>
    </style:style>
    <style:style style:name="P105" style:family="paragraph" style:parent-style-name="Standard">
      <style:text-properties officeooo:paragraph-rsid="0052cdb1"/>
    </style:style>
    <style:style style:name="P106" style:family="paragraph" style:parent-style-name="Table_20_Contents">
      <style:text-properties officeooo:rsid="000a003f" officeooo:paragraph-rsid="000a003f"/>
    </style:style>
    <style:style style:name="P107" style:family="paragraph" style:parent-style-name="Table_20_Contents">
      <style:paragraph-properties fo:text-align="center" style:justify-single-word="false"/>
      <style:text-properties officeooo:rsid="000a003f" officeooo:paragraph-rsid="000a003f"/>
    </style:style>
    <style:style style:name="P108" style:family="paragraph" style:parent-style-name="Table_20_Contents">
      <style:paragraph-properties fo:text-align="center" style:justify-single-word="false"/>
      <style:text-properties officeooo:rsid="000a003f" officeooo:paragraph-rsid="004b1523"/>
    </style:style>
    <style:style style:name="P109" style:family="paragraph" style:parent-style-name="Table_20_Contents">
      <style:text-properties officeooo:rsid="000a003f" officeooo:paragraph-rsid="004b1523"/>
    </style:style>
    <style:style style:name="P110" style:family="paragraph" style:parent-style-name="Table_20_Contents">
      <style:text-properties fo:font-weight="bold" officeooo:rsid="000a003f" officeooo:paragraph-rsid="000a003f" style:font-weight-asian="bold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font-weight="bold" officeooo:rsid="000a003f" officeooo:paragraph-rsid="000a003f" style:font-weight-asian="bold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font-weight="bold" officeooo:rsid="000a003f" officeooo:paragraph-rsid="0043a449" style:font-weight-asian="bold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fo:font-weight="bold" officeooo:rsid="000a003f" officeooo:paragraph-rsid="004b1523" style:font-weight-asian="bold" style:font-weight-complex="bold"/>
    </style:style>
    <style:style style:name="P114" style:family="paragraph" style:parent-style-name="Table_20_Contents">
      <style:text-properties fo:font-weight="bold" officeooo:rsid="000a003f" officeooo:paragraph-rsid="0043a449" style:font-weight-asian="bold" style:font-weight-complex="bold"/>
    </style:style>
    <style:style style:name="P115" style:family="paragraph" style:parent-style-name="Table_20_Contents">
      <style:text-properties fo:font-weight="bold" officeooo:rsid="000a003f" officeooo:paragraph-rsid="004b1523" style:font-weight-asian="bold" style:font-weight-complex="bold"/>
    </style:style>
    <style:style style:name="P116" style:family="paragraph" style:parent-style-name="Table_20_Contents">
      <style:text-properties fo:font-weight="bold" officeooo:rsid="000a003f" officeooo:paragraph-rsid="005f39e8" style:font-weight-asian="bold" style:font-weight-complex="bold"/>
    </style:style>
    <style:style style:name="P117" style:family="paragraph" style:parent-style-name="Table_20_Contents">
      <style:text-properties fo:font-weight="bold" officeooo:rsid="000a003f" officeooo:paragraph-rsid="00664de8" style:font-weight-asian="bold" style:font-weight-complex="bold"/>
    </style:style>
    <style:style style:name="P118" style:family="paragraph" style:parent-style-name="Table_20_Contents">
      <style:text-properties fo:font-weight="bold" officeooo:rsid="000a003f" officeooo:paragraph-rsid="007ef7ca" style:font-weight-asian="bold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fo:font-weight="bold" officeooo:rsid="005f39e8" officeooo:paragraph-rsid="005f39e8" style:font-weight-asian="bold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fo:font-weight="bold" officeooo:rsid="005f39e8" officeooo:paragraph-rsid="00664de8" style:font-weight-asian="bold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fo:font-weight="bold" officeooo:rsid="005f39e8" officeooo:paragraph-rsid="007ef7ca" style:font-weight-asian="bold" style:font-weight-complex="bold"/>
    </style:style>
    <style:style style:name="P122" style:family="paragraph" style:parent-style-name="Table_20_Contents">
      <style:text-properties officeooo:rsid="00420c0b" officeooo:paragraph-rsid="00420c0b"/>
    </style:style>
    <style:style style:name="P123" style:family="paragraph" style:parent-style-name="Table_20_Contents">
      <style:paragraph-properties fo:text-align="center" style:justify-single-word="false"/>
      <style:text-properties officeooo:rsid="00420c0b" officeooo:paragraph-rsid="00420c0b"/>
    </style:style>
    <style:style style:name="P124" style:family="paragraph" style:parent-style-name="Table_20_Contents">
      <style:paragraph-properties fo:text-align="center" style:justify-single-word="false"/>
      <style:text-properties officeooo:rsid="00420c0b" officeooo:paragraph-rsid="004b1523"/>
    </style:style>
    <style:style style:name="P125" style:family="paragraph" style:parent-style-name="Table_20_Contents">
      <style:text-properties officeooo:rsid="00420c0b" officeooo:paragraph-rsid="004b1523"/>
    </style:style>
    <style:style style:name="P126" style:family="paragraph" style:parent-style-name="Table_20_Contents">
      <style:text-properties officeooo:rsid="00424429" officeooo:paragraph-rsid="00424429"/>
    </style:style>
    <style:style style:name="P127" style:family="paragraph" style:parent-style-name="Table_20_Contents">
      <style:text-properties officeooo:rsid="00424429" officeooo:paragraph-rsid="004b1523"/>
    </style:style>
    <style:style style:name="P128" style:family="paragraph" style:parent-style-name="Table_20_Contents">
      <style:paragraph-properties fo:text-align="center" style:justify-single-word="false"/>
      <style:text-properties officeooo:rsid="0043a449" officeooo:paragraph-rsid="0043a449"/>
    </style:style>
    <style:style style:name="P129" style:family="paragraph" style:parent-style-name="Table_20_Contents">
      <style:paragraph-properties fo:text-align="center" style:justify-single-word="false"/>
      <style:text-properties officeooo:rsid="0043a449" officeooo:paragraph-rsid="004b1523"/>
    </style:style>
    <style:style style:name="P130" style:family="paragraph" style:parent-style-name="Table_20_Contents">
      <style:text-properties officeooo:rsid="0043a449" officeooo:paragraph-rsid="0043a449"/>
    </style:style>
    <style:style style:name="P131" style:family="paragraph" style:parent-style-name="Table_20_Contents">
      <style:text-properties officeooo:rsid="0043a449" officeooo:paragraph-rsid="004b1523"/>
    </style:style>
    <style:style style:name="P132" style:family="paragraph" style:parent-style-name="Table_20_Contents">
      <style:text-properties officeooo:rsid="00456f25" officeooo:paragraph-rsid="00456f25"/>
    </style:style>
    <style:style style:name="P133" style:family="paragraph" style:parent-style-name="Table_20_Contents">
      <style:text-properties officeooo:rsid="00456f25" officeooo:paragraph-rsid="0082c2e7"/>
    </style:style>
    <style:style style:name="P134" style:family="paragraph" style:parent-style-name="Table_20_Contents">
      <style:text-properties officeooo:rsid="00456f25" officeooo:paragraph-rsid="0084d8f0"/>
    </style:style>
    <style:style style:name="P135" style:family="paragraph" style:parent-style-name="Table_20_Contents">
      <style:text-properties officeooo:rsid="005f39e8" officeooo:paragraph-rsid="005f39e8"/>
    </style:style>
    <style:style style:name="P136" style:family="paragraph" style:parent-style-name="Table_20_Contents">
      <style:paragraph-properties fo:text-align="center" style:justify-single-word="false"/>
      <style:text-properties officeooo:rsid="005f39e8" officeooo:paragraph-rsid="005f39e8"/>
    </style:style>
    <style:style style:name="P137" style:family="paragraph" style:parent-style-name="Table_20_Contents">
      <style:paragraph-properties fo:text-align="center" style:justify-single-word="false"/>
      <style:text-properties officeooo:rsid="005f39e8" officeooo:paragraph-rsid="007ef7ca"/>
    </style:style>
    <style:style style:name="P138" style:family="paragraph" style:parent-style-name="Table_20_Contents">
      <style:text-properties officeooo:rsid="005f39e8" officeooo:paragraph-rsid="00664de8"/>
    </style:style>
    <style:style style:name="P139" style:family="paragraph" style:parent-style-name="Table_20_Contents">
      <style:text-properties officeooo:rsid="005f39e8" officeooo:paragraph-rsid="007ef7ca"/>
    </style:style>
    <style:style style:name="P140" style:family="paragraph" style:parent-style-name="Table_20_Contents">
      <style:paragraph-properties fo:text-align="center" style:justify-single-word="false"/>
      <style:text-properties officeooo:rsid="006232e6" officeooo:paragraph-rsid="006232e6"/>
    </style:style>
    <style:style style:name="P141" style:family="paragraph" style:parent-style-name="Table_20_Contents">
      <style:paragraph-properties fo:text-align="center" style:justify-single-word="false"/>
      <style:text-properties officeooo:rsid="006232e6" officeooo:paragraph-rsid="007ef7ca"/>
    </style:style>
    <style:style style:name="P142" style:family="paragraph" style:parent-style-name="Table_20_Contents">
      <style:text-properties officeooo:rsid="006232e6" officeooo:paragraph-rsid="006232e6"/>
    </style:style>
    <style:style style:name="P143" style:family="paragraph" style:parent-style-name="Table_20_Contents">
      <style:paragraph-properties fo:text-align="center" style:justify-single-word="false"/>
      <style:text-properties officeooo:rsid="0063adbe" officeooo:paragraph-rsid="0063adbe"/>
    </style:style>
    <style:style style:name="P144" style:family="paragraph" style:parent-style-name="Table_20_Contents">
      <style:paragraph-properties fo:text-align="center" style:justify-single-word="false"/>
      <style:text-properties officeooo:rsid="0063adbe" officeooo:paragraph-rsid="007ef7ca"/>
    </style:style>
    <style:style style:name="P145" style:family="paragraph" style:parent-style-name="Table_20_Contents">
      <style:paragraph-properties fo:text-align="center" style:justify-single-word="false"/>
      <style:text-properties officeooo:rsid="00664de8" officeooo:paragraph-rsid="00664de8"/>
    </style:style>
    <style:style style:name="P146" style:family="paragraph" style:parent-style-name="Table_20_Contents">
      <style:paragraph-properties fo:text-align="center" style:justify-single-word="false"/>
      <style:text-properties officeooo:rsid="00664de8" officeooo:paragraph-rsid="007ef7ca"/>
    </style:style>
    <style:style style:name="P147" style:family="paragraph" style:parent-style-name="Table_20_Contents">
      <style:text-properties officeooo:rsid="00705349" officeooo:paragraph-rsid="00705349"/>
    </style:style>
    <style:style style:name="P148" style:family="paragraph" style:parent-style-name="Table_20_Contents">
      <style:text-properties officeooo:rsid="0072af4f" officeooo:paragraph-rsid="0072af4f"/>
    </style:style>
    <style:style style:name="P149" style:family="paragraph" style:parent-style-name="Table_20_Contents">
      <style:text-properties officeooo:rsid="0072af4f" officeooo:paragraph-rsid="007ef7ca"/>
    </style:style>
    <style:style style:name="P150" style:family="paragraph" style:parent-style-name="Table_20_Contents">
      <style:text-properties officeooo:rsid="007435fb" officeooo:paragraph-rsid="007435fb"/>
    </style:style>
    <style:style style:name="P151" style:family="paragraph" style:parent-style-name="Table_20_Contents">
      <style:text-properties officeooo:rsid="007435fb" officeooo:paragraph-rsid="007ef7ca"/>
    </style:style>
    <style:style style:name="P152" style:family="paragraph" style:parent-style-name="Table_20_Contents">
      <style:text-properties officeooo:rsid="0075f8d8" officeooo:paragraph-rsid="0075f8d8"/>
    </style:style>
    <style:style style:name="P153" style:family="paragraph" style:parent-style-name="Table_20_Contents">
      <style:text-properties officeooo:rsid="00777232" officeooo:paragraph-rsid="00777232"/>
    </style:style>
    <style:style style:name="P154" style:family="paragraph" style:parent-style-name="Table_20_Contents">
      <style:text-properties officeooo:rsid="00777232" officeooo:paragraph-rsid="007ef7ca"/>
    </style:style>
    <style:style style:name="P155" style:family="paragraph" style:parent-style-name="Table_20_Contents">
      <style:paragraph-properties fo:text-align="center" style:justify-single-word="false"/>
      <style:text-properties officeooo:rsid="0078e3b6" officeooo:paragraph-rsid="0078e3b6"/>
    </style:style>
    <style:style style:name="P156" style:family="paragraph" style:parent-style-name="Table_20_Contents">
      <style:paragraph-properties fo:text-align="center" style:justify-single-word="false"/>
      <style:text-properties officeooo:rsid="0078e3b6" officeooo:paragraph-rsid="007ef7ca"/>
    </style:style>
    <style:style style:name="P157" style:family="paragraph" style:parent-style-name="Table_20_Contents">
      <style:text-properties officeooo:rsid="0078e3b6" officeooo:paragraph-rsid="0078e3b6"/>
    </style:style>
    <style:style style:name="P158" style:family="paragraph" style:parent-style-name="Table_20_Contents">
      <style:text-properties officeooo:rsid="0078e3b6" officeooo:paragraph-rsid="007ef7ca"/>
    </style:style>
    <style:style style:name="P159" style:family="paragraph" style:parent-style-name="Table_20_Contents">
      <style:paragraph-properties fo:text-align="center" style:justify-single-word="false"/>
      <style:text-properties officeooo:rsid="007a820b" officeooo:paragraph-rsid="007a820b"/>
    </style:style>
    <style:style style:name="P160" style:family="paragraph" style:parent-style-name="Table_20_Contents">
      <style:paragraph-properties fo:text-align="center" style:justify-single-word="false"/>
      <style:text-properties officeooo:rsid="007a820b" officeooo:paragraph-rsid="007ef7ca"/>
    </style:style>
    <style:style style:name="P161" style:family="paragraph" style:parent-style-name="Table_20_Contents">
      <style:text-properties officeooo:rsid="007a820b" officeooo:paragraph-rsid="007a820b"/>
    </style:style>
    <style:style style:name="P162" style:family="paragraph" style:parent-style-name="Table_20_Contents">
      <style:text-properties officeooo:rsid="007a820b" officeooo:paragraph-rsid="007ef7ca"/>
    </style:style>
    <style:style style:name="P163" style:family="paragraph" style:parent-style-name="Table_20_Contents">
      <style:text-properties officeooo:rsid="0080103f" officeooo:paragraph-rsid="0080103f"/>
    </style:style>
    <style:style style:name="P164" style:family="paragraph" style:parent-style-name="Table_20_Contents">
      <style:paragraph-properties fo:text-align="center" style:justify-single-word="false"/>
      <style:text-properties officeooo:rsid="0082c2e7" officeooo:paragraph-rsid="0082c2e7"/>
    </style:style>
    <style:style style:name="P165" style:family="paragraph" style:parent-style-name="Table_20_Contents">
      <style:paragraph-properties fo:text-align="center" style:justify-single-word="false"/>
      <style:text-properties officeooo:rsid="0082da25" officeooo:paragraph-rsid="0082da25"/>
    </style:style>
    <style:style style:name="P166" style:family="paragraph" style:parent-style-name="Table_20_Contents">
      <style:text-properties officeooo:rsid="0082da25" officeooo:paragraph-rsid="0082da25"/>
    </style:style>
    <style:style style:name="P167" style:family="paragraph" style:parent-style-name="Standard">
      <style:paragraph-properties fo:break-before="page"/>
      <style:text-properties fo:font-size="15pt" fo:font-weight="bold" officeooo:paragraph-rsid="003c6a3c" style:font-size-asian="15pt" style:font-weight-asian="bold" style:font-size-complex="15pt" style:font-weight-complex="bold"/>
    </style:style>
    <style:style style:name="P168" style:family="paragraph" style:parent-style-name="Standard">
      <style:paragraph-properties fo:break-before="page"/>
      <style:text-properties fo:font-size="15pt" fo:font-weight="bold" officeooo:paragraph-rsid="0055e1d1" style:font-size-asian="15pt" style:font-weight-asian="bold" style:font-size-complex="15pt" style:font-weight-complex="bold"/>
    </style:style>
    <style:style style:name="P169" style:family="paragraph" style:parent-style-name="Standard">
      <style:paragraph-properties fo:break-before="page"/>
      <style:text-properties fo:font-weight="bold" officeooo:rsid="000a0ba2" officeooo:paragraph-rsid="000a0ba2" style:font-weight-asian="bold" style:font-weight-complex="bold"/>
    </style:style>
    <style:style style:name="P170" style:family="paragraph" style:parent-style-name="Standard">
      <style:paragraph-properties fo:break-before="page"/>
      <style:text-properties fo:font-weight="bold" officeooo:rsid="000a0ba2" officeooo:paragraph-rsid="004b1523" style:font-weight-asian="bold" style:font-weight-complex="bold"/>
    </style:style>
    <style:style style:name="P171" style:family="paragraph" style:parent-style-name="Standard">
      <style:paragraph-properties fo:break-before="page"/>
      <style:text-properties fo:font-weight="bold" officeooo:rsid="000a0ba2" officeooo:paragraph-rsid="0055e1d1" style:font-weight-asian="bold" style:font-weight-complex="bold"/>
    </style:style>
    <style:style style:name="P172" style:family="paragraph" style:parent-style-name="Standard">
      <style:text-properties fo:font-style="italic" fo:font-weight="normal" officeooo:rsid="00106510" officeooo:paragraph-rsid="00868d7d" style:font-style-asian="italic" style:font-weight-asian="normal" style:font-style-complex="italic" style:font-weight-complex="normal"/>
    </style:style>
    <style:style style:name="P173" style:family="paragraph" style:parent-style-name="Standard">
      <style:text-properties fo:font-style="italic" fo:font-weight="normal" officeooo:rsid="00106510" officeooo:paragraph-rsid="008e7c68" style:font-style-asian="italic" style:font-weight-asian="normal" style:font-style-complex="italic" style:font-weight-complex="normal"/>
    </style:style>
    <style:style style:name="P174" style:family="paragraph" style:parent-style-name="Standard">
      <style:text-properties fo:font-style="italic" fo:font-weight="normal" officeooo:rsid="00106510" officeooo:paragraph-rsid="00a38390" style:font-style-asian="italic" style:font-weight-asian="normal" style:font-style-complex="italic" style:font-weight-complex="normal"/>
    </style:style>
    <style:style style:name="P175" style:family="paragraph" style:parent-style-name="Standard">
      <style:text-properties fo:font-style="italic" fo:font-weight="normal" officeooo:rsid="00a0b81e" officeooo:paragraph-rsid="008ba63e" style:font-style-asian="italic" style:font-weight-asian="normal" style:font-style-complex="italic" style:font-weight-complex="normal"/>
    </style:style>
    <style:style style:name="P176" style:family="paragraph" style:parent-style-name="Standard">
      <style:text-properties fo:font-style="italic" fo:font-weight="normal" officeooo:rsid="00a52572" officeooo:paragraph-rsid="00868d7d" style:font-style-asian="italic" style:font-weight-asian="normal" style:font-style-complex="italic" style:font-weight-complex="normal"/>
    </style:style>
    <style:style style:name="P177" style:family="paragraph" style:parent-style-name="Standard">
      <style:text-properties fo:font-style="italic" fo:font-weight="normal" officeooo:rsid="000a8804" officeooo:paragraph-rsid="00868d7d" style:font-style-asian="italic" style:font-weight-asian="normal" style:font-style-complex="italic" style:font-weight-complex="normal"/>
    </style:style>
    <style:style style:name="P178" style:family="paragraph" style:parent-style-name="Standard">
      <style:text-properties fo:font-style="italic" fo:font-weight="normal" officeooo:rsid="000a8804" officeooo:paragraph-rsid="008e7c68" style:font-style-asian="italic" style:font-weight-asian="normal" style:font-style-complex="italic" style:font-weight-complex="normal"/>
    </style:style>
    <style:style style:name="P179" style:family="paragraph" style:parent-style-name="Standard">
      <style:text-properties fo:font-style="italic" fo:font-weight="normal" officeooo:rsid="000a8804" officeooo:paragraph-rsid="00a38390" style:font-style-asian="italic" style:font-weight-asian="normal" style:font-style-complex="italic" style:font-weight-complex="normal"/>
    </style:style>
    <style:style style:name="P180" style:family="paragraph" style:parent-style-name="Standard">
      <style:text-properties fo:font-style="italic" fo:font-weight="normal" officeooo:rsid="00868d7d" officeooo:paragraph-rsid="008e7c68" style:font-style-asian="italic" style:font-weight-asian="normal" style:font-style-complex="italic" style:font-weight-complex="normal"/>
    </style:style>
    <style:style style:name="P181" style:family="paragraph" style:parent-style-name="Standard">
      <style:text-properties fo:font-style="italic" fo:font-weight="normal" officeooo:rsid="00868d7d" officeooo:paragraph-rsid="009989ca" style:font-style-asian="italic" style:font-weight-asian="normal" style:font-style-complex="italic" style:font-weight-complex="normal"/>
    </style:style>
    <style:style style:name="P182" style:family="paragraph" style:parent-style-name="Standard">
      <style:text-properties fo:font-style="italic" fo:font-weight="normal" officeooo:rsid="00868d7d" officeooo:paragraph-rsid="00a38390" style:font-style-asian="italic" style:font-weight-asian="normal" style:font-style-complex="italic" style:font-weight-complex="normal"/>
    </style:style>
    <style:style style:name="P183" style:family="paragraph" style:parent-style-name="Standard">
      <style:text-properties fo:font-style="italic" fo:font-weight="normal" officeooo:rsid="000a0ba2" officeooo:paragraph-rsid="008e7c68" style:font-style-asian="italic" style:font-weight-asian="normal" style:font-style-complex="italic" style:font-weight-complex="normal"/>
    </style:style>
    <style:style style:name="P184" style:family="paragraph" style:parent-style-name="Standard">
      <style:text-properties fo:font-style="italic" fo:font-weight="normal" officeooo:rsid="000a0ba2" officeooo:paragraph-rsid="009989ca" style:font-style-asian="italic" style:font-weight-asian="normal" style:font-style-complex="italic" style:font-weight-complex="normal"/>
    </style:style>
    <style:style style:name="P185" style:family="paragraph" style:parent-style-name="Standard">
      <style:text-properties fo:font-style="italic" fo:font-weight="normal" officeooo:rsid="000a0ba2" officeooo:paragraph-rsid="009c9571" style:font-style-asian="italic" style:font-weight-asian="normal" style:font-style-complex="italic" style:font-weight-complex="normal"/>
    </style:style>
    <style:style style:name="P186" style:family="paragraph" style:parent-style-name="Standard">
      <style:text-properties fo:font-style="italic" fo:font-weight="normal" officeooo:rsid="000a0ba2" officeooo:paragraph-rsid="00a38390" style:font-style-asian="italic" style:font-weight-asian="normal" style:font-style-complex="italic" style:font-weight-complex="normal"/>
    </style:style>
    <style:style style:name="P187" style:family="paragraph" style:parent-style-name="Standard">
      <style:text-properties fo:font-style="italic" fo:font-weight="normal" officeooo:rsid="000a0ba2" officeooo:paragraph-rsid="00aa90fd" style:font-style-asian="italic" style:font-weight-asian="normal" style:font-style-complex="italic" style:font-weight-complex="normal"/>
    </style:style>
    <style:style style:name="P188" style:family="paragraph" style:parent-style-name="Standard">
      <style:text-properties fo:font-size="13pt" fo:font-style="italic" fo:font-weight="normal" officeooo:rsid="004a59a7" officeooo:paragraph-rsid="0055e1d1" style:font-size-asian="13pt" style:font-style-asian="italic" style:font-weight-asian="normal" style:font-size-complex="13pt" style:font-style-complex="italic" style:font-weight-complex="normal"/>
    </style:style>
    <style:style style:name="P189" style:family="paragraph" style:parent-style-name="Standard">
      <style:text-properties fo:font-size="13pt" fo:font-style="italic" fo:font-weight="normal" officeooo:rsid="004a59a7" officeooo:paragraph-rsid="008e7c68" style:font-size-asian="13pt" style:font-style-asian="italic" style:font-weight-asian="normal" style:font-size-complex="13pt" style:font-style-complex="italic" style:font-weight-complex="normal"/>
    </style:style>
    <style:style style:name="P190" style:family="paragraph" style:parent-style-name="Standard">
      <style:text-properties fo:font-size="13pt" fo:font-style="italic" fo:font-weight="normal" officeooo:rsid="004a59a7" officeooo:paragraph-rsid="00a38390" style:font-size-asian="13pt" style:font-style-asian="italic" style:font-weight-asian="normal" style:font-size-complex="13pt" style:font-style-complex="italic" style:font-weight-complex="normal"/>
    </style:style>
    <style:style style:name="P191" style:family="paragraph" style:parent-style-name="Standard">
      <style:text-properties fo:font-size="13pt" fo:font-style="italic" fo:font-weight="normal" officeooo:rsid="000a8804" officeooo:paragraph-rsid="008e7c68" style:font-size-asian="13pt" style:font-style-asian="italic" style:font-weight-asian="normal" style:font-size-complex="13pt" style:font-style-complex="italic" style:font-weight-complex="normal"/>
    </style:style>
    <style:style style:name="P192" style:family="paragraph" style:parent-style-name="Standard">
      <style:text-properties fo:font-size="13pt" fo:font-style="italic" fo:font-weight="normal" officeooo:rsid="000a8804" officeooo:paragraph-rsid="00a38390" style:font-size-asian="13pt" style:font-style-asian="italic" style:font-weight-asian="normal" style:font-size-complex="13pt" style:font-style-complex="italic" style:font-weight-complex="normal"/>
    </style:style>
    <style:style style:name="P193" style:family="paragraph" style:parent-style-name="Standard">
      <style:text-properties fo:font-size="13pt" fo:font-weight="bold" officeooo:rsid="0008a0bd" officeooo:paragraph-rsid="008e7c68" style:font-size-asian="13pt" style:font-weight-asian="bold" style:font-size-complex="13pt" style:font-weight-complex="bold"/>
    </style:style>
    <style:style style:name="P194" style:family="paragraph" style:parent-style-name="Standard">
      <style:text-properties fo:font-size="13pt" fo:font-weight="bold" officeooo:rsid="0008a0bd" officeooo:paragraph-rsid="00a38390" style:font-size-asian="13pt" style:font-weight-asian="bold" style:font-size-complex="13pt" style:font-weight-complex="bold"/>
    </style:style>
    <style:style style:name="P195" style:family="paragraph" style:parent-style-name="Standard">
      <style:text-properties fo:font-weight="bold" officeooo:rsid="00084b9f" officeooo:paragraph-rsid="008e7c68" style:font-weight-asian="bold" style:font-weight-complex="bold"/>
    </style:style>
    <style:style style:name="P196" style:family="paragraph" style:parent-style-name="Standard">
      <style:text-properties fo:font-weight="bold" officeooo:rsid="00084b9f" officeooo:paragraph-rsid="00a38390" style:font-weight-asian="bold" style:font-weight-complex="bold"/>
    </style:style>
    <style:style style:name="P197" style:family="paragraph" style:parent-style-name="Standard">
      <style:text-properties fo:font-weight="bold" officeooo:rsid="0008a0bd" officeooo:paragraph-rsid="008e7c68" style:font-weight-asian="bold" style:font-weight-complex="bold"/>
    </style:style>
    <style:style style:name="P198" style:family="paragraph" style:parent-style-name="Standard">
      <style:text-properties fo:font-weight="bold" officeooo:rsid="0008a0bd" officeooo:paragraph-rsid="00a38390" style:font-weight-asian="bold" style:font-weight-complex="bold"/>
    </style:style>
    <style:style style:name="P199" style:family="paragraph" style:parent-style-name="Standard">
      <style:text-properties fo:font-weight="bold" officeooo:rsid="0043a449" officeooo:paragraph-rsid="008e7c68" style:font-weight-asian="bold" style:font-weight-complex="bold"/>
    </style:style>
    <style:style style:name="P200" style:family="paragraph" style:parent-style-name="Standard">
      <style:text-properties fo:font-weight="bold" officeooo:rsid="0043a449" officeooo:paragraph-rsid="00a38390" style:font-weight-asian="bold" style:font-weight-complex="bold"/>
    </style:style>
    <style:style style:name="P201" style:family="paragraph" style:parent-style-name="Standard">
      <style:text-properties fo:font-weight="bold" officeooo:rsid="000a003f" officeooo:paragraph-rsid="008e7c68" style:font-weight-asian="bold" style:font-weight-complex="bold"/>
    </style:style>
    <style:style style:name="P202" style:family="paragraph" style:parent-style-name="Standard">
      <style:text-properties fo:font-weight="bold" officeooo:rsid="000a003f" officeooo:paragraph-rsid="00a38390" style:font-weight-asian="bold" style:font-weight-complex="bold"/>
    </style:style>
    <style:style style:name="P203" style:family="paragraph" style:parent-style-name="Standard">
      <style:text-properties fo:font-weight="bold" officeooo:rsid="005f39e8" officeooo:paragraph-rsid="008e7c68" style:font-weight-asian="bold" style:font-weight-complex="bold"/>
    </style:style>
    <style:style style:name="P204" style:family="paragraph" style:parent-style-name="Standard">
      <style:text-properties fo:font-weight="bold" officeooo:rsid="005f39e8" officeooo:paragraph-rsid="00a38390" style:font-weight-asian="bold" style:font-weight-complex="bold"/>
    </style:style>
    <style:style style:name="P205" style:family="paragraph" style:parent-style-name="Standard">
      <style:text-properties fo:font-weight="bold" officeooo:rsid="000a0ba2" officeooo:paragraph-rsid="008e7c68" style:font-weight-asian="bold" style:font-weight-complex="bold"/>
    </style:style>
    <style:style style:name="P206" style:family="paragraph" style:parent-style-name="Standard">
      <style:text-properties fo:font-weight="bold" officeooo:rsid="000a0ba2" officeooo:paragraph-rsid="00a38390" style:font-weight-asian="bold" style:font-weight-complex="bold"/>
    </style:style>
    <style:style style:name="P207" style:family="paragraph" style:parent-style-name="Standard">
      <style:text-properties fo:font-weight="bold" officeooo:rsid="00868d7d" officeooo:paragraph-rsid="008e7c68" style:font-weight-asian="bold" style:font-weight-complex="bold"/>
    </style:style>
    <style:style style:name="P208" style:family="paragraph" style:parent-style-name="Standard">
      <style:text-properties fo:font-weight="bold" officeooo:rsid="00868d7d" officeooo:paragraph-rsid="00a38390" style:font-weight-asian="bold" style:font-weight-complex="bold"/>
    </style:style>
    <style:style style:name="P209" style:family="paragraph" style:parent-style-name="Standard">
      <style:text-properties fo:font-weight="bold" officeooo:paragraph-rsid="008e7c68" style:font-weight-asian="bold" style:font-weight-complex="bold"/>
    </style:style>
    <style:style style:name="P210" style:family="paragraph" style:parent-style-name="Standard">
      <style:text-properties fo:font-weight="bold" officeooo:paragraph-rsid="00a38390" style:font-weight-asian="bold" style:font-weight-complex="bold"/>
    </style:style>
    <style:style style:name="P211" style:family="paragraph" style:parent-style-name="Standard">
      <style:text-properties fo:font-weight="normal" officeooo:rsid="00176db9" officeooo:paragraph-rsid="008e7c68" style:font-weight-asian="normal" style:font-weight-complex="normal"/>
    </style:style>
    <style:style style:name="P212" style:family="paragraph" style:parent-style-name="Standard">
      <style:text-properties fo:font-weight="normal" officeooo:rsid="00176db9" officeooo:paragraph-rsid="00a38390" style:font-weight-asian="normal" style:font-weight-complex="normal"/>
    </style:style>
    <style:style style:name="P213" style:family="paragraph" style:parent-style-name="Standard">
      <style:text-properties fo:font-weight="normal" officeooo:rsid="00084b9f" officeooo:paragraph-rsid="008e7c68" style:font-weight-asian="normal" style:font-weight-complex="normal"/>
    </style:style>
    <style:style style:name="P214" style:family="paragraph" style:parent-style-name="Standard">
      <style:text-properties fo:font-weight="normal" officeooo:rsid="00084b9f" officeooo:paragraph-rsid="00a38390" style:font-weight-asian="normal" style:font-weight-complex="normal"/>
    </style:style>
    <style:style style:name="P215" style:family="paragraph" style:parent-style-name="Standard">
      <style:text-properties fo:font-weight="normal" officeooo:rsid="0040a1ec" officeooo:paragraph-rsid="008e7c68" style:font-weight-asian="normal" style:font-weight-complex="normal"/>
    </style:style>
    <style:style style:name="P216" style:family="paragraph" style:parent-style-name="Standard">
      <style:text-properties fo:font-weight="normal" officeooo:rsid="0040a1ec" officeooo:paragraph-rsid="00a38390" style:font-weight-asian="normal" style:font-weight-complex="normal"/>
    </style:style>
    <style:style style:name="P217" style:family="paragraph" style:parent-style-name="Standard">
      <style:text-properties fo:font-weight="normal" officeooo:rsid="0008a0bd" officeooo:paragraph-rsid="008e7c68" style:font-weight-asian="normal" style:font-weight-complex="normal"/>
    </style:style>
    <style:style style:name="P218" style:family="paragraph" style:parent-style-name="Standard">
      <style:text-properties fo:font-weight="normal" officeooo:rsid="0008a0bd" officeooo:paragraph-rsid="00a38390" style:font-weight-asian="normal" style:font-weight-complex="normal"/>
    </style:style>
    <style:style style:name="P219" style:family="paragraph" style:parent-style-name="Standard">
      <style:text-properties fo:font-weight="normal" officeooo:rsid="000a0ba2" officeooo:paragraph-rsid="008e7c68" style:font-weight-asian="normal" style:font-weight-complex="normal"/>
    </style:style>
    <style:style style:name="P220" style:family="paragraph" style:parent-style-name="Standard">
      <style:text-properties fo:font-weight="normal" officeooo:rsid="000a0ba2" officeooo:paragraph-rsid="00a38390" style:font-weight-asian="normal" style:font-weight-complex="normal"/>
    </style:style>
    <style:style style:name="P221" style:family="paragraph" style:parent-style-name="Standard">
      <style:text-properties fo:font-weight="normal" officeooo:rsid="0043a449" officeooo:paragraph-rsid="008e7c68" style:font-weight-asian="normal" style:font-weight-complex="normal"/>
    </style:style>
    <style:style style:name="P222" style:family="paragraph" style:parent-style-name="Standard">
      <style:text-properties fo:font-weight="normal" officeooo:rsid="0043a449" officeooo:paragraph-rsid="00a38390" style:font-weight-asian="normal" style:font-weight-complex="normal"/>
    </style:style>
    <style:style style:name="P223" style:family="paragraph" style:parent-style-name="Standard">
      <style:text-properties fo:font-weight="normal" officeooo:rsid="000a003f" officeooo:paragraph-rsid="008e7c68" style:font-weight-asian="normal" style:font-weight-complex="normal"/>
    </style:style>
    <style:style style:name="P224" style:family="paragraph" style:parent-style-name="Standard">
      <style:text-properties fo:font-weight="normal" officeooo:rsid="000a003f" officeooo:paragraph-rsid="00a38390" style:font-weight-asian="normal" style:font-weight-complex="normal"/>
    </style:style>
    <style:style style:name="P225" style:family="paragraph" style:parent-style-name="Standard">
      <style:text-properties fo:font-weight="normal" officeooo:rsid="00868d7d" officeooo:paragraph-rsid="008e7c68" style:font-weight-asian="normal" style:font-weight-complex="normal"/>
    </style:style>
    <style:style style:name="P226" style:family="paragraph" style:parent-style-name="Standard">
      <style:text-properties fo:font-weight="normal" officeooo:rsid="00868d7d" officeooo:paragraph-rsid="00a38390" style:font-weight-asian="normal" style:font-weight-complex="normal"/>
    </style:style>
    <style:style style:name="P227" style:family="paragraph" style:parent-style-name="Standard">
      <style:text-properties fo:font-weight="normal" officeooo:rsid="004b1523" officeooo:paragraph-rsid="008e7c68" style:font-weight-asian="normal" style:font-weight-complex="normal"/>
    </style:style>
    <style:style style:name="P228" style:family="paragraph" style:parent-style-name="Standard">
      <style:text-properties fo:font-weight="normal" officeooo:rsid="004b1523" officeooo:paragraph-rsid="00a38390" style:font-weight-asian="normal" style:font-weight-complex="normal"/>
    </style:style>
    <style:style style:name="P229" style:family="paragraph" style:parent-style-name="Standard">
      <style:text-properties fo:font-weight="normal" officeooo:rsid="009ec4ef" officeooo:paragraph-rsid="009ec4ef" style:font-weight-asian="normal" style:font-weight-complex="normal"/>
    </style:style>
    <style:style style:name="P230" style:family="paragraph" style:parent-style-name="Standard">
      <style:text-properties fo:font-weight="normal" officeooo:rsid="009ec4ef" officeooo:paragraph-rsid="00a38390" style:font-weight-asian="normal" style:font-weight-complex="normal"/>
    </style:style>
    <style:style style:name="P231" style:family="paragraph" style:parent-style-name="Standard">
      <style:text-properties fo:font-weight="normal" officeooo:rsid="00a084b7" officeooo:paragraph-rsid="00a084b7" style:font-weight-asian="normal" style:font-weight-complex="normal"/>
    </style:style>
    <style:style style:name="P232" style:family="paragraph" style:parent-style-name="Standard">
      <style:text-properties fo:font-weight="normal" officeooo:rsid="00a084b7" officeooo:paragraph-rsid="00a38390" style:font-weight-asian="normal" style:font-weight-complex="normal"/>
    </style:style>
    <style:style style:name="P233" style:family="paragraph" style:parent-style-name="Standard">
      <style:text-properties fo:font-style="normal" fo:font-weight="normal" officeooo:rsid="000a8804" officeooo:paragraph-rsid="008e7c68" style:font-style-asian="normal" style:font-weight-asian="normal" style:font-style-complex="normal" style:font-weight-complex="normal"/>
    </style:style>
    <style:style style:name="P234" style:family="paragraph" style:parent-style-name="Standard">
      <style:text-properties fo:font-style="normal" fo:font-weight="normal" officeooo:rsid="000a8804" officeooo:paragraph-rsid="0096e3ff" style:font-style-asian="normal" style:font-weight-asian="normal" style:font-style-complex="normal" style:font-weight-complex="normal"/>
    </style:style>
    <style:style style:name="P235" style:family="paragraph" style:parent-style-name="Standard">
      <style:text-properties fo:font-style="normal" fo:font-weight="normal" officeooo:rsid="000a8804" officeooo:paragraph-rsid="009989ca" style:font-style-asian="normal" style:font-weight-asian="normal" style:font-style-complex="normal" style:font-weight-complex="normal"/>
    </style:style>
    <style:style style:name="P236" style:family="paragraph" style:parent-style-name="Standard">
      <style:text-properties fo:font-style="normal" fo:font-weight="normal" officeooo:rsid="000a8804" officeooo:paragraph-rsid="009af01e" style:font-style-asian="normal" style:font-weight-asian="normal" style:font-style-complex="normal" style:font-weight-complex="normal"/>
    </style:style>
    <style:style style:name="P237" style:family="paragraph" style:parent-style-name="Standard">
      <style:text-properties fo:font-style="normal" fo:font-weight="normal" officeooo:rsid="000a8804" officeooo:paragraph-rsid="009c9571" style:font-style-asian="normal" style:font-weight-asian="normal" style:font-style-complex="normal" style:font-weight-complex="normal"/>
    </style:style>
    <style:style style:name="P238" style:family="paragraph" style:parent-style-name="Standard">
      <style:text-properties fo:font-style="normal" fo:font-weight="normal" officeooo:rsid="000a8804" officeooo:paragraph-rsid="00a28138" style:font-style-asian="normal" style:font-weight-asian="normal" style:font-style-complex="normal" style:font-weight-complex="normal"/>
    </style:style>
    <style:style style:name="P239" style:family="paragraph" style:parent-style-name="Standard">
      <style:text-properties fo:font-style="normal" fo:font-weight="normal" officeooo:rsid="000a8804" officeooo:paragraph-rsid="00a3364e" style:font-style-asian="normal" style:font-weight-asian="normal" style:font-style-complex="normal" style:font-weight-complex="normal"/>
    </style:style>
    <style:style style:name="P240" style:family="paragraph" style:parent-style-name="Standard">
      <style:text-properties fo:font-style="normal" fo:font-weight="normal" officeooo:rsid="000a8804" officeooo:paragraph-rsid="00a38390" style:font-style-asian="normal" style:font-weight-asian="normal" style:font-style-complex="normal" style:font-weight-complex="normal"/>
    </style:style>
    <style:style style:name="P241" style:family="paragraph" style:parent-style-name="Standard">
      <style:text-properties fo:font-style="normal" fo:font-weight="normal" officeooo:rsid="000a8804" officeooo:paragraph-rsid="00aa46c7" style:font-style-asian="normal" style:font-weight-asian="normal" style:font-style-complex="normal" style:font-weight-complex="normal"/>
    </style:style>
    <style:style style:name="P242" style:family="paragraph" style:parent-style-name="Standard">
      <style:text-properties fo:font-style="normal" fo:font-weight="normal" officeooo:rsid="000a8804" officeooo:paragraph-rsid="00aa90fd" style:font-style-asian="normal" style:font-weight-asian="normal" style:font-style-complex="normal" style:font-weight-complex="normal"/>
    </style:style>
    <style:style style:name="P243" style:family="paragraph" style:parent-style-name="Standard">
      <style:text-properties fo:font-style="normal" fo:font-weight="normal" officeooo:rsid="000a8804" officeooo:paragraph-rsid="00b464d0" style:font-style-asian="normal" style:font-weight-asian="normal" style:font-style-complex="normal" style:font-weight-complex="normal"/>
    </style:style>
    <style:style style:name="P244" style:family="paragraph" style:parent-style-name="Standard">
      <style:text-properties fo:font-style="normal" fo:font-weight="normal" officeooo:rsid="000a8804" officeooo:paragraph-rsid="00b64ab2" style:font-style-asian="normal" style:font-weight-asian="normal" style:font-style-complex="normal" style:font-weight-complex="normal"/>
    </style:style>
    <style:style style:name="P245" style:family="paragraph" style:parent-style-name="Standard">
      <style:text-properties fo:font-style="normal" fo:font-weight="bold" officeooo:rsid="000a8804" officeooo:paragraph-rsid="008e7c68" style:font-style-asian="normal" style:font-weight-asian="bold" style:font-style-complex="normal" style:font-weight-complex="bold"/>
    </style:style>
    <style:style style:name="P246" style:family="paragraph" style:parent-style-name="Standard">
      <style:text-properties fo:font-style="normal" fo:font-weight="bold" officeooo:rsid="000a8804" officeooo:paragraph-rsid="00a38390" style:font-style-asian="normal" style:font-weight-asian="bold" style:font-style-complex="normal" style:font-weight-complex="bold"/>
    </style:style>
    <style:style style:name="P247" style:family="paragraph" style:parent-style-name="Standard">
      <style:text-properties officeooo:paragraph-rsid="00a0c9ca"/>
    </style:style>
    <style:style style:name="P248" style:family="paragraph" style:parent-style-name="Standard">
      <style:text-properties officeooo:paragraph-rsid="00a28138"/>
    </style:style>
    <style:style style:name="P249" style:family="paragraph" style:parent-style-name="Standard">
      <style:text-properties officeooo:paragraph-rsid="00b464d0"/>
    </style:style>
    <style:style style:name="P250" style:family="paragraph" style:parent-style-name="Standard">
      <style:paragraph-properties fo:break-before="page"/>
      <style:text-properties fo:font-weight="bold" officeooo:rsid="000a0ba2" officeooo:paragraph-rsid="008e7c68" style:font-weight-asian="bold" style:font-weight-complex="bold"/>
    </style:style>
    <style:style style:name="P251" style:family="paragraph" style:parent-style-name="Standard">
      <style:paragraph-properties fo:break-before="page"/>
      <style:text-properties fo:font-weight="bold" officeooo:rsid="000a0ba2" officeooo:paragraph-rsid="00a38390" style:font-weight-asian="bold" style:font-weight-complex="bold"/>
    </style:style>
    <style:style style:name="P252" style:family="paragraph" style:parent-style-name="Standard">
      <style:paragraph-properties fo:break-before="page"/>
      <style:text-properties fo:font-size="15pt" fo:font-weight="bold" officeooo:paragraph-rsid="008e7c68" style:font-size-asian="15pt" style:font-weight-asian="bold" style:font-size-complex="15pt" style:font-weight-complex="bold"/>
    </style:style>
    <style:style style:name="P253" style:family="paragraph" style:parent-style-name="Standard">
      <style:paragraph-properties fo:break-before="page"/>
      <style:text-properties fo:font-size="15pt" fo:font-weight="bold" officeooo:paragraph-rsid="00a38390" style:font-size-asian="15pt" style:font-weight-asian="bold" style:font-size-complex="15pt" style:font-weight-complex="bold"/>
    </style:style>
    <style:style style:name="P254" style:family="paragraph" style:parent-style-name="Table_20_Contents">
      <style:paragraph-properties fo:text-align="center" style:justify-single-word="false"/>
      <style:text-properties fo:font-weight="bold" officeooo:rsid="000a003f" officeooo:paragraph-rsid="008e7c68" style:font-weight-asian="bold" style:font-weight-complex="bold"/>
    </style:style>
    <style:style style:name="P255" style:family="paragraph" style:parent-style-name="Table_20_Contents">
      <style:paragraph-properties fo:text-align="center" style:justify-single-word="false"/>
      <style:text-properties fo:font-weight="bold" officeooo:rsid="000a003f" officeooo:paragraph-rsid="00a38390" style:font-weight-asian="bold" style:font-weight-complex="bold"/>
    </style:style>
    <style:style style:name="P256" style:family="paragraph" style:parent-style-name="Table_20_Contents">
      <style:text-properties fo:font-weight="bold" officeooo:rsid="000a003f" officeooo:paragraph-rsid="008e7c68" style:font-weight-asian="bold" style:font-weight-complex="bold"/>
    </style:style>
    <style:style style:name="P257" style:family="paragraph" style:parent-style-name="Table_20_Contents">
      <style:text-properties fo:font-weight="bold" officeooo:rsid="000a003f" officeooo:paragraph-rsid="00a38390" style:font-weight-asian="bold" style:font-weight-complex="bold"/>
    </style:style>
    <style:style style:name="P258" style:family="paragraph" style:parent-style-name="Table_20_Contents">
      <style:paragraph-properties fo:text-align="center" style:justify-single-word="false"/>
      <style:text-properties fo:font-weight="bold" officeooo:rsid="005f39e8" officeooo:paragraph-rsid="008e7c68" style:font-weight-asian="bold" style:font-weight-complex="bold"/>
    </style:style>
    <style:style style:name="P259" style:family="paragraph" style:parent-style-name="Table_20_Contents">
      <style:paragraph-properties fo:text-align="center" style:justify-single-word="false"/>
      <style:text-properties fo:font-weight="bold" officeooo:rsid="005f39e8" officeooo:paragraph-rsid="00a38390" style:font-weight-asian="bold" style:font-weight-complex="bold"/>
    </style:style>
    <style:style style:name="P260" style:family="paragraph" style:parent-style-name="Table_20_Contents">
      <style:text-properties officeooo:rsid="00456f25" officeooo:paragraph-rsid="008e7c68"/>
    </style:style>
    <style:style style:name="P261" style:family="paragraph" style:parent-style-name="Table_20_Contents">
      <style:text-properties officeooo:rsid="00456f25" officeooo:paragraph-rsid="00a38390"/>
    </style:style>
    <style:style style:name="P262" style:family="paragraph" style:parent-style-name="Table_20_Contents">
      <style:paragraph-properties fo:text-align="center" style:justify-single-word="false"/>
      <style:text-properties officeooo:rsid="0082c2e7" officeooo:paragraph-rsid="008e7c68"/>
    </style:style>
    <style:style style:name="P263" style:family="paragraph" style:parent-style-name="Table_20_Contents">
      <style:paragraph-properties fo:text-align="center" style:justify-single-word="false"/>
      <style:text-properties officeooo:rsid="0082c2e7" officeooo:paragraph-rsid="00a38390"/>
    </style:style>
    <style:style style:name="P264" style:family="paragraph" style:parent-style-name="Table_20_Contents">
      <style:paragraph-properties fo:text-align="center" style:justify-single-word="false"/>
      <style:text-properties officeooo:rsid="00420c0b" officeooo:paragraph-rsid="008e7c68"/>
    </style:style>
    <style:style style:name="P265" style:family="paragraph" style:parent-style-name="Table_20_Contents">
      <style:paragraph-properties fo:text-align="center" style:justify-single-word="false"/>
      <style:text-properties officeooo:rsid="00420c0b" officeooo:paragraph-rsid="00a38390"/>
    </style:style>
    <style:style style:name="P266" style:family="paragraph" style:parent-style-name="Table_20_Contents">
      <style:paragraph-properties fo:text-align="center" style:justify-single-word="false"/>
      <style:text-properties officeooo:rsid="005f39e8" officeooo:paragraph-rsid="008e7c68"/>
    </style:style>
    <style:style style:name="P267" style:family="paragraph" style:parent-style-name="Table_20_Contents">
      <style:paragraph-properties fo:text-align="center" style:justify-single-word="false"/>
      <style:text-properties officeooo:rsid="005f39e8" officeooo:paragraph-rsid="00a38390"/>
    </style:style>
    <style:style style:name="P268" style:family="paragraph" style:parent-style-name="Table_20_Contents">
      <style:text-properties officeooo:rsid="005f39e8" officeooo:paragraph-rsid="008e7c68"/>
    </style:style>
    <style:style style:name="P269" style:family="paragraph" style:parent-style-name="Table_20_Contents">
      <style:text-properties officeooo:rsid="005f39e8" officeooo:paragraph-rsid="00a38390"/>
    </style:style>
    <style:style style:name="P270" style:family="paragraph" style:parent-style-name="Table_20_Contents">
      <style:text-properties officeooo:rsid="00705349" officeooo:paragraph-rsid="008e7c68"/>
    </style:style>
    <style:style style:name="P271" style:family="paragraph" style:parent-style-name="Table_20_Contents">
      <style:text-properties officeooo:rsid="00705349" officeooo:paragraph-rsid="00a084b7"/>
    </style:style>
    <style:style style:name="P272" style:family="paragraph" style:parent-style-name="Table_20_Contents">
      <style:text-properties officeooo:rsid="00705349" officeooo:paragraph-rsid="00a38390"/>
    </style:style>
    <style:style style:name="P273" style:family="paragraph" style:parent-style-name="Table_20_Contents">
      <style:paragraph-properties fo:text-align="center" style:justify-single-word="false"/>
      <style:text-properties officeooo:rsid="0082da25" officeooo:paragraph-rsid="008e7c68"/>
    </style:style>
    <style:style style:name="P274" style:family="paragraph" style:parent-style-name="Table_20_Contents">
      <style:paragraph-properties fo:text-align="center" style:justify-single-word="false"/>
      <style:text-properties officeooo:rsid="0082da25" officeooo:paragraph-rsid="00a38390"/>
    </style:style>
    <style:style style:name="P275" style:family="paragraph" style:parent-style-name="Table_20_Contents">
      <style:text-properties officeooo:rsid="0082da25" officeooo:paragraph-rsid="00936475"/>
    </style:style>
    <style:style style:name="P276" style:family="paragraph" style:parent-style-name="Table_20_Contents">
      <style:text-properties officeooo:rsid="0082da25" officeooo:paragraph-rsid="00a38390"/>
    </style:style>
    <style:style style:name="P277" style:family="paragraph" style:parent-style-name="Table_20_Contents">
      <style:paragraph-properties fo:text-align="center" style:justify-single-word="false"/>
      <style:text-properties officeooo:rsid="006232e6" officeooo:paragraph-rsid="008e7c68"/>
    </style:style>
    <style:style style:name="P278" style:family="paragraph" style:parent-style-name="Table_20_Contents">
      <style:paragraph-properties fo:text-align="center" style:justify-single-word="false"/>
      <style:text-properties officeooo:rsid="006232e6" officeooo:paragraph-rsid="00a38390"/>
    </style:style>
    <style:style style:name="P279" style:family="paragraph" style:parent-style-name="Table_20_Contents">
      <style:text-properties officeooo:rsid="006232e6" officeooo:paragraph-rsid="008e7c68"/>
    </style:style>
    <style:style style:name="P280" style:family="paragraph" style:parent-style-name="Table_20_Contents">
      <style:text-properties officeooo:rsid="006232e6" officeooo:paragraph-rsid="00a38390"/>
    </style:style>
    <style:style style:name="P281" style:family="paragraph" style:parent-style-name="Table_20_Contents">
      <style:paragraph-properties fo:text-align="center" style:justify-single-word="false"/>
      <style:text-properties officeooo:rsid="0063adbe" officeooo:paragraph-rsid="008e7c68"/>
    </style:style>
    <style:style style:name="P282" style:family="paragraph" style:parent-style-name="Table_20_Contents">
      <style:paragraph-properties fo:text-align="center" style:justify-single-word="false"/>
      <style:text-properties officeooo:rsid="0063adbe" officeooo:paragraph-rsid="00a38390"/>
    </style:style>
    <style:style style:name="P283" style:family="paragraph" style:parent-style-name="Table_20_Contents">
      <style:text-properties officeooo:rsid="0072af4f" officeooo:paragraph-rsid="008e7c68"/>
    </style:style>
    <style:style style:name="P284" style:family="paragraph" style:parent-style-name="Table_20_Contents">
      <style:text-properties officeooo:rsid="0072af4f" officeooo:paragraph-rsid="00a38390"/>
    </style:style>
    <style:style style:name="P285" style:family="paragraph" style:parent-style-name="Table_20_Contents">
      <style:paragraph-properties fo:text-align="center" style:justify-single-word="false"/>
      <style:text-properties officeooo:rsid="0078e3b6" officeooo:paragraph-rsid="008e7c68"/>
    </style:style>
    <style:style style:name="P286" style:family="paragraph" style:parent-style-name="Table_20_Contents">
      <style:paragraph-properties fo:text-align="center" style:justify-single-word="false"/>
      <style:text-properties officeooo:rsid="0078e3b6" officeooo:paragraph-rsid="00a38390"/>
    </style:style>
    <style:style style:name="P287" style:family="paragraph" style:parent-style-name="Table_20_Contents">
      <style:text-properties officeooo:rsid="0078e3b6" officeooo:paragraph-rsid="008e7c68"/>
    </style:style>
    <style:style style:name="P288" style:family="paragraph" style:parent-style-name="Table_20_Contents">
      <style:text-properties officeooo:rsid="0078e3b6" officeooo:paragraph-rsid="00a38390"/>
    </style:style>
    <style:style style:name="P289" style:family="paragraph" style:parent-style-name="Table_20_Contents">
      <style:paragraph-properties fo:text-align="center" style:justify-single-word="false"/>
      <style:text-properties officeooo:rsid="007a820b" officeooo:paragraph-rsid="008e7c68"/>
    </style:style>
    <style:style style:name="P290" style:family="paragraph" style:parent-style-name="Table_20_Contents">
      <style:paragraph-properties fo:text-align="center" style:justify-single-word="false"/>
      <style:text-properties officeooo:rsid="007a820b" officeooo:paragraph-rsid="00a38390"/>
    </style:style>
    <style:style style:name="P291" style:family="paragraph" style:parent-style-name="Table_20_Contents">
      <style:text-properties officeooo:rsid="007a820b" officeooo:paragraph-rsid="008e7c68"/>
    </style:style>
    <style:style style:name="P292" style:family="paragraph" style:parent-style-name="Table_20_Contents">
      <style:text-properties officeooo:rsid="007a820b" officeooo:paragraph-rsid="00a38390"/>
    </style:style>
    <style:style style:name="P293" style:family="paragraph" style:parent-style-name="Table_20_Contents">
      <style:text-properties officeooo:rsid="0091eff5" officeooo:paragraph-rsid="0091eff5"/>
    </style:style>
    <style:style style:name="P294" style:family="paragraph" style:parent-style-name="Table_20_Contents">
      <style:text-properties officeooo:rsid="0091eff5" officeooo:paragraph-rsid="00a38390"/>
    </style:style>
    <style:style style:name="P295" style:family="paragraph" style:parent-style-name="Table_20_Contents">
      <style:paragraph-properties fo:text-align="center" style:justify-single-word="false"/>
      <style:text-properties officeooo:rsid="00955821" officeooo:paragraph-rsid="00955821"/>
    </style:style>
    <style:style style:name="P296" style:family="paragraph" style:parent-style-name="Table_20_Contents">
      <style:paragraph-properties fo:text-align="center" style:justify-single-word="false"/>
      <style:text-properties officeooo:rsid="00955821" officeooo:paragraph-rsid="00a38390"/>
    </style:style>
    <style:style style:name="P297" style:family="paragraph" style:parent-style-name="Table_20_Contents">
      <style:text-properties officeooo:rsid="00955821" officeooo:paragraph-rsid="00955821"/>
    </style:style>
    <style:style style:name="P298" style:family="paragraph" style:parent-style-name="Table_20_Contents">
      <style:text-properties officeooo:rsid="00955821" officeooo:paragraph-rsid="00a38390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0a003f" style:font-size-asian="13pt" style:font-size-complex="13pt"/>
    </style:style>
    <style:style style:name="T3" style:family="text">
      <style:text-properties fo:font-size="13pt" officeooo:rsid="004a59a7" style:font-size-asian="13pt" style:font-size-complex="13pt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officeooo:rsid="005cc5db" style:font-size-asian="13pt" style:font-weight-asian="normal" style:font-size-complex="13pt" style:font-weight-complex="normal"/>
    </style:style>
    <style:style style:name="T6" style:family="text">
      <style:text-properties fo:font-size="13pt" fo:font-weight="normal" officeooo:rsid="005e6722" style:font-size-asian="13pt" style:font-weight-asian="normal" style:font-size-complex="13pt" style:font-weight-complex="normal"/>
    </style:style>
    <style:style style:name="T7" style:family="text">
      <style:text-properties fo:font-size="13pt" fo:font-weight="normal" officeooo:rsid="007f2551" style:font-size-asian="13pt" style:font-weight-asian="normal" style:font-size-complex="13pt" style:font-weight-complex="normal"/>
    </style:style>
    <style:style style:name="T8" style:family="text">
      <style:text-properties officeooo:rsid="000a8804"/>
    </style:style>
    <style:style style:name="T9" style:family="text">
      <style:text-properties officeooo:rsid="001f39d8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4a59a7" style:font-style-asian="italic" style:font-style-complex="italic"/>
    </style:style>
    <style:style style:name="T12" style:family="text">
      <style:text-properties fo:font-style="italic" officeooo:rsid="004acf3f" style:font-style-asian="italic" style:font-style-complex="italic"/>
    </style:style>
    <style:style style:name="T13" style:family="text">
      <style:text-properties fo:font-style="italic" officeooo:rsid="0023c4b7" style:font-style-asian="italic" style:font-style-complex="italic"/>
    </style:style>
    <style:style style:name="T14" style:family="text">
      <style:text-properties fo:font-style="italic" officeooo:rsid="001bfa9f" style:font-style-asian="italic" style:font-style-complex="italic"/>
    </style:style>
    <style:style style:name="T15" style:family="text">
      <style:text-properties fo:font-style="italic" officeooo:rsid="0052cdb1" style:font-style-asian="italic" style:font-style-complex="italic"/>
    </style:style>
    <style:style style:name="T16" style:family="text">
      <style:text-properties fo:font-style="italic" officeooo:rsid="0054b9b7" style:font-style-asian="italic" style:font-style-complex="italic"/>
    </style:style>
    <style:style style:name="T17" style:family="text">
      <style:text-properties fo:font-style="italic" officeooo:rsid="002b53bc" style:font-style-asian="italic" style:font-style-complex="italic"/>
    </style:style>
    <style:style style:name="T18" style:family="text">
      <style:text-properties fo:font-style="italic" officeooo:rsid="00b20534" style:font-style-asian="italic" style:font-style-complex="italic"/>
    </style:style>
    <style:style style:name="T19" style:family="text">
      <style:text-properties fo:font-style="italic" officeooo:rsid="00106510" style:font-style-asian="italic" style:font-style-complex="italic"/>
    </style:style>
    <style:style style:name="T20" style:family="text">
      <style:text-properties fo:font-style="italic" officeooo:rsid="00b0acc3" style:font-style-asian="italic" style:font-style-complex="italic"/>
    </style:style>
    <style:style style:name="T21" style:family="text">
      <style:text-properties fo:font-style="italic" officeooo:rsid="00a52572" style:font-style-asian="italic" style:font-style-complex="italic"/>
    </style:style>
    <style:style style:name="T22" style:family="text">
      <style:text-properties fo:font-style="italic" officeooo:rsid="00b23041" style:font-style-asian="italic" style:font-style-complex="italic"/>
    </style:style>
    <style:style style:name="T23" style:family="text">
      <style:text-properties fo:font-style="italic" officeooo:rsid="00868d7d" style:font-style-asian="italic" style:font-style-complex="italic"/>
    </style:style>
    <style:style style:name="T24" style:family="text">
      <style:text-properties fo:font-style="italic" officeooo:rsid="008a888e" style:font-style-asian="italic" style:font-style-complex="italic"/>
    </style:style>
    <style:style style:name="T25" style:family="text">
      <style:text-properties fo:font-style="italic" officeooo:rsid="0096e3ff" style:font-style-asian="italic" style:font-style-complex="italic"/>
    </style:style>
    <style:style style:name="T26" style:family="text">
      <style:text-properties fo:font-style="italic" officeooo:rsid="0097f434" style:font-style-asian="italic" style:font-style-complex="italic"/>
    </style:style>
    <style:style style:name="T27" style:family="text">
      <style:text-properties fo:font-style="italic" officeooo:rsid="009989ca" style:font-style-asian="italic" style:font-style-complex="italic"/>
    </style:style>
    <style:style style:name="T28" style:family="text">
      <style:text-properties fo:font-style="italic" officeooo:rsid="009af01e" style:font-style-asian="italic" style:font-style-complex="italic"/>
    </style:style>
    <style:style style:name="T29" style:family="text">
      <style:text-properties fo:font-style="italic" officeooo:rsid="009c9571" style:font-style-asian="italic" style:font-style-complex="italic"/>
    </style:style>
    <style:style style:name="T30" style:family="text">
      <style:text-properties fo:font-style="italic" officeooo:rsid="009eb717" style:font-style-asian="italic" style:font-style-complex="italic"/>
    </style:style>
    <style:style style:name="T31" style:family="text">
      <style:text-properties fo:font-style="italic" officeooo:rsid="00a28138" style:font-style-asian="italic" style:font-style-complex="italic"/>
    </style:style>
    <style:style style:name="T32" style:family="text">
      <style:text-properties fo:font-style="italic" officeooo:rsid="00a3364e" style:font-style-asian="italic" style:font-style-complex="italic"/>
    </style:style>
    <style:style style:name="T33" style:family="text">
      <style:text-properties fo:font-style="italic" officeooo:rsid="00a8a2ef" style:font-style-asian="italic" style:font-style-complex="italic"/>
    </style:style>
    <style:style style:name="T34" style:family="text">
      <style:text-properties fo:font-style="italic" officeooo:rsid="00aa46c7" style:font-style-asian="italic" style:font-style-complex="italic"/>
    </style:style>
    <style:style style:name="T35" style:family="text">
      <style:text-properties fo:font-style="italic" officeooo:rsid="00aa90fd" style:font-style-asian="italic" style:font-style-complex="italic"/>
    </style:style>
    <style:style style:name="T36" style:family="text">
      <style:text-properties fo:font-style="italic" officeooo:rsid="00abd8e3" style:font-style-asian="italic" style:font-style-complex="italic"/>
    </style:style>
    <style:style style:name="T37" style:family="text">
      <style:text-properties fo:font-style="italic" officeooo:rsid="00ae6be2" style:font-style-asian="italic" style:font-style-complex="italic"/>
    </style:style>
    <style:style style:name="T38" style:family="text">
      <style:text-properties fo:font-style="italic" officeooo:rsid="00b03f63" style:font-style-asian="italic" style:font-style-complex="italic"/>
    </style:style>
    <style:style style:name="T39" style:family="text">
      <style:text-properties fo:font-style="italic" officeooo:rsid="00b464d0" style:font-style-asian="italic" style:font-style-complex="italic"/>
    </style:style>
    <style:style style:name="T40" style:family="text">
      <style:text-properties fo:font-style="italic" officeooo:rsid="00b64ab2" style:font-style-asian="italic" style:font-style-complex="italic"/>
    </style:style>
    <style:style style:name="T41" style:family="text">
      <style:text-properties fo:font-style="italic" officeooo:rsid="00b6b320" style:font-style-asian="italic" style:font-style-complex="italic"/>
    </style:style>
    <style:style style:name="T42" style:family="text">
      <style:text-properties fo:font-style="italic" fo:font-weight="bold" officeooo:rsid="004a59a7" style:font-style-asian="italic" style:font-weight-asian="bold" style:font-style-complex="italic" style:font-weight-complex="bold"/>
    </style:style>
    <style:style style:name="T43" style:family="text">
      <style:text-properties fo:font-style="italic" fo:font-weight="bold" officeooo:rsid="000a8804" style:font-style-asian="italic" style:font-weight-asian="bold" style:font-style-complex="italic" style:font-weight-complex="bold"/>
    </style:style>
    <style:style style:name="T44" style:family="text">
      <style:text-properties fo:font-style="italic" fo:font-weight="normal" officeooo:rsid="000a8804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106510" style:font-style-asian="italic" style:font-weight-asian="normal" style:font-style-complex="italic" style:font-weight-complex="normal"/>
    </style:style>
    <style:style style:name="T46" style:family="text">
      <style:text-properties officeooo:rsid="003c6a3c"/>
    </style:style>
    <style:style style:name="T47" style:family="text">
      <style:text-properties officeooo:rsid="003ddcbb"/>
    </style:style>
    <style:style style:name="T48" style:family="text">
      <style:text-properties officeooo:rsid="0040a1ec"/>
    </style:style>
    <style:style style:name="T49" style:family="text">
      <style:text-properties officeooo:rsid="00424429"/>
    </style:style>
    <style:style style:name="T50" style:family="text">
      <style:text-properties officeooo:rsid="0043a449"/>
    </style:style>
    <style:style style:name="T51" style:family="text">
      <style:text-properties officeooo:rsid="0048d04d"/>
    </style:style>
    <style:style style:name="T52" style:family="text">
      <style:text-properties officeooo:rsid="00490090"/>
    </style:style>
    <style:style style:name="T53" style:family="text">
      <style:text-properties officeooo:rsid="0049be94"/>
    </style:style>
    <style:style style:name="T54" style:family="text">
      <style:text-properties officeooo:rsid="004a3cb2"/>
    </style:style>
    <style:style style:name="T55" style:family="text">
      <style:text-properties officeooo:rsid="004a59a7"/>
    </style:style>
    <style:style style:name="T56" style:family="text">
      <style:text-properties officeooo:rsid="004acf3f"/>
    </style:style>
    <style:style style:name="T57" style:family="text">
      <style:text-properties officeooo:rsid="004b1523"/>
    </style:style>
    <style:style style:name="T58" style:family="text">
      <style:text-properties officeooo:rsid="004da29b"/>
    </style:style>
    <style:style style:name="T59" style:family="text">
      <style:text-properties fo:font-weight="bold" officeooo:rsid="004da29b" style:font-weight-asian="bold" style:font-weight-complex="bold"/>
    </style:style>
    <style:style style:name="T60" style:family="text">
      <style:text-properties fo:font-weight="bold" officeooo:rsid="000a0ba2" style:font-weight-asian="bold" style:font-weight-complex="bold"/>
    </style:style>
    <style:style style:name="T61" style:family="text">
      <style:text-properties fo:font-weight="bold" officeooo:rsid="004a3cb2" style:font-weight-asian="bold" style:font-weight-complex="bold"/>
    </style:style>
    <style:style style:name="T62" style:family="text">
      <style:text-properties fo:font-weight="bold" officeooo:rsid="0052cdb1" style:font-weight-asian="bold" style:font-weight-complex="bold"/>
    </style:style>
    <style:style style:name="T63" style:family="text">
      <style:text-properties fo:font-weight="bold" officeooo:rsid="00a0c9ca" style:font-weight-asian="bold" style:font-weight-complex="bold"/>
    </style:style>
    <style:style style:name="T64" style:family="text">
      <style:text-properties fo:font-weight="bold" officeooo:rsid="00b464d0" style:font-weight-asian="bold" style:font-weight-complex="bold"/>
    </style:style>
    <style:style style:name="T65" style:family="text">
      <style:text-properties officeooo:rsid="0050ffb3"/>
    </style:style>
    <style:style style:name="T66" style:family="text">
      <style:text-properties officeooo:rsid="0056849c"/>
    </style:style>
    <style:style style:name="T67" style:family="text">
      <style:text-properties officeooo:rsid="005908c0"/>
    </style:style>
    <style:style style:name="T68" style:family="text">
      <style:text-properties officeooo:rsid="005ade35"/>
    </style:style>
    <style:style style:name="T69" style:family="text">
      <style:text-properties fo:font-size="12pt" officeooo:rsid="003c6a3c" style:font-size-asian="12pt" style:font-size-complex="12pt"/>
    </style:style>
    <style:style style:name="T70" style:family="text">
      <style:text-properties fo:font-size="12pt" officeooo:rsid="00084b9f" style:font-size-asian="12pt" style:font-size-complex="12pt"/>
    </style:style>
    <style:style style:name="T71" style:family="text">
      <style:text-properties fo:font-size="12pt" officeooo:rsid="009dbbba" style:font-size-asian="12pt" style:font-size-complex="12pt"/>
    </style:style>
    <style:style style:name="T72" style:family="text">
      <style:text-properties fo:font-size="12pt" officeooo:rsid="00b0acc3" style:font-size-asian="12pt" style:font-size-complex="12pt"/>
    </style:style>
    <style:style style:name="T73" style:family="text">
      <style:text-properties fo:font-size="12pt" officeooo:rsid="008a888e" style:font-size-asian="12pt" style:font-size-complex="12pt"/>
    </style:style>
    <style:style style:name="T74" style:family="text">
      <style:text-properties officeooo:rsid="005ba7be"/>
    </style:style>
    <style:style style:name="T75" style:family="text">
      <style:text-properties officeooo:rsid="00633b63"/>
    </style:style>
    <style:style style:name="T76" style:family="text">
      <style:text-properties officeooo:rsid="006dc825"/>
    </style:style>
    <style:style style:name="T77" style:family="text">
      <style:text-properties officeooo:rsid="00741fe3"/>
    </style:style>
    <style:style style:name="T78" style:family="text">
      <style:text-properties officeooo:rsid="00755b6a"/>
    </style:style>
    <style:style style:name="T79" style:family="text">
      <style:text-properties officeooo:rsid="00776840"/>
    </style:style>
    <style:style style:name="T80" style:family="text">
      <style:text-properties officeooo:rsid="007a820b"/>
    </style:style>
    <style:style style:name="T81" style:family="text">
      <style:text-properties officeooo:rsid="007d26de"/>
    </style:style>
    <style:style style:name="T82" style:family="text">
      <style:text-properties officeooo:rsid="007dd9ea"/>
    </style:style>
    <style:style style:name="T83" style:family="text">
      <style:text-properties officeooo:rsid="007f399d"/>
    </style:style>
    <style:style style:name="T84" style:family="text">
      <style:text-properties officeooo:rsid="00816eb4"/>
    </style:style>
    <style:style style:name="T85" style:family="text">
      <style:text-properties officeooo:rsid="00a4d103"/>
    </style:style>
    <style:style style:name="T86" style:family="text">
      <style:text-properties officeooo:rsid="00a52572"/>
    </style:style>
    <style:style style:name="T87" style:family="text">
      <style:text-properties officeooo:rsid="0084d8f0"/>
    </style:style>
    <style:style style:name="T88" style:family="text">
      <style:text-properties officeooo:rsid="001b74eb"/>
    </style:style>
    <style:style style:name="T89" style:family="text">
      <style:text-properties fo:font-weight="normal" officeooo:rsid="00106510" style:font-weight-asian="normal" style:font-weight-complex="normal"/>
    </style:style>
    <style:style style:name="T90" style:family="text">
      <style:text-properties fo:font-weight="normal" officeooo:rsid="00a0b81e" style:font-weight-asian="normal" style:font-weight-complex="normal"/>
    </style:style>
    <style:style style:name="T91" style:family="text">
      <style:text-properties fo:font-weight="normal" officeooo:rsid="009e9d14" style:font-weight-asian="normal" style:font-weight-complex="normal"/>
    </style:style>
    <style:style style:name="T92" style:family="text">
      <style:text-properties fo:font-weight="normal" officeooo:rsid="00886a08" style:font-weight-asian="normal" style:font-weight-complex="normal"/>
    </style:style>
    <style:style style:name="T93" style:family="text">
      <style:text-properties officeooo:rsid="00886a08"/>
    </style:style>
    <style:style style:name="T94" style:family="text">
      <style:text-properties officeooo:rsid="00891120"/>
    </style:style>
    <style:style style:name="T95" style:family="text">
      <style:text-properties officeooo:rsid="008e7c68"/>
    </style:style>
    <style:style style:name="T96" style:family="text">
      <style:text-properties officeooo:rsid="0090cb53"/>
    </style:style>
    <style:style style:name="T97" style:family="text">
      <style:text-properties officeooo:rsid="0091eff5"/>
    </style:style>
    <style:style style:name="T98" style:family="text">
      <style:text-properties officeooo:rsid="00936475"/>
    </style:style>
    <style:style style:name="T99" style:family="text">
      <style:text-properties officeooo:rsid="0096e3ff"/>
    </style:style>
    <style:style style:name="T100" style:family="text">
      <style:text-properties fo:font-style="normal" fo:font-weight="normal" officeooo:rsid="000a8804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bold" officeooo:rsid="000a8804" style:font-style-asian="normal" style:font-weight-asian="bold" style:font-style-complex="normal" style:font-weight-complex="bold"/>
    </style:style>
    <style:style style:name="T102" style:family="text">
      <style:text-properties fo:font-style="normal" fo:font-weight="bold" officeooo:rsid="000a0ba2" style:font-style-asian="normal" style:font-weight-asian="bold" style:font-style-complex="normal" style:font-weight-complex="bold"/>
    </style:style>
    <style:style style:name="T103" style:family="text">
      <style:text-properties fo:font-style="normal" fo:font-weight="bold" officeooo:rsid="00a0c9ca" style:font-style-asian="normal" style:font-weight-asian="bold" style:font-style-complex="normal" style:font-weight-complex="bold"/>
    </style:style>
    <style:style style:name="T104" style:family="text">
      <style:text-properties fo:font-style="normal" fo:font-weight="bold" officeooo:rsid="004a3cb2" style:font-style-asian="normal" style:font-weight-asian="bold" style:font-style-complex="normal" style:font-weight-complex="bold"/>
    </style:style>
    <style:style style:name="T105" style:family="text">
      <style:text-properties fo:font-style="normal" fo:font-weight="bold" officeooo:rsid="004da29b" style:font-style-asian="normal" style:font-weight-asian="bold" style:font-style-complex="normal" style:font-weight-complex="bold"/>
    </style:style>
    <style:style style:name="T106" style:family="text">
      <style:text-properties fo:font-style="normal" fo:font-weight="bold" officeooo:rsid="00b464d0" style:font-style-asian="normal" style:font-weight-asian="bold" style:font-style-complex="normal" style:font-weight-complex="bold"/>
    </style:style>
    <style:style style:name="T107" style:family="text">
      <style:text-properties officeooo:rsid="009989ca"/>
    </style:style>
    <style:style style:name="T108" style:family="text">
      <style:text-properties officeooo:rsid="009ec4ef"/>
    </style:style>
    <style:style style:name="T109" style:family="text">
      <style:text-properties officeooo:rsid="00a0c9ca"/>
    </style:style>
    <style:style style:name="T110" style:family="text">
      <style:text-properties officeooo:rsid="00a38390"/>
    </style:style>
    <style:style style:name="T111" style:family="text">
      <style:text-properties officeooo:rsid="00a52e1c"/>
    </style:style>
    <style:style style:name="T112" style:family="text">
      <style:text-properties officeooo:rsid="00a6d785"/>
    </style:style>
    <style:style style:name="T113" style:family="text">
      <style:text-properties officeooo:rsid="00a750c4"/>
    </style:style>
    <style:style style:name="T114" style:family="text">
      <style:text-properties officeooo:rsid="00acded4"/>
    </style:style>
    <style:style style:name="T115" style:family="text">
      <style:text-properties officeooo:rsid="00b20ead"/>
    </style:style>
    <style:style style:name="T116" style:family="text">
      <style:text-properties officeooo:rsid="00b2aa65"/>
    </style:style>
    <style:style style:name="T117" style:family="text">
      <style:text-properties officeooo:rsid="00b464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/<text:span text:style-name="T46">user</text:span></text:p>
      <text:p text:style-name="P1"/>
      <text:p text:style-name="P40">A co<text:span text:style-name="T47">llection of the users being managed by the Chantico server.</text:span></text:p>
      <text:p text:style-name="P29"/>
      <text:p text:style-name="P2"><text:span text:style-name="T1">Supported Request </text:span><text:span text:style-name="T2">M</text:span><text:span text:style-name="T1">ethods</text:span></text:p>
      <text:p text:style-name="P29"/>
      <text:p text:style-name="P42">GET – Returns a list of managed users</text:p>
      <text:p text:style-name="P30">POST – <text:span text:style-name="T48">Adds a new managed user to the server</text:span></text:p>
      <text:p text:style-name="P30"/>
      <text:p text:style-name="P7"><text:span text:style-name="T1">Supported </text:span><text:span text:style-name="T2">F</text:span><text:span text:style-name="T1">ormats</text:span></text:p>
      <text:p text:style-name="P7"/>
      <text:p text:style-name="P33">json</text:p>
      <text:p text:style-name="P33"/>
      <text:p text:style-name="P98">Authentication</text:p>
      <text:p text:style-name="P7"/>
      <text:p text:style-name="P45">Basic <text:span text:style-name="T49">(Only Chantico root user can list or create users)</text:span></text:p>
      <text:p text:style-name="P46"/>
      <text:p text:style-name="P22">Query Parameters (GET)</text:p>
      <text:p text:style-name="P49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4">Name</text:p>
          </table:table-cell>
          <table:table-cell table:style-name="Table2.A1" office:value-type="string">
            <text:p text:style-name="P112">Inclusion</text:p>
          </table:table-cell>
          <table:table-cell table:style-name="Table2.C1" office:value-type="string">
            <text:p text:style-name="P114">Description</text:p>
          </table:table-cell>
        </table:table-row>
        <table:table-row>
          <table:table-cell table:style-name="Table2.A2" office:value-type="string">
            <text:p text:style-name="P132">page</text:p>
          </table:table-cell>
          <table:table-cell table:style-name="Table2.A2" office:value-type="string">
            <text:p text:style-name="P164">optional</text:p>
          </table:table-cell>
          <table:table-cell table:style-name="Table2.C2" office:value-type="string">
            <text:p text:style-name="P133"><text:span text:style-name="T85">The display </text:span>page of a paginated user list.</text:p>
          </table:table-cell>
        </table:table-row>
        <table:table-row>
          <table:table-cell table:style-name="Table2.A2" office:value-type="string">
            <text:p text:style-name="P132">results</text:p>
          </table:table-cell>
          <table:table-cell table:style-name="Table2.A2" office:value-type="string">
            <text:p text:style-name="P164">optional</text:p>
          </table:table-cell>
          <table:table-cell table:style-name="Table2.C2" office:value-type="string">
            <text:p text:style-name="P134">The number of <text:span text:style-name="T87">users</text:span> <text:span text:style-name="T86">that make up a page.</text:span></text:p>
          </table:table-cell>
        </table:table-row>
      </table:table>
      <text:p text:style-name="P3"/>
      <text:p text:style-name="P20">Arguments <text:span text:style-name="T50">(POST)</text:span></text:p>
      <text:p text:style-name="P3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0">Name</text:p>
          </table:table-cell>
          <table:table-cell table:style-name="Table1.A1" office:value-type="string">
            <text:p text:style-name="P111">Inclusion</text:p>
          </table:table-cell>
          <table:table-cell table:style-name="Table1.C1" office:value-type="string">
            <text:p text:style-name="P110">Description</text:p>
          </table:table-cell>
        </table:table-row>
        <table:table-row>
          <table:table-cell table:style-name="Table1.A2" office:value-type="string">
            <text:p text:style-name="P122">username</text:p>
          </table:table-cell>
          <table:table-cell table:style-name="Table1.A2" office:value-type="string">
            <text:p text:style-name="P123">required</text:p>
          </table:table-cell>
          <table:table-cell table:style-name="Table1.C2" office:value-type="string">
            <text:p text:style-name="P130">A unique string <text:span text:style-name="T51">with which</text:span> to identify this user.</text:p>
          </table:table-cell>
        </table:table-row>
        <table:table-row>
          <table:table-cell table:style-name="Table1.A2" office:value-type="string">
            <text:p text:style-name="P122">authentication</text:p>
          </table:table-cell>
          <table:table-cell table:style-name="Table1.A2" office:value-type="string">
            <text:p text:style-name="P123">required</text:p>
          </table:table-cell>
          <table:table-cell table:style-name="Table1.C2" office:value-type="string">
            <text:p text:style-name="P122">An MD5 <text:span text:style-name="T49">h</text:span>ash of the token <text:span text:style-name="T52">need</text:span>ed to authenticate this user.</text:p>
          </table:table-cell>
        </table:table-row>
        <table:table-row>
          <table:table-cell table:style-name="Table1.A2" office:value-type="string">
            <text:p text:style-name="P106">role</text:p>
          </table:table-cell>
          <table:table-cell table:style-name="Table1.A2" office:value-type="string">
            <text:p text:style-name="P107">required</text:p>
          </table:table-cell>
          <table:table-cell table:style-name="Table1.C2" office:value-type="string">
            <text:p text:style-name="P106">Indicates the type of access <text:span text:style-name="T50">Chantico should request for this user</text:span>.</text:p>
          </table:table-cell>
        </table:table-row>
        <table:table-row>
          <table:table-cell table:style-name="Table1.A2" office:value-type="string">
            <text:p text:style-name="P126">options</text:p>
          </table:table-cell>
          <table:table-cell table:style-name="Table1.A2" office:value-type="string">
            <text:p text:style-name="P128">optional</text:p>
          </table:table-cell>
          <table:table-cell table:style-name="Table1.C2" office:value-type="string">
            <text:p text:style-name="P130"><text:span text:style-name="T66">A</text:span>dditional <text:span text:style-name="T53">directives </text:span>for requesting <text:span text:style-name="T66">API access from the</text:span> server.</text:p>
          </table:table-cell>
        </table:table-row>
      </table:table>
      <text:p text:style-name="P36"/>
      <text:p text:style-name="P25">Response Errors</text:p>
      <text:p text:style-name="P2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19">Error</text:p>
          </table:table-cell>
          <table:table-cell table:style-name="Table3.A1" office:value-type="string">
            <text:p text:style-name="P119">Reason</text:p>
          </table:table-cell>
          <table:table-cell table:style-name="Table3.C1" office:value-type="string">
            <text:p text:style-name="P116">Description</text:p>
          </table:table-cell>
        </table:table-row>
        <table:table-row>
          <table:table-cell table:style-name="Table3.A2" office:value-type="string">
            <text:p text:style-name="P136">400</text:p>
          </table:table-cell>
          <table:table-cell table:style-name="Table3.A2" office:value-type="string">
            <text:p text:style-name="P136">Bad Request</text:p>
          </table:table-cell>
          <table:table-cell table:style-name="Table3.C2" office:value-type="string">
            <text:p text:style-name="P138"><text:span text:style-name="T77">The request body is not valid JSON or</text:span> <text:span text:style-name="T76">some </text:span>required arguments have not been supplied <text:span text:style-name="T76">(POST only)</text:span>.</text:p>
          </table:table-cell>
        </table:table-row>
        <table:table-row>
          <table:table-cell table:style-name="Table3.A2" office:value-type="string">
            <text:p text:style-name="P136">401</text:p>
          </table:table-cell>
          <table:table-cell table:style-name="Table3.A2" office:value-type="string">
            <text:p text:style-name="P136">Unauthorized</text:p>
          </table:table-cell>
          <table:table-cell table:style-name="Table3.C2" office:value-type="string">
            <text:p text:style-name="P135">The 'Authori<text:span text:style-name="T75">z</text:span>ation' header is missing and must be supplied.</text:p>
          </table:table-cell>
        </table:table-row>
        <table:table-row>
          <table:table-cell table:style-name="Table3.A2" office:value-type="string">
            <text:p text:style-name="P136">403</text:p>
          </table:table-cell>
          <table:table-cell table:style-name="Table3.A2" office:value-type="string">
            <text:p text:style-name="P136">Forbidden</text:p>
          </table:table-cell>
          <table:table-cell table:style-name="Table3.C2" office:value-type="string">
            <text:p text:style-name="P147"><text:span text:style-name="T77">A</text:span>n authorised user <text:span text:style-name="T77">other than the Chantico root</text:span> request<text:span text:style-name="T77">ed</text:span> this resource.</text:p>
          </table:table-cell>
        </table:table-row>
        <table:table-row>
          <table:table-cell table:style-name="Table3.A2" office:value-type="string">
            <text:p text:style-name="P165">404</text:p>
          </table:table-cell>
          <table:table-cell table:style-name="Table3.A2" office:value-type="string">
            <text:p text:style-name="P165">Not Found</text:p>
          </table:table-cell>
          <table:table-cell table:style-name="Table3.C2" office:value-type="string">
            <text:p text:style-name="P166">The page requested in the URI does not exist.</text:p>
          </table:table-cell>
        </table:table-row>
        <table:table-row>
          <table:table-cell table:style-name="Table3.A2" office:value-type="string">
            <text:p text:style-name="P140">405</text:p>
          </table:table-cell>
          <table:table-cell table:style-name="Table3.A2" office:value-type="string">
            <text:p text:style-name="P140">Method Not Allowed</text:p>
          </table:table-cell>
          <table:table-cell table:style-name="Table3.C2" office:value-type="string">
            <text:p text:style-name="P142"><text:span text:style-name="T77">T</text:span>he request method <text:span text:style-name="T77">was not one of:</text:span> GET, POST.</text:p>
          </table:table-cell>
        </table:table-row>
        <table:table-row>
          <table:table-cell table:style-name="Table3.A2" office:value-type="string">
            <text:p text:style-name="P143">406</text:p>
          </table:table-cell>
          <table:table-cell table:style-name="Table3.A2" office:value-type="string">
            <text:p text:style-name="P143">Not Acceptable</text:p>
          </table:table-cell>
          <table:table-cell table:style-name="Table3.C2" office:value-type="string">
            <text:p text:style-name="P148">The client specifies an 'Accept' header that does not include JSON.</text:p>
          </table:table-cell>
        </table:table-row>
      </table:table>
      <text:p text:style-name="P16"/>
      <text:p text:style-name="P10"/>
      <text:p text:style-name="P169">Example<text:span text:style-name="T9">s</text:span></text:p>
      <text:p text:style-name="P10"/>
      <text:p text:style-name="P28">GET /user</text:p>
      <text:p text:style-name="P28"/>
      <text:p text:style-name="P28">Response Body:</text:p>
      <text:p text:style-name="P28"/>
      <text:p text:style-name="P53">{</text:p>
      <text:p text:style-name="P95"><text:span text:style-name="T10"><text:tab/>“</text:span><text:span text:style-name="T17">self”:“</text:span><text:a xlink:type="simple" xlink:href="https://api.doga.gov/1.0/templates"><text:span text:style-name="T10">https://api.doga.gov/1.0/</text:span></text:a><text:a xlink:type="simple" xlink:href="https://api.doga.gov/1.0/templates"><text:span text:style-name="T23">user</text:span></text:a><text:a xlink:type="simple" xlink:href="https://api.doga.gov/1.0/templates"><text:span text:style-name="T18">s</text:span></text:a><text:span text:style-name="T19">”,</text:span></text:p>
      <text:p text:style-name="P95"><text:span text:style-name="T19"><text:tab/>“</text:span><text:span text:style-name="T21">next”:”</text:span><text:a xlink:type="simple" xlink:href="https://api.doga.gov/1.0/templates?page=3&amp;results=3"><text:span text:style-name="T10">https://api.doga.gov/1.0/</text:span></text:a><text:a xlink:type="simple" xlink:href="https://api.doga.gov/1.0/templates?page=3&amp;results=3"><text:span text:style-name="T23">user</text:span></text:a><text:a xlink:type="simple" xlink:href="https://api.doga.gov/1.0/templates?page=3&amp;results=3"><text:span text:style-name="T21">s?page</text:span></text:a><text:a xlink:type="simple" xlink:href="https://api.doga.gov/1.0/templates?page=3&amp;results=3"><text:span text:style-name="T20">=</text:span></text:a><text:a xlink:type="simple" xlink:href="https://api.doga.gov/1.0/templates?page=3&amp;results=3"><text:span text:style-name="T23">2</text:span></text:a><text:span text:style-name="T21">”,</text:span></text:p>
      <text:p text:style-name="P95"><text:span text:style-name="T21"><text:tab/>“</text:span><text:span text:style-name="T22">total”: “10</text:span><text:span text:style-name="T23">0</text:span><text:span text:style-name="T22">”,</text:span></text:p>
      <text:p text:style-name="P172"><text:tab/>“users”:[</text:p>
      <text:p text:style-name="P78"><text:tab/><text:tab/><text:span text:style-name="T94">{</text:span></text:p>
      <text:p text:style-name="P79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user/1421427848</text:span></text:a><text:span text:style-name="T8">”,</text:span></text:p>
      <text:p text:style-name="P96"><text:span text:style-name="T10"><text:tab/><text:tab/><text:tab/></text:span><text:span text:style-name="T12">“username”:”user_x”,</text:span></text:p>
      <text:p text:style-name="P65"><text:tab/><text:tab/><text:tab/>“<text:span text:style-name="T8">role”:“3”,</text:span></text:p>
      <text:p text:style-name="P65"><text:tab/><text:tab/><text:tab/>“<text:span text:style-name="T56">tokens”:“</text:span><text:a xlink:type="simple" xlink:href="https://api.doga.gov/1.0/user/1421427848/tokens"><text:span text:style-name="T56">https://api.doga.gov/1.0/user/1421427848/tokens</text:span></text:a><text:span text:style-name="T56">”</text:span></text:p>
      <text:p text:style-name="P65"><text:tab/><text:tab/><text:span text:style-name="T94">},</text:span></text:p>
      <text:p text:style-name="P65"><text:tab/><text:tab/>.</text:p>
      <text:p text:style-name="P65"><text:tab/><text:tab/>.</text:p>
      <text:p text:style-name="P65"><text:tab/><text:tab/>.</text:p>
      <text:p text:style-name="P78"><text:tab/><text:span text:style-name="T93">]</text:span></text:p>
      <text:p text:style-name="P53">}</text:p>
      <text:p text:style-name="P18"/>
      <text:p text:style-name="P89"><text:span text:style-name="T88">GET</text:span><text:span text:style-name="T70"> /</text:span><text:span text:style-name="T73">users</text:span><text:span text:style-name="T71">?</text:span><text:span text:style-name="T72">page=</text:span><text:span text:style-name="T73">4</text:span><text:span text:style-name="T72">&amp;results=</text:span><text:span text:style-name="T73">5</text:span></text:p>
      <text:p text:style-name="P64"/>
      <text:p text:style-name="P87">Response Body:</text:p>
      <text:p text:style-name="P87"/>
      <text:p text:style-name="P73">{</text:p>
      <text:p text:style-name="P95"><text:span text:style-name="T10"><text:tab/>“</text:span><text:span text:style-name="T17">self”:“</text:span><text:a xlink:type="simple" xlink:href="https://api.doga.gov/1.0/templates"><text:span text:style-name="T10">https://api.doga.gov/1.0/</text:span></text:a><text:a xlink:type="simple" xlink:href="https://api.doga.gov/1.0/templates"><text:span text:style-name="T24">user</text:span></text:a><text:a xlink:type="simple" xlink:href="https://api.doga.gov/1.0/templates"><text:span text:style-name="T18">s?page=</text:span></text:a><text:a xlink:type="simple" xlink:href="https://api.doga.gov/1.0/templates"><text:span text:style-name="T24">4</text:span></text:a><text:a xlink:type="simple" xlink:href="https://api.doga.gov/1.0/templates"><text:span text:style-name="T18">&amp;results</text:span></text:a><text:a xlink:type="simple" xlink:href="https://api.doga.gov/1.0/templates"><text:span text:style-name="T24">=5</text:span></text:a><text:span text:style-name="T19">”,</text:span></text:p>
      <text:p text:style-name="P95"><text:span text:style-name="T19"><text:tab/>“</text:span><text:span text:style-name="T20">prev</text:span><text:span text:style-name="T21">”:”</text:span><text:a xlink:type="simple" xlink:href="https://api.doga.gov/1.0/templates"><text:span text:style-name="T19">https://api.doga.gov/1.0/</text:span></text:a><text:a xlink:type="simple" xlink:href="https://api.doga.gov/1.0/templates"><text:span text:style-name="T24">user</text:span></text:a><text:a xlink:type="simple" xlink:href="https://api.doga.gov/1.0/templates"><text:span text:style-name="T21">s?page</text:span></text:a><text:a xlink:type="simple" xlink:href="https://api.doga.gov/1.0/templates"><text:span text:style-name="T20">=</text:span></text:a><text:a xlink:type="simple" xlink:href="https://api.doga.gov/1.0/templates"><text:span text:style-name="T24">3</text:span></text:a><text:a xlink:type="simple" xlink:href="https://api.doga.gov/1.0/templates"><text:span text:style-name="T20">&amp;results</text:span></text:a><text:a xlink:type="simple" xlink:href="https://api.doga.gov/1.0/templates"><text:span text:style-name="T24">=5</text:span></text:a><text:span text:style-name="T21">”,</text:span></text:p>
      <text:p text:style-name="P95"><text:span text:style-name="T19"><text:tab/>“</text:span><text:span text:style-name="T21">next”:”</text:span><text:a xlink:type="simple" xlink:href="https://api.doga.gov/1.0/templates?page=3&amp;results=3"><text:span text:style-name="T10">https://api.doga.gov/1.0/</text:span></text:a><text:a xlink:type="simple" xlink:href="https://api.doga.gov/1.0/templates?page=3&amp;results=3"><text:span text:style-name="T24">user</text:span></text:a><text:a xlink:type="simple" xlink:href="https://api.doga.gov/1.0/templates?page=3&amp;results=3"><text:span text:style-name="T21">s?page</text:span></text:a><text:a xlink:type="simple" xlink:href="https://api.doga.gov/1.0/templates?page=3&amp;results=3"><text:span text:style-name="T20">=</text:span></text:a><text:a xlink:type="simple" xlink:href="https://api.doga.gov/1.0/templates?page=3&amp;results=3"><text:span text:style-name="T24">5</text:span></text:a><text:a xlink:type="simple" xlink:href="https://api.doga.gov/1.0/templates?page=3&amp;results=3"><text:span text:style-name="T20">&amp;results</text:span></text:a><text:a xlink:type="simple" xlink:href="https://api.doga.gov/1.0/templates?page=3&amp;results=3"><text:span text:style-name="T24">=5</text:span></text:a><text:span text:style-name="T21">”,</text:span></text:p>
      <text:p text:style-name="P95"><text:span text:style-name="T21"><text:tab/>“</text:span><text:span text:style-name="T22">total”: “1</text:span><text:span text:style-name="T24">0</text:span><text:span text:style-name="T22">0”,</text:span></text:p>
      <text:p text:style-name="P81"><text:span text:style-name="T89"><text:tab/>“</text:span><text:span text:style-name="T92">user</text:span><text:span text:style-name="T90">s</text:span><text:span text:style-name="T91">”:</text:span><text:span text:style-name="T90">[</text:span></text:p>
      <text:p text:style-name="P80"><text:tab/><text:tab/><text:span text:style-name="T94">{</text:span></text:p>
      <text:p text:style-name="P80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user/3092845734</text:span></text:a><text:span text:style-name="T8">”,</text:span></text:p>
      <text:p text:style-name="P97"><text:span text:style-name="T10"><text:tab/><text:tab/><text:tab/></text:span><text:span text:style-name="T12">“username”:”user_x”,</text:span></text:p>
      <text:p text:style-name="P66"><text:tab/><text:tab/><text:tab/>“<text:span text:style-name="T8">role”:“3”,</text:span></text:p>
      <text:p text:style-name="P66"><text:tab/><text:tab/><text:tab/>“<text:span text:style-name="T56">tokens”:“</text:span><text:a xlink:type="simple" xlink:href="https://api.doga.gov/1.0/user/1421427848/tokens"><text:span text:style-name="T56">https://api.doga.gov/1.0/user/3902845734/tokens</text:span></text:a><text:span text:style-name="T56">”</text:span></text:p>
      <text:p text:style-name="P66"><text:tab/><text:tab/><text:span text:style-name="T94">},</text:span></text:p>
      <text:p text:style-name="P66"><text:tab/><text:tab/>.</text:p>
      <text:p text:style-name="P66"><text:tab/><text:tab/>.</text:p>
      <text:p text:style-name="P175"><text:tab/><text:tab/>.</text:p>
      <text:p text:style-name="P176"><text:tab/>]</text:p>
      <text:p text:style-name="P73">}</text:p>
      <text:p text:style-name="P169">POST /<text:span text:style-name="T54">user</text:span></text:p>
      <text:p text:style-name="P10"/>
      <text:p text:style-name="P10">Request <text:span text:style-name="T8">Body</text:span>:</text:p>
      <text:p text:style-name="P55">{</text:p>
      <text:p text:style-name="P56"><text:tab/>“<text:span text:style-name="T55">username”:”user_x”</text:span></text:p>
      <text:p text:style-name="P74"><text:tab/>“password”:”5f4dcc3b5aa765d61d8327deb882cf99”</text:p>
      <text:p text:style-name="P56"><text:tab/>“<text:span text:style-name="T8">role”:“3”</text:span></text:p>
      <text:p text:style-name="P55">}</text:p>
      <text:p text:style-name="P55"/>
      <text:p text:style-name="P82">Response Body:</text:p>
      <text:p text:style-name="P67">{</text:p>
      <text:p text:style-name="P90"><text:span text:style-name="T10"><text:tab/>“self”:“</text:span><text:a xlink:type="simple" xlink:href="https://api.doga.gov/1.0/user/1421427848"><text:span text:style-name="T10">https://api.doga.gov/1.0/</text:span></text:a><text:a xlink:type="simple" xlink:href="https://api.doga.gov/1.0/user/1421427848"><text:span text:style-name="T11">user/1421427848</text:span></text:a><text:span text:style-name="T11">”</text:span><text:span text:style-name="T10">,</text:span></text:p>
      <text:p text:style-name="P90"><text:span text:style-name="T10"><text:tab/></text:span><text:span text:style-name="T12">“username”:”user_x”,</text:span></text:p>
      <text:p text:style-name="P57"><text:tab/>“<text:span text:style-name="T8">role”:“3”,</text:span></text:p>
      <text:p text:style-name="P58"><text:tab/>“<text:span text:style-name="T56">tokens”:“</text:span><text:a xlink:type="simple" xlink:href="https://api.doga.gov/1.0/user/1421427848"><text:span text:style-name="T56">https://api.doga.gov/1.0/user/1421427848/tokens</text:span></text:a><text:span text:style-name="T56">”</text:span></text:p>
      <text:p text:style-name="P67">}</text:p>
      <text:p text:style-name="P167">/<text:span text:style-name="T46">user/{user_id}</text:span></text:p>
      <text:p text:style-name="P19"/>
      <text:p text:style-name="P41">A <text:span text:style-name="T57">user who's API access is being managed by Chantico.</text:span></text:p>
      <text:p text:style-name="P31"/>
      <text:p text:style-name="P4"><text:span text:style-name="T1">Supported Request </text:span><text:span text:style-name="T2">M</text:span><text:span text:style-name="T1">ethods</text:span></text:p>
      <text:p text:style-name="P31"/>
      <text:p text:style-name="P43">GET – Returns <text:span text:style-name="T57">a representation of the user resource</text:span></text:p>
      <text:p text:style-name="P31">P<text:span text:style-name="T57">UT</text:span> – <text:span text:style-name="T57">Modifies and existing user resource</text:span></text:p>
      <text:p text:style-name="P50">DELETE – Deletes a user resource, thereby revoking its API access.</text:p>
      <text:p text:style-name="P31"/>
      <text:p text:style-name="P8"><text:span text:style-name="T1">Supported </text:span><text:span text:style-name="T2">F</text:span><text:span text:style-name="T1">ormats</text:span></text:p>
      <text:p text:style-name="P8"/>
      <text:p text:style-name="P34">json</text:p>
      <text:p text:style-name="P34"/>
      <text:p text:style-name="P99">Authentication</text:p>
      <text:p text:style-name="P8"/>
      <text:p text:style-name="P47">Basic</text:p>
      <text:p text:style-name="P4"/>
      <text:p text:style-name="P21">Arguments <text:span text:style-name="T50">(PUT)</text:span></text:p>
      <text:p text:style-name="P37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15">Name</text:p>
          </table:table-cell>
          <table:table-cell table:style-name="Table4.A1" office:value-type="string">
            <text:p text:style-name="P113">Inclusion</text:p>
          </table:table-cell>
          <table:table-cell table:style-name="Table4.C1" office:value-type="string">
            <text:p text:style-name="P115">Description</text:p>
          </table:table-cell>
        </table:table-row>
        <table:table-row>
          <table:table-cell table:style-name="Table4.A2" office:value-type="string">
            <text:p text:style-name="P125">username</text:p>
          </table:table-cell>
          <table:table-cell table:style-name="Table4.A2" office:value-type="string">
            <text:p text:style-name="P124">required</text:p>
          </table:table-cell>
          <table:table-cell table:style-name="Table4.C2" office:value-type="string">
            <text:p text:style-name="P131">A unique string <text:span text:style-name="T51">with which</text:span> to identify this user.</text:p>
          </table:table-cell>
        </table:table-row>
        <table:table-row>
          <table:table-cell table:style-name="Table4.A2" office:value-type="string">
            <text:p text:style-name="P125">authentication</text:p>
          </table:table-cell>
          <table:table-cell table:style-name="Table4.A2" office:value-type="string">
            <text:p text:style-name="P124">required</text:p>
          </table:table-cell>
          <table:table-cell table:style-name="Table4.C2" office:value-type="string">
            <text:p text:style-name="P125">An MD5 <text:span text:style-name="T49">h</text:span>ash of the token <text:span text:style-name="T52">need</text:span>ed to authenticate this user.</text:p>
          </table:table-cell>
        </table:table-row>
        <table:table-row>
          <table:table-cell table:style-name="Table4.A2" office:value-type="string">
            <text:p text:style-name="P109">role</text:p>
          </table:table-cell>
          <table:table-cell table:style-name="Table4.A2" office:value-type="string">
            <text:p text:style-name="P108">required</text:p>
          </table:table-cell>
          <table:table-cell table:style-name="Table4.C2" office:value-type="string">
            <text:p text:style-name="P109">Indicates the type of access <text:span text:style-name="T50">Chantico should request for this user</text:span>.</text:p>
          </table:table-cell>
        </table:table-row>
        <table:table-row>
          <table:table-cell table:style-name="Table4.A2" office:value-type="string">
            <text:p text:style-name="P127">options</text:p>
          </table:table-cell>
          <table:table-cell table:style-name="Table4.A2" office:value-type="string">
            <text:p text:style-name="P129">optional</text:p>
          </table:table-cell>
          <table:table-cell table:style-name="Table4.C2" office:value-type="string">
            <text:p text:style-name="P131">Provides additional <text:span text:style-name="T53">directives </text:span>for Chantico to use when <text:span text:style-name="T58">modifying the</text:span> user<text:span text:style-name="T58">'s</text:span> <text:span text:style-name="T58">API </text:span>access.</text:p>
          </table:table-cell>
        </table:table-row>
      </table:table>
      <text:p text:style-name="P37"/>
      <text:p text:style-name="P26">Response Errors</text:p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20">Error</text:p>
          </table:table-cell>
          <table:table-cell table:style-name="Table5.A1" office:value-type="string">
            <text:p text:style-name="P120">Reason</text:p>
          </table:table-cell>
          <table:table-cell table:style-name="Table5.C1" office:value-type="string">
            <text:p text:style-name="P117">Description</text:p>
          </table:table-cell>
        </table:table-row>
        <table:table-row>
          <table:table-cell table:style-name="Table5.A2" office:value-type="string">
            <text:p text:style-name="P136">400</text:p>
          </table:table-cell>
          <table:table-cell table:style-name="Table5.A2" office:value-type="string">
            <text:p text:style-name="P136">Bad Request</text:p>
          </table:table-cell>
          <table:table-cell table:style-name="Table5.C2" office:value-type="string">
            <text:p text:style-name="P138"><text:span text:style-name="T77">The request body is not valid JSON or</text:span> <text:span text:style-name="T76">some </text:span>required arguments have not been supplied <text:span text:style-name="T76">(PUT only)</text:span>.</text:p>
          </table:table-cell>
        </table:table-row>
        <table:table-row>
          <table:table-cell table:style-name="Table5.A2" office:value-type="string">
            <text:p text:style-name="P136">401</text:p>
          </table:table-cell>
          <table:table-cell table:style-name="Table5.A2" office:value-type="string">
            <text:p text:style-name="P136">Unauthorized</text:p>
          </table:table-cell>
          <table:table-cell table:style-name="Table5.C2" office:value-type="string">
            <text:p text:style-name="P135">The 'Authori<text:span text:style-name="T75">z</text:span>ation' header is missing and must be supplied.</text:p>
          </table:table-cell>
        </table:table-row>
        <table:table-row>
          <table:table-cell table:style-name="Table5.A2" office:value-type="string">
            <text:p text:style-name="P136">403</text:p>
          </table:table-cell>
          <table:table-cell table:style-name="Table5.A2" office:value-type="string">
            <text:p text:style-name="P136">Forbidden</text:p>
          </table:table-cell>
          <table:table-cell table:style-name="Table5.C2" office:value-type="string">
            <text:p text:style-name="P150">The request authorisation did not include the requested user's id and password.</text:p>
          </table:table-cell>
        </table:table-row>
        <table:table-row>
          <table:table-cell table:style-name="Table5.A2" office:value-type="string">
            <text:p text:style-name="P155">404</text:p>
          </table:table-cell>
          <table:table-cell table:style-name="Table5.A2" office:value-type="string">
            <text:p text:style-name="P155">Not Found</text:p>
          </table:table-cell>
          <table:table-cell table:style-name="Table5.C2" office:value-type="string">
            <text:p text:style-name="P157"><text:span text:style-name="T80">No</text:span> user resource presently exist<text:span text:style-name="T80">s at the request URI</text:span>.</text:p>
          </table:table-cell>
        </table:table-row>
        <table:table-row>
          <table:table-cell table:style-name="Table5.A2" office:value-type="string">
            <text:p text:style-name="P140">405</text:p>
          </table:table-cell>
          <table:table-cell table:style-name="Table5.A2" office:value-type="string">
            <text:p text:style-name="P140">Method Not Allowed</text:p>
          </table:table-cell>
          <table:table-cell table:style-name="Table5.C2" office:value-type="string">
            <text:p text:style-name="P142"><text:span text:style-name="T77">T</text:span>he request method <text:span text:style-name="T77">was not one of:</text:span> GET, <text:span text:style-name="T78">PUT, DELETE</text:span>.</text:p>
          </table:table-cell>
        </table:table-row>
        <table:table-row>
          <table:table-cell table:style-name="Table5.A2" office:value-type="string">
            <text:p text:style-name="P143">406</text:p>
          </table:table-cell>
          <table:table-cell table:style-name="Table5.A2" office:value-type="string">
            <text:p text:style-name="P143">Not Acceptable</text:p>
          </table:table-cell>
          <table:table-cell table:style-name="Table5.C2" office:value-type="string">
            <text:p text:style-name="P148">The client specifies an 'Accept' header that does not include JSON.</text:p>
          </table:table-cell>
        </table:table-row>
        <table:table-row>
          <table:table-cell table:style-name="Table5.A2" office:value-type="string">
            <text:p text:style-name="P145">409</text:p>
          </table:table-cell>
          <table:table-cell table:style-name="Table5.A2" office:value-type="string">
            <text:p text:style-name="P145">Conflict</text:p>
          </table:table-cell>
          <table:table-cell table:style-name="Table5.C2" office:value-type="string">
            <text:p text:style-name="P152">The user's state has changed after the client requested the resource, but before a request to update or delete <text:span text:style-name="T79">the user </text:span>was received.</text:p>
          </table:table-cell>
        </table:table-row>
        <table:table-row>
          <table:table-cell table:style-name="Table5.A2" office:value-type="string">
            <text:p text:style-name="P159">410</text:p>
          </table:table-cell>
          <table:table-cell table:style-name="Table5.A2" office:value-type="string">
            <text:p text:style-name="P159">Gone</text:p>
          </table:table-cell>
          <table:table-cell table:style-name="Table5.C2" office:value-type="string">
            <text:p text:style-name="P161">A user resource <text:span text:style-name="T81">o</text:span>nce existed <text:span text:style-name="T81">at this URI</text:span>, but does not any more, <text:span text:style-name="T82">and will not at any point in the future</text:span>.</text:p>
          </table:table-cell>
        </table:table-row>
        <table:table-row>
          <table:table-cell table:style-name="Table5.A2" office:value-type="string">
            <text:p text:style-name="P145">412</text:p>
          </table:table-cell>
          <table:table-cell table:style-name="Table5.A2" office:value-type="string">
            <text:p text:style-name="P145">Precondition Failed</text:p>
          </table:table-cell>
          <table:table-cell table:style-name="Table5.C2" office:value-type="string">
            <text:p text:style-name="P153">The user's state has changed since the specified Modified-Date and ETag were issued.</text:p>
          </table:table-cell>
        </table:table-row>
      </table:table>
      <text:p text:style-name="P17"/>
      <text:p text:style-name="P11"/>
      <text:p text:style-name="P170">Example<text:span text:style-name="T9">s</text:span></text:p>
      <text:p text:style-name="P11"/>
      <text:p text:style-name="P104"><text:span text:style-name="T59">GE</text:span><text:span text:style-name="T60">T /</text:span><text:span text:style-name="T61">user/</text:span><text:span text:style-name="T42">1421427848</text:span></text:p>
      <text:p text:style-name="P59"/>
      <text:p text:style-name="P83">Response Body:</text:p>
      <text:p text:style-name="P83"/>
      <text:p text:style-name="P68">{</text:p>
      <text:p text:style-name="P91"><text:span text:style-name="T10"><text:tab/>“self”:“</text:span><text:a xlink:type="simple" xlink:href="https://api.doga.gov/1.0/user/1421427848"><text:span text:style-name="T10">https://api.doga.gov/1.0/</text:span></text:a><text:a xlink:type="simple" xlink:href="https://api.doga.gov/1.0/user/1421427848"><text:span text:style-name="T11">user/1421427848</text:span></text:a><text:span text:style-name="T11">”</text:span><text:span text:style-name="T10">,</text:span></text:p>
      <text:p text:style-name="P91"><text:span text:style-name="T10"><text:tab/></text:span><text:span text:style-name="T12">“username”:”user_x”,</text:span></text:p>
      <text:p text:style-name="P59"><text:tab/>“<text:span text:style-name="T8">role”:“3”,</text:span></text:p>
      <text:p text:style-name="P59"><text:tab/>“<text:span text:style-name="T56">tokens”:“</text:span><text:a xlink:type="simple" xlink:href="https://api.doga.gov/1.0/user/1421427848"><text:span text:style-name="T56">https://api.doga.gov/1.0/user/1421427848/tokens</text:span></text:a><text:span text:style-name="T56">”</text:span></text:p>
      <text:p text:style-name="P101">}</text:p>
      <text:p text:style-name="P101"/>
      <text:p text:style-name="P6"><text:span text:style-name="T58">PUT /user/</text:span><text:span text:style-name="T11">1421427848</text:span></text:p>
      <text:p text:style-name="P12"/>
      <text:p text:style-name="P12">Request <text:span text:style-name="T8">Body</text:span>:</text:p>
      <text:p text:style-name="P12"/>
      <text:p text:style-name="P60">{</text:p>
      <text:p text:style-name="P60"><text:tab/>“<text:span text:style-name="T55">username”:”user_y”</text:span></text:p>
      <text:p text:style-name="P75"><text:tab/>“password”:”<text:span text:style-name="T65">ac1ef17c2db40995e9fdd40b04a5a649</text:span>”</text:p>
      <text:p text:style-name="P60"><text:tab/>“<text:span text:style-name="T8">role”:“3”,</text:span></text:p>
      <text:p text:style-name="P76"><text:tab/>“options”:</text:p>
      <text:p text:style-name="P76"><text:tab/>{</text:p>
      <text:p text:style-name="P76"><text:tab/><text:tab/>“rate-limit”:”1000”</text:p>
      <text:p text:style-name="P76"><text:tab/>}</text:p>
      <text:p text:style-name="P60">}</text:p>
      <text:p text:style-name="P60"/>
      <text:p text:style-name="P84">Response Body:</text:p>
      <text:p text:style-name="P84"/>
      <text:p text:style-name="P69">{</text:p>
      <text:p text:style-name="P92"><text:span text:style-name="T10"><text:tab/>“self”:“</text:span><text:a xlink:type="simple" xlink:href="https://api.doga.gov/1.0/user/1421427848"><text:span text:style-name="T10">https://api.doga.gov/1.0/</text:span></text:a><text:a xlink:type="simple" xlink:href="https://api.doga.gov/1.0/user/1421427848"><text:span text:style-name="T11">user/1421427848</text:span></text:a><text:span text:style-name="T11">”</text:span><text:span text:style-name="T10">,</text:span></text:p>
      <text:p text:style-name="P92"><text:span text:style-name="T10"><text:tab/></text:span><text:span text:style-name="T12">“username”:”user_</text:span><text:span text:style-name="T16">y</text:span><text:span text:style-name="T12">”,</text:span></text:p>
      <text:p text:style-name="P60"><text:tab/>“<text:span text:style-name="T8">role”:“3”,</text:span></text:p>
      <text:p text:style-name="P60"><text:tab/>“<text:span text:style-name="T56">tokens”:“</text:span><text:a xlink:type="simple" xlink:href="https://api.doga.gov/1.0/user/1421427848"><text:span text:style-name="T56">https://api.doga.gov/1.0/user/1421427848/tokens</text:span></text:a><text:span text:style-name="T56">”</text:span></text:p>
      <text:p text:style-name="P102">}</text:p>
      <text:p text:style-name="P13"/>
      <text:p text:style-name="P105"><text:span text:style-name="T62">DELETE</text:span><text:span text:style-name="T60"> /</text:span><text:span text:style-name="T61">user/</text:span><text:span text:style-name="T42">1421427848</text:span></text:p>
      <text:p text:style-name="P61"/>
      <text:p text:style-name="P85">Response Body:</text:p>
      <text:p text:style-name="P85"/>
      <text:p text:style-name="P70">{</text:p>
      <text:p text:style-name="P93"><text:span text:style-name="T10"><text:tab/>“</text:span><text:span text:style-name="T13">message</text:span><text:span text:style-name="T10">”:“</text:span><text:span text:style-name="T15">User </text:span><text:span text:style-name="T11">1421427848</text:span><text:span text:style-name="T10"> </text:span><text:span text:style-name="T14">has been </text:span><text:span text:style-name="T15">deleted, and API access</text:span><text:span text:style-name="T14"> revoked.”</text:span></text:p>
      <text:p text:style-name="P102">}</text:p>
      <text:p text:style-name="P168">/<text:span text:style-name="T46">user/{user_id}/tokens</text:span></text:p>
      <text:p text:style-name="P23"/>
      <text:p text:style-name="P51">Valid API access tokens for the specified user. Read-Only.</text:p>
      <text:p text:style-name="P32"/>
      <text:p text:style-name="P5"><text:span text:style-name="T1">Supported Request </text:span><text:span text:style-name="T2">M</text:span><text:span text:style-name="T1">ethods</text:span></text:p>
      <text:p text:style-name="P32"/>
      <text:p text:style-name="P44">GET – Returns <text:span text:style-name="T67">a set of valid API tokens for the user, if access has not been revoked by the server.</text:span></text:p>
      <text:p text:style-name="P32"/>
      <text:p text:style-name="P9"><text:span text:style-name="T1">Supported </text:span><text:span text:style-name="T2">F</text:span><text:span text:style-name="T1">ormats</text:span></text:p>
      <text:p text:style-name="P9"/>
      <text:p text:style-name="P35">json</text:p>
      <text:p text:style-name="P35"/>
      <text:p text:style-name="P100">Authentication</text:p>
      <text:p text:style-name="P9"/>
      <text:p text:style-name="P48">Basic</text:p>
      <text:p text:style-name="P38"/>
      <text:p text:style-name="P24">Query Parameters</text:p>
      <text:p text:style-name="P24"/>
      <text:p text:style-name="P52">None</text:p>
      <text:p text:style-name="P52"/>
      <text:p text:style-name="P24">Arguments</text:p>
      <text:p text:style-name="P52"/>
      <text:p text:style-name="P52">None</text:p>
      <text:p text:style-name="P39"/>
      <text:p text:style-name="P27">Response Errors</text:p>
      <text:p text:style-name="P27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21">Error</text:p>
          </table:table-cell>
          <table:table-cell table:style-name="Table6.A1" office:value-type="string">
            <text:p text:style-name="P121">Reason</text:p>
          </table:table-cell>
          <table:table-cell table:style-name="Table6.C1" office:value-type="string">
            <text:p text:style-name="P118">Description</text:p>
          </table:table-cell>
        </table:table-row>
        <table:table-row>
          <table:table-cell table:style-name="Table6.A2" office:value-type="string">
            <text:p text:style-name="P137">401</text:p>
          </table:table-cell>
          <table:table-cell table:style-name="Table6.A2" office:value-type="string">
            <text:p text:style-name="P137">Unauthorized</text:p>
          </table:table-cell>
          <table:table-cell table:style-name="Table6.C2" office:value-type="string">
            <text:p text:style-name="P139">The 'Authori<text:span text:style-name="T75">z</text:span>ation' header is missing and must be supplied.</text:p>
          </table:table-cell>
        </table:table-row>
        <table:table-row>
          <table:table-cell table:style-name="Table6.A2" office:value-type="string">
            <text:p text:style-name="P137">403</text:p>
          </table:table-cell>
          <table:table-cell table:style-name="Table6.A2" office:value-type="string">
            <text:p text:style-name="P137">Forbidden</text:p>
          </table:table-cell>
          <table:table-cell table:style-name="Table6.C2" office:value-type="string">
            <text:p text:style-name="P151">The request authorisation did not include the requested user's id and password.</text:p>
          </table:table-cell>
        </table:table-row>
        <table:table-row>
          <table:table-cell table:style-name="Table6.A2" office:value-type="string">
            <text:p text:style-name="P156">404</text:p>
          </table:table-cell>
          <table:table-cell table:style-name="Table6.A2" office:value-type="string">
            <text:p text:style-name="P156">Not Found</text:p>
          </table:table-cell>
          <table:table-cell table:style-name="Table6.C2" office:value-type="string">
            <text:p text:style-name="P158"><text:span text:style-name="T80">No</text:span> <text:span text:style-name="T83">token</text:span> resource presently exist <text:span text:style-name="T83">at the request URI</text:span>.</text:p>
          </table:table-cell>
        </table:table-row>
        <table:table-row>
          <table:table-cell table:style-name="Table6.A2" office:value-type="string">
            <text:p text:style-name="P141">405</text:p>
          </table:table-cell>
          <table:table-cell table:style-name="Table6.A2" office:value-type="string">
            <text:p text:style-name="P141">Method Not Allowed</text:p>
          </table:table-cell>
          <table:table-cell table:style-name="Table6.C2" office:value-type="string">
            <text:p text:style-name="P163">A non-GET request was received by the <text:span text:style-name="T84">s</text:span>erver</text:p>
          </table:table-cell>
        </table:table-row>
        <table:table-row>
          <table:table-cell table:style-name="Table6.A2" office:value-type="string">
            <text:p text:style-name="P144">406</text:p>
          </table:table-cell>
          <table:table-cell table:style-name="Table6.A2" office:value-type="string">
            <text:p text:style-name="P144">Not Acceptable</text:p>
          </table:table-cell>
          <table:table-cell table:style-name="Table6.C2" office:value-type="string">
            <text:p text:style-name="P149">The client specifies an 'Accept' header that does not include JSON.</text:p>
          </table:table-cell>
        </table:table-row>
        <table:table-row>
          <table:table-cell table:style-name="Table6.A2" office:value-type="string">
            <text:p text:style-name="P160">410</text:p>
          </table:table-cell>
          <table:table-cell table:style-name="Table6.A2" office:value-type="string">
            <text:p text:style-name="P160">Gone</text:p>
          </table:table-cell>
          <table:table-cell table:style-name="Table6.C2" office:value-type="string">
            <text:p text:style-name="P162">A <text:span text:style-name="T84">token</text:span> resource <text:span text:style-name="T81">o</text:span>nce existed <text:span text:style-name="T81">at this URI</text:span>, but does not any more, <text:span text:style-name="T82">and will not at any point in the future</text:span>.</text:p>
          </table:table-cell>
        </table:table-row>
        <table:table-row>
          <table:table-cell table:style-name="Table6.A2" office:value-type="string">
            <text:p text:style-name="P146">412</text:p>
          </table:table-cell>
          <table:table-cell table:style-name="Table6.A2" office:value-type="string">
            <text:p text:style-name="P146">Precondition Failed</text:p>
          </table:table-cell>
          <table:table-cell table:style-name="Table6.C2" office:value-type="string">
            <text:p text:style-name="P154">The user's state has changed since the specified Modified-Date and ETag were issued.</text:p>
          </table:table-cell>
        </table:table-row>
      </table:table>
      <text:p text:style-name="P103"/>
      <text:p text:style-name="P72"/>
      <text:p text:style-name="P88"><text:span text:style-name="T3">N</text:span><text:span text:style-name="T1">ote: </text:span><text:span text:style-name="T4">If the time in the </text:span><text:span text:style-name="T7">response </text:span><text:span text:style-name="T4">'Expires' header has elapsed, the given tokens are no longer valid for API access, </text:span><text:span text:style-name="T5">and cannot be refreshed.</text:span><text:span text:style-name="T4"> </text:span><text:span text:style-name="T5">In such situations, API access </text:span><text:span text:style-name="T6">may</text:span><text:span text:style-name="T4"> have to be refreshed through out-of-band means.</text:span></text:p>
      <text:p text:style-name="P171">Example<text:span text:style-name="T9">s</text:span></text:p>
      <text:p text:style-name="P14"/>
      <text:p text:style-name="P15"><text:span text:style-name="T68">GE</text:span>T /<text:span text:style-name="T54">user/</text:span><text:span text:style-name="T11">1421427848</text:span><text:span text:style-name="T69">/tokens</text:span></text:p>
      <text:p text:style-name="P62"/>
      <text:p text:style-name="P86">Response Body:</text:p>
      <text:p text:style-name="P86"/>
      <text:p text:style-name="P71">{</text:p>
      <text:p text:style-name="P63"><text:tab/>“<text:span text:style-name="T74">self”:“</text:span><text:a xlink:type="simple" xlink:href="https://api.doga.gov/1.0/user/1421427848/tokens"><text:span text:style-name="T74">https://api.doga.gov/1.0/user/1421427848/tokens</text:span></text:a><text:span text:style-name="T74">”,</text:span></text:p>
      <text:p text:style-name="P94"><text:tab/>"key":“bb0af43cf49de09df611a79e03c92673“,</text:p>
      <text:p text:style-name="P77"><text:tab/>“secret”:”774fcb8ae72e4ecce0725a52100ca7fc“</text:p>
      <text:p text:style-name="P188">}</text:p>
      <text:p text:style-name="P252">/<text:span text:style-name="T95">whitelist</text:span></text:p>
      <text:p text:style-name="P209"/>
      <text:p text:style-name="P211">A co<text:span text:style-name="T47">llection of IP addresses that are approved to send requests to Chantico. If the whitelist is empty, all incoming requests from non-blacklisted IPs will be honoured.</text:span></text:p>
      <text:p text:style-name="P213"/>
      <text:p text:style-name="P195"><text:span text:style-name="T1">Supported Request </text:span><text:span text:style-name="T2">M</text:span><text:span text:style-name="T1">ethods</text:span></text:p>
      <text:p text:style-name="P213"/>
      <text:p text:style-name="P215">GET – Returns a list of <text:span text:style-name="T96">whitelisted IPs</text:span></text:p>
      <text:p text:style-name="P213">POST – <text:span text:style-name="T48">Adds a new IP address to the whitelist</text:span></text:p>
      <text:p text:style-name="P213"/>
      <text:p text:style-name="P197"><text:span text:style-name="T1">Supported </text:span><text:span text:style-name="T2">F</text:span><text:span text:style-name="T1">ormats</text:span></text:p>
      <text:p text:style-name="P197"/>
      <text:p text:style-name="P217">json</text:p>
      <text:p text:style-name="P217"/>
      <text:p text:style-name="P193">Authentication</text:p>
      <text:p text:style-name="P197"/>
      <text:p text:style-name="P219">Basic <text:span text:style-name="T49">(Only Chantico root user can view or modify the whitelist)</text:span></text:p>
      <text:p text:style-name="P219"/>
      <text:p text:style-name="P199">Query Parameters (GET)</text:p>
      <text:p text:style-name="P221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56">Name</text:p>
          </table:table-cell>
          <table:table-cell table:style-name="Table7.A1" office:value-type="string">
            <text:p text:style-name="P254">Inclusion</text:p>
          </table:table-cell>
          <table:table-cell table:style-name="Table7.C1" office:value-type="string">
            <text:p text:style-name="P256">Description</text:p>
          </table:table-cell>
        </table:table-row>
        <table:table-row>
          <table:table-cell table:style-name="Table7.A2" office:value-type="string">
            <text:p text:style-name="P260">page</text:p>
          </table:table-cell>
          <table:table-cell table:style-name="Table7.A2" office:value-type="string">
            <text:p text:style-name="P262">optional</text:p>
          </table:table-cell>
          <table:table-cell table:style-name="Table7.C2" office:value-type="string">
            <text:p text:style-name="P260"><text:span text:style-name="T85">The display </text:span>page of a paginated <text:span text:style-name="T97">white</text:span>list.</text:p>
          </table:table-cell>
        </table:table-row>
        <table:table-row>
          <table:table-cell table:style-name="Table7.A2" office:value-type="string">
            <text:p text:style-name="P260">results</text:p>
          </table:table-cell>
          <table:table-cell table:style-name="Table7.A2" office:value-type="string">
            <text:p text:style-name="P262">optional</text:p>
          </table:table-cell>
          <table:table-cell table:style-name="Table7.C2" office:value-type="string">
            <text:p text:style-name="P260">The number of <text:span text:style-name="T97">IPs</text:span> <text:span text:style-name="T86">that make up a page.</text:span></text:p>
          </table:table-cell>
        </table:table-row>
      </table:table>
      <text:p text:style-name="P195"/>
      <text:p text:style-name="P201">Arguments <text:span text:style-name="T50">(POST)</text:span></text:p>
      <text:p text:style-name="P223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56">Name</text:p>
          </table:table-cell>
          <table:table-cell table:style-name="Table8.A1" office:value-type="string">
            <text:p text:style-name="P254">Inclusion</text:p>
          </table:table-cell>
          <table:table-cell table:style-name="Table8.C1" office:value-type="string">
            <text:p text:style-name="P256">Description</text:p>
          </table:table-cell>
        </table:table-row>
        <table:table-row>
          <table:table-cell table:style-name="Table8.A2" office:value-type="string">
            <text:p text:style-name="P293">ip</text:p>
          </table:table-cell>
          <table:table-cell table:style-name="Table8.A2" office:value-type="string">
            <text:p text:style-name="P264">required</text:p>
          </table:table-cell>
          <table:table-cell table:style-name="Table8.C2" office:value-type="string">
            <text:p text:style-name="P293">The IP address to be added to the whitelist.</text:p>
          </table:table-cell>
        </table:table-row>
      </table:table>
      <text:p text:style-name="P223"/>
      <text:p text:style-name="P203">Response Errors</text:p>
      <text:p text:style-name="P203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58">Error</text:p>
          </table:table-cell>
          <table:table-cell table:style-name="Table9.A1" office:value-type="string">
            <text:p text:style-name="P258">Reason</text:p>
          </table:table-cell>
          <table:table-cell table:style-name="Table9.C1" office:value-type="string">
            <text:p text:style-name="P256">Description</text:p>
          </table:table-cell>
        </table:table-row>
        <table:table-row>
          <table:table-cell table:style-name="Table9.A2" office:value-type="string">
            <text:p text:style-name="P266">400</text:p>
          </table:table-cell>
          <table:table-cell table:style-name="Table9.A2" office:value-type="string">
            <text:p text:style-name="P266">Bad Request</text:p>
          </table:table-cell>
          <table:table-cell table:style-name="Table9.C2" office:value-type="string">
            <text:p text:style-name="P268"><text:span text:style-name="T77">The request body is not valid JSON or</text:span> <text:span text:style-name="T98">the IP address has been omitted or is invalid (POST).</text:span></text:p>
          </table:table-cell>
        </table:table-row>
        <table:table-row>
          <table:table-cell table:style-name="Table9.A2" office:value-type="string">
            <text:p text:style-name="P266">401</text:p>
          </table:table-cell>
          <table:table-cell table:style-name="Table9.A2" office:value-type="string">
            <text:p text:style-name="P266">Unauthorized</text:p>
          </table:table-cell>
          <table:table-cell table:style-name="Table9.C2" office:value-type="string">
            <text:p text:style-name="P268">The 'Authori<text:span text:style-name="T75">z</text:span>ation' header is missing and must be supplied.</text:p>
          </table:table-cell>
        </table:table-row>
        <table:table-row>
          <table:table-cell table:style-name="Table9.A2" office:value-type="string">
            <text:p text:style-name="P266">403</text:p>
          </table:table-cell>
          <table:table-cell table:style-name="Table9.A2" office:value-type="string">
            <text:p text:style-name="P266">Forbidden</text:p>
          </table:table-cell>
          <table:table-cell table:style-name="Table9.C2" office:value-type="string">
            <text:p text:style-name="P270"><text:span text:style-name="T77">A</text:span> user <text:span text:style-name="T77">other than the Chantico root</text:span> request<text:span text:style-name="T77">ed</text:span> this resource.</text:p>
          </table:table-cell>
        </table:table-row>
        <table:table-row>
          <table:table-cell table:style-name="Table9.A2" office:value-type="string">
            <text:p text:style-name="P273">404</text:p>
          </table:table-cell>
          <table:table-cell table:style-name="Table9.A2" office:value-type="string">
            <text:p text:style-name="P273">Not Found</text:p>
          </table:table-cell>
          <table:table-cell table:style-name="Table9.C2" office:value-type="string">
            <text:p text:style-name="P275">The 'page' number requested doesn't exist for the given 'result' size.</text:p>
          </table:table-cell>
        </table:table-row>
        <table:table-row>
          <table:table-cell table:style-name="Table9.A2" office:value-type="string">
            <text:p text:style-name="P277">405</text:p>
          </table:table-cell>
          <table:table-cell table:style-name="Table9.A2" office:value-type="string">
            <text:p text:style-name="P277">Method Not Allowed</text:p>
          </table:table-cell>
          <table:table-cell table:style-name="Table9.C2" office:value-type="string">
            <text:p text:style-name="P279"><text:span text:style-name="T77">T</text:span>he request method <text:span text:style-name="T77">was not one of:</text:span> GET, POST.</text:p>
          </table:table-cell>
        </table:table-row>
        <table:table-row>
          <table:table-cell table:style-name="Table9.A2" office:value-type="string">
            <text:p text:style-name="P281">406</text:p>
          </table:table-cell>
          <table:table-cell table:style-name="Table9.A2" office:value-type="string">
            <text:p text:style-name="P281">Not Acceptable</text:p>
          </table:table-cell>
          <table:table-cell table:style-name="Table9.C2" office:value-type="string">
            <text:p text:style-name="P283">The client specifies an 'Accept' header that does not include JSON.</text:p>
          </table:table-cell>
        </table:table-row>
        <table:table-row>
          <table:table-cell table:style-name="Table9.A2" office:value-type="string">
            <text:p text:style-name="P295">409</text:p>
          </table:table-cell>
          <table:table-cell table:style-name="Table9.A2" office:value-type="string">
            <text:p text:style-name="P295">Conflict</text:p>
          </table:table-cell>
          <table:table-cell table:style-name="Table9.C2" office:value-type="string">
            <text:p text:style-name="P297">The given IP address is already whitelisted.</text:p>
          </table:table-cell>
        </table:table-row>
      </table:table>
      <text:p text:style-name="P205"/>
      <text:p text:style-name="P205"/>
      <text:p text:style-name="P250">Example<text:span text:style-name="T9">s</text:span></text:p>
      <text:p text:style-name="P205"/>
      <text:p text:style-name="P207">GET /<text:span text:style-name="T99">whitelist?page=4&amp;results=5</text:span></text:p>
      <text:p text:style-name="P207"/>
      <text:p text:style-name="P207">Response Body:</text:p>
      <text:p text:style-name="P207"/>
      <text:p text:style-name="P225">{</text:p>
      <text:p text:style-name="P234"><text:span text:style-name="T10"><text:tab/>“</text:span><text:span text:style-name="T17">self”:“</text:span><text:a xlink:type="simple" xlink:href="https://api.doga.gov/1.0/templates"><text:span text:style-name="T10">https://api.doga.gov/1.0/</text:span></text:a><text:a xlink:type="simple" xlink:href="https://api.doga.gov/1.0/templates"><text:span text:style-name="T25">whitelist?page=4&amp;results=5</text:span></text:a><text:span text:style-name="T19">”,</text:span></text:p>
      <text:p text:style-name="P234"><text:span text:style-name="T19"><text:tab/>“</text:span><text:span text:style-name="T25">prev</text:span><text:span text:style-name="T21">”:”</text:span><text:a xlink:type="simple" xlink:href="https://api.doga.gov/1.0/templates?page=3&amp;results=3"><text:span text:style-name="T19">https://api.doga.gov/1.0/</text:span></text:a><text:a xlink:type="simple" xlink:href="https://api.doga.gov/1.0/templates?page=3&amp;results=3"><text:span text:style-name="T25">whitelist</text:span></text:a><text:a xlink:type="simple" xlink:href="https://api.doga.gov/1.0/templates?page=3&amp;results=3"><text:span text:style-name="T21">?pag</text:span></text:a><text:a xlink:type="simple" xlink:href="https://api.doga.gov/1.0/templates?page=3&amp;results=3"><text:span text:style-name="T25">e=3&amp;results=5</text:span></text:a><text:span text:style-name="T21">”</text:span></text:p>
      <text:p text:style-name="P233"><text:span text:style-name="T21"><text:tab/>“</text:span><text:span text:style-name="T22">total”: “</text:span><text:span text:style-name="T26">2</text:span><text:span text:style-name="T23">0</text:span><text:span text:style-name="T22">”,</text:span></text:p>
      <text:p text:style-name="P173"><text:tab/>“users”:[</text:p>
      <text:p text:style-name="P180"><text:tab/><text:tab/><text:span text:style-name="T94">{</text:span></text:p>
      <text:p text:style-name="P180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whitelist/9354824921</text:span></text:a><text:span text:style-name="T8">”,</text:span></text:p>
      <text:p text:style-name="P235"><text:span text:style-name="T10"><text:tab/><text:tab/><text:tab/></text:span><text:span text:style-name="T12">“</text:span><text:span text:style-name="T27">ip</text:span><text:span text:style-name="T12">”:”</text:span><text:span text:style-name="T27">226.118.69.200</text:span><text:span text:style-name="T12">”</text:span></text:p>
      <text:p text:style-name="P184"><text:tab/><text:tab/><text:span text:style-name="T94">},</text:span></text:p>
      <text:p text:style-name="P181"><text:tab/><text:tab/><text:span text:style-name="T94">{</text:span></text:p>
      <text:p text:style-name="P181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whitelist/3247241411</text:span></text:a><text:span text:style-name="T8">”,</text:span></text:p>
      <text:p text:style-name="P236"><text:span text:style-name="T10"><text:tab/><text:tab/><text:tab/></text:span><text:span text:style-name="T12">“</text:span><text:span text:style-name="T27">ip</text:span><text:span text:style-name="T12">”:”</text:span><text:span text:style-name="T28">244.146.237.16</text:span><text:span text:style-name="T12">”</text:span></text:p>
      <text:p text:style-name="P184"><text:tab/><text:tab/><text:span text:style-name="T94">},</text:span></text:p>
      <text:p text:style-name="P181"><text:tab/><text:tab/><text:span text:style-name="T94">{</text:span></text:p>
      <text:p text:style-name="P181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whitelist/5249525021</text:span></text:a><text:span text:style-name="T8">”,</text:span></text:p>
      <text:p text:style-name="P236"><text:span text:style-name="T10"><text:tab/><text:tab/><text:tab/></text:span><text:span text:style-name="T12">“</text:span><text:span text:style-name="T27">ip</text:span><text:span text:style-name="T12">”:”</text:span><text:span text:style-name="T28">136.34.223.64</text:span><text:span text:style-name="T12">”</text:span></text:p>
      <text:p text:style-name="P184"><text:tab/><text:tab/><text:span text:style-name="T94">},</text:span></text:p>
      <text:p text:style-name="P181"><text:tab/><text:tab/><text:span text:style-name="T94">{</text:span></text:p>
      <text:p text:style-name="P181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whitelist/1172402352</text:span></text:a><text:span text:style-name="T8">”,</text:span></text:p>
      <text:p text:style-name="P237"><text:span text:style-name="T10"><text:tab/><text:tab/><text:tab/></text:span><text:span text:style-name="T12">“</text:span><text:span text:style-name="T27">ip</text:span><text:span text:style-name="T12">”:”</text:span><text:span text:style-name="T29">205.194.103.57</text:span><text:span text:style-name="T12">”</text:span></text:p>
      <text:p text:style-name="P184"><text:tab/><text:tab/><text:span text:style-name="T94">},</text:span></text:p>
      <text:p text:style-name="P181"><text:tab/><text:tab/><text:span text:style-name="T94">{</text:span></text:p>
      <text:p text:style-name="P181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whitelist/1201519532</text:span></text:a><text:span text:style-name="T8">”,</text:span></text:p>
      <text:p text:style-name="P237"><text:span text:style-name="T10"><text:tab/><text:tab/><text:tab/></text:span><text:span text:style-name="T12">“</text:span><text:span text:style-name="T27">ip</text:span><text:span text:style-name="T12">”:”</text:span><text:span text:style-name="T29">8.86.227.193</text:span><text:span text:style-name="T12">”</text:span></text:p>
      <text:p text:style-name="P184"><text:tab/><text:tab/><text:span text:style-name="T94">},</text:span></text:p>
      <text:p text:style-name="P180"><text:tab/><text:span text:style-name="T93">]</text:span></text:p>
      <text:p text:style-name="P225">}</text:p>
      <text:p text:style-name="P205"/>
      <text:p text:style-name="P205">POST /<text:span text:style-name="T107">whitelist</text:span></text:p>
      <text:p text:style-name="P205"/>
      <text:p text:style-name="P205">Request <text:span text:style-name="T8">Body</text:span>:</text:p>
      <text:p text:style-name="P183">{</text:p>
      <text:p text:style-name="P185"><text:tab/>“<text:span text:style-name="T107">ip”:”76.155.129.205”</text:span></text:p>
      <text:p text:style-name="P183">}</text:p>
      <text:p text:style-name="P183"/>
      <text:p text:style-name="P245">Response Body:</text:p>
      <text:p text:style-name="P178">{</text:p>
      <text:p text:style-name="P233"><text:span text:style-name="T10"><text:tab/>“self”:“</text:span><text:a xlink:type="simple" xlink:href="https://api.doga.gov/1.0/user/1421427848"><text:span text:style-name="T10">https://api.doga.gov/1.0/</text:span></text:a><text:a xlink:type="simple" xlink:href="https://api.doga.gov/1.0/user/1421427848"><text:span text:style-name="T38">whit</text:span></text:a><text:a xlink:type="simple" xlink:href="https://api.doga.gov/1.0/user/1421427848"><text:span text:style-name="T11">e</text:span></text:a><text:a xlink:type="simple" xlink:href="https://api.doga.gov/1.0/user/1421427848"><text:span text:style-name="T38">list</text:span></text:a><text:a xlink:type="simple" xlink:href="https://api.doga.gov/1.0/user/1421427848"><text:span text:style-name="T11">/7</text:span></text:a><text:a xlink:type="simple" xlink:href="https://api.doga.gov/1.0/user/1421427848"><text:span text:style-name="T30">245914555</text:span></text:a><text:span text:style-name="T11">”</text:span><text:span text:style-name="T10">,</text:span></text:p>
      <text:p text:style-name="P237"><text:span text:style-name="T10"><text:tab/></text:span><text:span text:style-name="T12">“</text:span><text:span text:style-name="T27">ip</text:span><text:span text:style-name="T12">”:”</text:span><text:span text:style-name="T29">76.155.129.205</text:span><text:span text:style-name="T12">”</text:span></text:p>
      <text:p text:style-name="P178">}</text:p>
      <text:p text:style-name="P252">/<text:span text:style-name="T108">whitelist/{entry_id}</text:span></text:p>
      <text:p text:style-name="P209"/>
      <text:p text:style-name="P229">An entry on the Chantico whitelist</text:p>
      <text:p text:style-name="P213"/>
      <text:p text:style-name="P195"><text:span text:style-name="T1">Supported Request </text:span><text:span text:style-name="T2">M</text:span><text:span text:style-name="T1">ethods</text:span></text:p>
      <text:p text:style-name="P213"/>
      <text:p text:style-name="P215">GET – Returns <text:span text:style-name="T108">the IP address entry of the whitelist</text:span></text:p>
      <text:p text:style-name="P227">DELETE – <text:span text:style-name="T108">Removes the specified entry from the whitelist</text:span></text:p>
      <text:p text:style-name="P213"/>
      <text:p text:style-name="P197"><text:span text:style-name="T1">Supported </text:span><text:span text:style-name="T2">F</text:span><text:span text:style-name="T1">ormats</text:span></text:p>
      <text:p text:style-name="P197"/>
      <text:p text:style-name="P217">json</text:p>
      <text:p text:style-name="P217"/>
      <text:p text:style-name="P193">Authentication</text:p>
      <text:p text:style-name="P197"/>
      <text:p text:style-name="P219">Basic</text:p>
      <text:p text:style-name="P195"/>
      <text:p text:style-name="P201">Arguments</text:p>
      <text:p text:style-name="P201"/>
      <text:p text:style-name="P231">None</text:p>
      <text:p text:style-name="P231"/>
      <text:p text:style-name="P203">Response Errors</text:p>
      <text:p text:style-name="P203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58">Error</text:p>
          </table:table-cell>
          <table:table-cell table:style-name="Table11.A1" office:value-type="string">
            <text:p text:style-name="P258">Reason</text:p>
          </table:table-cell>
          <table:table-cell table:style-name="Table11.C1" office:value-type="string">
            <text:p text:style-name="P256">Description</text:p>
          </table:table-cell>
        </table:table-row>
        <table:table-row>
          <table:table-cell table:style-name="Table11.A2" office:value-type="string">
            <text:p text:style-name="P266">401</text:p>
          </table:table-cell>
          <table:table-cell table:style-name="Table11.A2" office:value-type="string">
            <text:p text:style-name="P266">Unauthorized</text:p>
          </table:table-cell>
          <table:table-cell table:style-name="Table11.C2" office:value-type="string">
            <text:p text:style-name="P268">The 'Authori<text:span text:style-name="T75">z</text:span>ation' header is missing and must be supplied.</text:p>
          </table:table-cell>
        </table:table-row>
        <table:table-row>
          <table:table-cell table:style-name="Table11.A2" office:value-type="string">
            <text:p text:style-name="P266">403</text:p>
          </table:table-cell>
          <table:table-cell table:style-name="Table11.A2" office:value-type="string">
            <text:p text:style-name="P266">Forbidden</text:p>
          </table:table-cell>
          <table:table-cell table:style-name="Table11.C2" office:value-type="string">
            <text:p text:style-name="P271"><text:span text:style-name="T77">A</text:span> user <text:span text:style-name="T77">other than the Chantico root</text:span> request<text:span text:style-name="T77">ed</text:span> this resource.</text:p>
          </table:table-cell>
        </table:table-row>
        <table:table-row>
          <table:table-cell table:style-name="Table11.A2" office:value-type="string">
            <text:p text:style-name="P285">404</text:p>
          </table:table-cell>
          <table:table-cell table:style-name="Table11.A2" office:value-type="string">
            <text:p text:style-name="P285">Not Found</text:p>
          </table:table-cell>
          <table:table-cell table:style-name="Table11.C2" office:value-type="string">
            <text:p text:style-name="P287"><text:span text:style-name="T80">No</text:span> <text:span text:style-name="T109">whitelist entry </text:span>presently exist<text:span text:style-name="T80">s at the request URI</text:span>.</text:p>
          </table:table-cell>
        </table:table-row>
        <table:table-row>
          <table:table-cell table:style-name="Table11.A2" office:value-type="string">
            <text:p text:style-name="P277">405</text:p>
          </table:table-cell>
          <table:table-cell table:style-name="Table11.A2" office:value-type="string">
            <text:p text:style-name="P277">Method Not Allowed</text:p>
          </table:table-cell>
          <table:table-cell table:style-name="Table11.C2" office:value-type="string">
            <text:p text:style-name="P279"><text:span text:style-name="T77">T</text:span>he request method <text:span text:style-name="T77">was not one of:</text:span> GET,<text:span text:style-name="T78"> DELETE</text:span>.</text:p>
          </table:table-cell>
        </table:table-row>
        <table:table-row>
          <table:table-cell table:style-name="Table11.A2" office:value-type="string">
            <text:p text:style-name="P281">406</text:p>
          </table:table-cell>
          <table:table-cell table:style-name="Table11.A2" office:value-type="string">
            <text:p text:style-name="P281">Not Acceptable</text:p>
          </table:table-cell>
          <table:table-cell table:style-name="Table11.C2" office:value-type="string">
            <text:p text:style-name="P283">The client specifies an 'Accept' header that does not include JSON.</text:p>
          </table:table-cell>
        </table:table-row>
        <table:table-row>
          <table:table-cell table:style-name="Table11.A2" office:value-type="string">
            <text:p text:style-name="P289">410</text:p>
          </table:table-cell>
          <table:table-cell table:style-name="Table11.A2" office:value-type="string">
            <text:p text:style-name="P289">Gone</text:p>
          </table:table-cell>
          <table:table-cell table:style-name="Table11.C2" office:value-type="string">
            <text:p text:style-name="P291">A <text:span text:style-name="T109">whitelist entry</text:span> <text:span text:style-name="T81">o</text:span>nce existed <text:span text:style-name="T81">at this URI</text:span>, but does not any more, <text:span text:style-name="T82">and will not at any point in the future</text:span>.</text:p>
          </table:table-cell>
        </table:table-row>
      </table:table>
      <text:p text:style-name="P205"/>
      <text:p text:style-name="P205"/>
      <text:p text:style-name="P250">Example<text:span text:style-name="T9">s</text:span></text:p>
      <text:p text:style-name="P205"/>
      <text:p text:style-name="P247"><text:span text:style-name="T59">GE</text:span><text:span text:style-name="T60">T /</text:span><text:span text:style-name="T63">whitelist</text:span><text:span text:style-name="T61">/</text:span><text:span text:style-name="T101">1172402352</text:span></text:p>
      <text:p text:style-name="P183"/>
      <text:p text:style-name="P245">Response Body:</text:p>
      <text:p text:style-name="P245"/>
      <text:p text:style-name="P178">{</text:p>
      <text:p text:style-name="P233"><text:span text:style-name="T10"><text:tab/>“self”:“</text:span><text:a xlink:type="simple" xlink:href="https://api.doga.gov/1.0/user/1421427848"><text:span text:style-name="T10">https://api.doga.gov/1.0/</text:span></text:a><text:a xlink:type="simple" xlink:href="https://api.doga.gov/1.0/user/1421427848"><text:span text:style-name="T41">whitelist</text:span></text:a><text:a xlink:type="simple" xlink:href="https://api.doga.gov/1.0/user/1421427848"><text:span text:style-name="T11">/1</text:span></text:a><text:a xlink:type="simple" xlink:href="https://api.doga.gov/1.0/user/1421427848"><text:span text:style-name="T31">172402352</text:span></text:a><text:span text:style-name="T11">”</text:span><text:span text:style-name="T10">,</text:span></text:p>
      <text:p text:style-name="P238"><text:span text:style-name="T10"><text:tab/></text:span><text:span text:style-name="T12">“</text:span><text:span text:style-name="T31">ip</text:span><text:span text:style-name="T12">”:”</text:span><text:span text:style-name="T29">205.194.103.57</text:span><text:span text:style-name="T12">”</text:span></text:p>
      <text:p text:style-name="P191">}</text:p>
      <text:p text:style-name="P205"/>
      <text:p text:style-name="P248"><text:span text:style-name="T62">DELETE</text:span><text:span text:style-name="T60"> </text:span><text:span text:style-name="T102">/</text:span><text:span text:style-name="T103">whitelist</text:span><text:span text:style-name="T104">/</text:span><text:span text:style-name="T101">1172402352</text:span></text:p>
      <text:p text:style-name="P183"/>
      <text:p text:style-name="P245">Response Body:</text:p>
      <text:p text:style-name="P245"/>
      <text:p text:style-name="P178">{</text:p>
      <text:p text:style-name="P239"><text:span text:style-name="T10"><text:tab/>“</text:span><text:span text:style-name="T13">message</text:span><text:span text:style-name="T10">”:“</text:span><text:span text:style-name="T32">IP </text:span><text:span text:style-name="T29">205.194.103.57</text:span><text:span text:style-name="T10"> </text:span><text:span text:style-name="T14">has been </text:span><text:span text:style-name="T32">removed from the whitelist</text:span><text:span text:style-name="T14">.”</text:span></text:p>
      <text:p text:style-name="P189">}</text:p>
      <text:p text:style-name="P253">/<text:span text:style-name="T110">blacklist</text:span></text:p>
      <text:p text:style-name="P210"/>
      <text:p text:style-name="P212">A co<text:span text:style-name="T47">llection of IP addresses that are explicitly banned from sending requests to Chantico. If the blacklist is empty, all incoming requests (unless there is a whitelist) will be honoured.</text:span></text:p>
      <text:p text:style-name="P214"/>
      <text:p text:style-name="P196"><text:span text:style-name="T1">Supported Request </text:span><text:span text:style-name="T2">M</text:span><text:span text:style-name="T1">ethods</text:span></text:p>
      <text:p text:style-name="P214"/>
      <text:p text:style-name="P216">GET – Returns a list of <text:span text:style-name="T110">blacklisted IPs</text:span></text:p>
      <text:p text:style-name="P214">POST – <text:span text:style-name="T48">Adds a new IP address to the blacklist</text:span></text:p>
      <text:p text:style-name="P214"/>
      <text:p text:style-name="P198"><text:span text:style-name="T1">Supported </text:span><text:span text:style-name="T2">F</text:span><text:span text:style-name="T1">ormats</text:span></text:p>
      <text:p text:style-name="P198"/>
      <text:p text:style-name="P218">json</text:p>
      <text:p text:style-name="P218"/>
      <text:p text:style-name="P194">Authentication</text:p>
      <text:p text:style-name="P198"/>
      <text:p text:style-name="P220">Basic <text:span text:style-name="T49">(Only Chantico root user can view or modify the blacklist)</text:span></text:p>
      <text:p text:style-name="P220"/>
      <text:p text:style-name="P200">Query Parameters (GET)</text:p>
      <text:p text:style-name="P222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57">Name</text:p>
          </table:table-cell>
          <table:table-cell table:style-name="Table10.A1" office:value-type="string">
            <text:p text:style-name="P255">Inclusion</text:p>
          </table:table-cell>
          <table:table-cell table:style-name="Table10.C1" office:value-type="string">
            <text:p text:style-name="P257">Description</text:p>
          </table:table-cell>
        </table:table-row>
        <table:table-row>
          <table:table-cell table:style-name="Table10.A2" office:value-type="string">
            <text:p text:style-name="P261">page</text:p>
          </table:table-cell>
          <table:table-cell table:style-name="Table10.A2" office:value-type="string">
            <text:p text:style-name="P263">optional</text:p>
          </table:table-cell>
          <table:table-cell table:style-name="Table10.C2" office:value-type="string">
            <text:p text:style-name="P261"><text:span text:style-name="T85">The display </text:span>page of a paginated <text:span text:style-name="T111">black</text:span>list.</text:p>
          </table:table-cell>
        </table:table-row>
        <table:table-row>
          <table:table-cell table:style-name="Table10.A2" office:value-type="string">
            <text:p text:style-name="P261">results</text:p>
          </table:table-cell>
          <table:table-cell table:style-name="Table10.A2" office:value-type="string">
            <text:p text:style-name="P263">optional</text:p>
          </table:table-cell>
          <table:table-cell table:style-name="Table10.C2" office:value-type="string">
            <text:p text:style-name="P261">The number of <text:span text:style-name="T97">IPs</text:span> <text:span text:style-name="T86">that make up a page.</text:span></text:p>
          </table:table-cell>
        </table:table-row>
      </table:table>
      <text:p text:style-name="P196"/>
      <text:p text:style-name="P202">Arguments <text:span text:style-name="T50">(POST)</text:span></text:p>
      <text:p text:style-name="P224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57">Name</text:p>
          </table:table-cell>
          <table:table-cell table:style-name="Table12.A1" office:value-type="string">
            <text:p text:style-name="P255">Inclusion</text:p>
          </table:table-cell>
          <table:table-cell table:style-name="Table12.C1" office:value-type="string">
            <text:p text:style-name="P257">Description</text:p>
          </table:table-cell>
        </table:table-row>
        <table:table-row>
          <table:table-cell table:style-name="Table12.A2" office:value-type="string">
            <text:p text:style-name="P294">ip</text:p>
          </table:table-cell>
          <table:table-cell table:style-name="Table12.A2" office:value-type="string">
            <text:p text:style-name="P265">required</text:p>
          </table:table-cell>
          <table:table-cell table:style-name="Table12.C2" office:value-type="string">
            <text:p text:style-name="P294">The IP address to be added to the <text:span text:style-name="T112">black</text:span>list.</text:p>
          </table:table-cell>
        </table:table-row>
      </table:table>
      <text:p text:style-name="P224"/>
      <text:p text:style-name="P204">Response Errors</text:p>
      <text:p text:style-name="P204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59">Error</text:p>
          </table:table-cell>
          <table:table-cell table:style-name="Table13.A1" office:value-type="string">
            <text:p text:style-name="P259">Reason</text:p>
          </table:table-cell>
          <table:table-cell table:style-name="Table13.C1" office:value-type="string">
            <text:p text:style-name="P257">Description</text:p>
          </table:table-cell>
        </table:table-row>
        <table:table-row>
          <table:table-cell table:style-name="Table13.A2" office:value-type="string">
            <text:p text:style-name="P267">400</text:p>
          </table:table-cell>
          <table:table-cell table:style-name="Table13.A2" office:value-type="string">
            <text:p text:style-name="P267">Bad Request</text:p>
          </table:table-cell>
          <table:table-cell table:style-name="Table13.C2" office:value-type="string">
            <text:p text:style-name="P269"><text:span text:style-name="T77">The request body is not valid JSON or</text:span> <text:span text:style-name="T98">the IP address has been omitted or is invalid (POST).</text:span></text:p>
          </table:table-cell>
        </table:table-row>
        <table:table-row>
          <table:table-cell table:style-name="Table13.A2" office:value-type="string">
            <text:p text:style-name="P267">401</text:p>
          </table:table-cell>
          <table:table-cell table:style-name="Table13.A2" office:value-type="string">
            <text:p text:style-name="P267">Unauthorized</text:p>
          </table:table-cell>
          <table:table-cell table:style-name="Table13.C2" office:value-type="string">
            <text:p text:style-name="P269">The 'Authori<text:span text:style-name="T75">z</text:span>ation' header is missing and must be supplied.</text:p>
          </table:table-cell>
        </table:table-row>
        <table:table-row>
          <table:table-cell table:style-name="Table13.A2" office:value-type="string">
            <text:p text:style-name="P267">403</text:p>
          </table:table-cell>
          <table:table-cell table:style-name="Table13.A2" office:value-type="string">
            <text:p text:style-name="P267">Forbidden</text:p>
          </table:table-cell>
          <table:table-cell table:style-name="Table13.C2" office:value-type="string">
            <text:p text:style-name="P272"><text:span text:style-name="T77">A</text:span> user <text:span text:style-name="T77">other than the Chantico root</text:span> request<text:span text:style-name="T77">ed</text:span> this resource.</text:p>
          </table:table-cell>
        </table:table-row>
        <table:table-row>
          <table:table-cell table:style-name="Table13.A2" office:value-type="string">
            <text:p text:style-name="P274">404</text:p>
          </table:table-cell>
          <table:table-cell table:style-name="Table13.A2" office:value-type="string">
            <text:p text:style-name="P274">Not Found</text:p>
          </table:table-cell>
          <table:table-cell table:style-name="Table13.C2" office:value-type="string">
            <text:p text:style-name="P276">The 'page' number requested doesn't exist for the given 'result' size.</text:p>
          </table:table-cell>
        </table:table-row>
        <table:table-row>
          <table:table-cell table:style-name="Table13.A2" office:value-type="string">
            <text:p text:style-name="P278">405</text:p>
          </table:table-cell>
          <table:table-cell table:style-name="Table13.A2" office:value-type="string">
            <text:p text:style-name="P278">Method Not Allowed</text:p>
          </table:table-cell>
          <table:table-cell table:style-name="Table13.C2" office:value-type="string">
            <text:p text:style-name="P280"><text:span text:style-name="T77">T</text:span>he request method <text:span text:style-name="T77">was not one of:</text:span> GET, POST.</text:p>
          </table:table-cell>
        </table:table-row>
        <table:table-row>
          <table:table-cell table:style-name="Table13.A2" office:value-type="string">
            <text:p text:style-name="P282">406</text:p>
          </table:table-cell>
          <table:table-cell table:style-name="Table13.A2" office:value-type="string">
            <text:p text:style-name="P282">Not Acceptable</text:p>
          </table:table-cell>
          <table:table-cell table:style-name="Table13.C2" office:value-type="string">
            <text:p text:style-name="P284">The client specifies an 'Accept' header that does not include JSON.</text:p>
          </table:table-cell>
        </table:table-row>
        <table:table-row>
          <table:table-cell table:style-name="Table13.A2" office:value-type="string">
            <text:p text:style-name="P296">409</text:p>
          </table:table-cell>
          <table:table-cell table:style-name="Table13.A2" office:value-type="string">
            <text:p text:style-name="P296">Conflict</text:p>
          </table:table-cell>
          <table:table-cell table:style-name="Table13.C2" office:value-type="string">
            <text:p text:style-name="P298">The given IP address is already <text:span text:style-name="T112">blackl</text:span>isted.</text:p>
          </table:table-cell>
        </table:table-row>
      </table:table>
      <text:p text:style-name="P206"/>
      <text:p text:style-name="P206"/>
      <text:p text:style-name="P251">Example<text:span text:style-name="T9">s</text:span></text:p>
      <text:p text:style-name="P206"/>
      <text:p text:style-name="P208">GET /<text:span text:style-name="T113">blacklist</text:span></text:p>
      <text:p text:style-name="P208"/>
      <text:p text:style-name="P208">Response Body:</text:p>
      <text:p text:style-name="P208"/>
      <text:p text:style-name="P226">{</text:p>
      <text:p text:style-name="P240"><text:span text:style-name="T10"><text:tab/>“</text:span><text:span text:style-name="T17">self”:“</text:span><text:a xlink:type="simple" xlink:href="https://api.doga.gov/1.0/templates"><text:span text:style-name="T10">https://api.doga.gov/1.0/</text:span></text:a><text:a xlink:type="simple" xlink:href="https://api.doga.gov/1.0/templates"><text:span text:style-name="T33">black</text:span></text:a><text:a xlink:type="simple" xlink:href="https://api.doga.gov/1.0/templates"><text:span text:style-name="T25">list</text:span></text:a><text:span text:style-name="T19">”,</text:span></text:p>
      <text:p text:style-name="P240"><text:span text:style-name="T21"><text:tab/>“</text:span><text:span text:style-name="T22">total”: “</text:span><text:span text:style-name="T33">3</text:span><text:span text:style-name="T22">”,</text:span></text:p>
      <text:p text:style-name="P174"><text:tab/>“users”:[</text:p>
      <text:p text:style-name="P182"><text:tab/><text:tab/><text:span text:style-name="T94">{</text:span></text:p>
      <text:p text:style-name="P182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blacklist/5824254532</text:span></text:a><text:span text:style-name="T8">”,</text:span></text:p>
      <text:p text:style-name="P241"><text:span text:style-name="T10"><text:tab/><text:tab/><text:tab/></text:span><text:span text:style-name="T12">“</text:span><text:span text:style-name="T27">ip</text:span><text:span text:style-name="T12">”:”</text:span><text:span text:style-name="T34">21.241.91.51</text:span><text:span text:style-name="T12">”</text:span></text:p>
      <text:p text:style-name="P186"><text:tab/><text:tab/><text:span text:style-name="T94">},</text:span></text:p>
      <text:p text:style-name="P182"><text:tab/><text:tab/><text:span text:style-name="T94">{</text:span></text:p>
      <text:p text:style-name="P182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blacklist/2595261236</text:span></text:a><text:span text:style-name="T8">”,</text:span></text:p>
      <text:p text:style-name="P241"><text:span text:style-name="T10"><text:tab/><text:tab/><text:tab/></text:span><text:span text:style-name="T12">“</text:span><text:span text:style-name="T27">ip</text:span><text:span text:style-name="T12">”:”</text:span><text:span text:style-name="T34">121.159.217.140</text:span><text:span text:style-name="T12">”</text:span></text:p>
      <text:p text:style-name="P186"><text:tab/><text:tab/><text:span text:style-name="T94">},</text:span></text:p>
      <text:p text:style-name="P182"><text:tab/><text:tab/><text:span text:style-name="T94">{</text:span></text:p>
      <text:p text:style-name="P182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blacklist/1450362571</text:span></text:a><text:span text:style-name="T8">”,</text:span></text:p>
      <text:p text:style-name="P241"><text:span text:style-name="T10"><text:tab/><text:tab/><text:tab/></text:span><text:span text:style-name="T12">“</text:span><text:span text:style-name="T27">ip</text:span><text:span text:style-name="T12">”:”</text:span><text:span text:style-name="T34">9.90.67.221</text:span><text:span text:style-name="T12">”</text:span></text:p>
      <text:p text:style-name="P186"><text:tab/><text:tab/><text:span text:style-name="T94">}</text:span></text:p>
      <text:p text:style-name="P182"><text:tab/><text:span text:style-name="T93">]</text:span></text:p>
      <text:p text:style-name="P226">}</text:p>
      <text:p text:style-name="P206"/>
      <text:p text:style-name="P206">POST /<text:span text:style-name="T114">blacklist</text:span></text:p>
      <text:p text:style-name="P206"/>
      <text:p text:style-name="P206">Request <text:span text:style-name="T8">Body</text:span>:</text:p>
      <text:p text:style-name="P186">{</text:p>
      <text:p text:style-name="P187"><text:tab/>“<text:span text:style-name="T107">ip”:”21.180.168.145”</text:span></text:p>
      <text:p text:style-name="P186">}</text:p>
      <text:p text:style-name="P186"/>
      <text:p text:style-name="P246">Response Body:</text:p>
      <text:p text:style-name="P179">{</text:p>
      <text:p text:style-name="P240"><text:span text:style-name="T10"><text:tab/>“self”:“</text:span><text:a xlink:type="simple" xlink:href="https://api.doga.gov/1.0/user/1421427848"><text:span text:style-name="T10">https://api.doga.gov/1.0/</text:span></text:a><text:a xlink:type="simple" xlink:href="https://api.doga.gov/1.0/user/1421427848"><text:span text:style-name="T37">blacklist</text:span></text:a><text:a xlink:type="simple" xlink:href="https://api.doga.gov/1.0/user/1421427848"><text:span text:style-name="T11">/</text:span></text:a><text:a xlink:type="simple" xlink:href="https://api.doga.gov/1.0/user/1421427848"><text:span text:style-name="T36">9257856251</text:span></text:a><text:span text:style-name="T11">”</text:span><text:span text:style-name="T10">,</text:span></text:p>
      <text:p text:style-name="P242"><text:span text:style-name="T10"><text:tab/></text:span><text:span text:style-name="T12">“</text:span><text:span text:style-name="T27">ip</text:span><text:span text:style-name="T12">”:”</text:span><text:span text:style-name="T35">21.180.168.145</text:span><text:span text:style-name="T12">”</text:span></text:p>
      <text:p text:style-name="P179">}</text:p>
      <text:p text:style-name="P253">/<text:span text:style-name="T115">blacklist/{entry_id}</text:span></text:p>
      <text:p text:style-name="P210"/>
      <text:p text:style-name="P230">An entry on the Chantico <text:span text:style-name="T116">black</text:span>list</text:p>
      <text:p text:style-name="P214"/>
      <text:p text:style-name="P196"><text:span text:style-name="T1">Supported Request </text:span><text:span text:style-name="T2">M</text:span><text:span text:style-name="T1">ethods</text:span></text:p>
      <text:p text:style-name="P214"/>
      <text:p text:style-name="P216">GET – Returns <text:span text:style-name="T108">the IP address entry of the blacklist</text:span></text:p>
      <text:p text:style-name="P228">DELETE – <text:span text:style-name="T108">Removes the specified entry from the blacklist</text:span></text:p>
      <text:p text:style-name="P214"/>
      <text:p text:style-name="P198"><text:span text:style-name="T1">Supported </text:span><text:span text:style-name="T2">F</text:span><text:span text:style-name="T1">ormats</text:span></text:p>
      <text:p text:style-name="P198"/>
      <text:p text:style-name="P218">json</text:p>
      <text:p text:style-name="P218"/>
      <text:p text:style-name="P194">Authentication</text:p>
      <text:p text:style-name="P198"/>
      <text:p text:style-name="P220">Basic</text:p>
      <text:p text:style-name="P196"/>
      <text:p text:style-name="P202">Arguments</text:p>
      <text:p text:style-name="P202"/>
      <text:p text:style-name="P232">None</text:p>
      <text:p text:style-name="P232"/>
      <text:p text:style-name="P204">Response Errors</text:p>
      <text:p text:style-name="P204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59">Error</text:p>
          </table:table-cell>
          <table:table-cell table:style-name="Table14.A1" office:value-type="string">
            <text:p text:style-name="P259">Reason</text:p>
          </table:table-cell>
          <table:table-cell table:style-name="Table14.C1" office:value-type="string">
            <text:p text:style-name="P257">Description</text:p>
          </table:table-cell>
        </table:table-row>
        <table:table-row>
          <table:table-cell table:style-name="Table14.A2" office:value-type="string">
            <text:p text:style-name="P267">401</text:p>
          </table:table-cell>
          <table:table-cell table:style-name="Table14.A2" office:value-type="string">
            <text:p text:style-name="P267">Unauthorized</text:p>
          </table:table-cell>
          <table:table-cell table:style-name="Table14.C2" office:value-type="string">
            <text:p text:style-name="P269">The 'Authori<text:span text:style-name="T75">z</text:span>ation' header is missing and must be supplied.</text:p>
          </table:table-cell>
        </table:table-row>
        <table:table-row>
          <table:table-cell table:style-name="Table14.A2" office:value-type="string">
            <text:p text:style-name="P267">403</text:p>
          </table:table-cell>
          <table:table-cell table:style-name="Table14.A2" office:value-type="string">
            <text:p text:style-name="P267">Forbidden</text:p>
          </table:table-cell>
          <table:table-cell table:style-name="Table14.C2" office:value-type="string">
            <text:p text:style-name="P272"><text:span text:style-name="T77">A</text:span> user <text:span text:style-name="T77">other than the Chantico root</text:span> request<text:span text:style-name="T77">ed</text:span> this resource.</text:p>
          </table:table-cell>
        </table:table-row>
        <table:table-row>
          <table:table-cell table:style-name="Table14.A2" office:value-type="string">
            <text:p text:style-name="P286">404</text:p>
          </table:table-cell>
          <table:table-cell table:style-name="Table14.A2" office:value-type="string">
            <text:p text:style-name="P286">Not Found</text:p>
          </table:table-cell>
          <table:table-cell table:style-name="Table14.C2" office:value-type="string">
            <text:p text:style-name="P288"><text:span text:style-name="T80">No</text:span> <text:span text:style-name="T117">blacklist entry </text:span>presently exist<text:span text:style-name="T80">s at the request URI</text:span>.</text:p>
          </table:table-cell>
        </table:table-row>
        <table:table-row>
          <table:table-cell table:style-name="Table14.A2" office:value-type="string">
            <text:p text:style-name="P278">405</text:p>
          </table:table-cell>
          <table:table-cell table:style-name="Table14.A2" office:value-type="string">
            <text:p text:style-name="P278">Method Not Allowed</text:p>
          </table:table-cell>
          <table:table-cell table:style-name="Table14.C2" office:value-type="string">
            <text:p text:style-name="P280"><text:span text:style-name="T77">T</text:span>he request method <text:span text:style-name="T77">was not one of:</text:span> GET,<text:span text:style-name="T78"> DELETE</text:span>.</text:p>
          </table:table-cell>
        </table:table-row>
        <table:table-row>
          <table:table-cell table:style-name="Table14.A2" office:value-type="string">
            <text:p text:style-name="P282">406</text:p>
          </table:table-cell>
          <table:table-cell table:style-name="Table14.A2" office:value-type="string">
            <text:p text:style-name="P282">Not Acceptable</text:p>
          </table:table-cell>
          <table:table-cell table:style-name="Table14.C2" office:value-type="string">
            <text:p text:style-name="P284">The client specifies an 'Accept' header that does not include JSON.</text:p>
          </table:table-cell>
        </table:table-row>
        <table:table-row>
          <table:table-cell table:style-name="Table14.A2" office:value-type="string">
            <text:p text:style-name="P290">410</text:p>
          </table:table-cell>
          <table:table-cell table:style-name="Table14.A2" office:value-type="string">
            <text:p text:style-name="P290">Gone</text:p>
          </table:table-cell>
          <table:table-cell table:style-name="Table14.C2" office:value-type="string">
            <text:p text:style-name="P292">A <text:span text:style-name="T117">blacklist entry</text:span> <text:span text:style-name="T81">o</text:span>nce existed <text:span text:style-name="T81">at this URI</text:span>, but does not any more, <text:span text:style-name="T82">and will not at any point in the future</text:span>.</text:p>
          </table:table-cell>
        </table:table-row>
      </table:table>
      <text:p text:style-name="P206"/>
      <text:p text:style-name="P206"/>
      <text:p text:style-name="P251">Example<text:span text:style-name="T9">s</text:span></text:p>
      <text:p text:style-name="P206"/>
      <text:p text:style-name="P249"><text:span text:style-name="T59">GE</text:span><text:span text:style-name="T60">T /</text:span><text:span text:style-name="T64">black</text:span><text:span text:style-name="T63">list</text:span><text:span text:style-name="T61">/</text:span><text:span text:style-name="T101">5824254532</text:span></text:p>
      <text:p text:style-name="P186"/>
      <text:p text:style-name="P246">Response Body:</text:p>
      <text:p text:style-name="P246"/>
      <text:p text:style-name="P179">{</text:p>
      <text:p text:style-name="P243"><text:span text:style-name="T10"><text:tab/>“self”:“</text:span><text:a xlink:type="simple" xlink:href="https://api.doga.gov/1.0/user/1421427848"><text:span text:style-name="T10">https://api.doga.gov/1.0/</text:span></text:a><text:a xlink:type="simple" xlink:href="https://api.doga.gov/1.0/user/1421427848"><text:span text:style-name="T39">blacklist</text:span></text:a><text:a xlink:type="simple" xlink:href="https://api.doga.gov/1.0/user/1421427848"><text:span text:style-name="T11">/</text:span></text:a><text:a xlink:type="simple" xlink:href="https://api.doga.gov/1.0/user/1421427848"><text:span text:style-name="T10">5824254532</text:span></text:a><text:span text:style-name="T11">”</text:span><text:span text:style-name="T10">,</text:span></text:p>
      <text:p text:style-name="P244"><text:span text:style-name="T10"><text:tab/></text:span><text:span text:style-name="T12">“</text:span><text:span text:style-name="T31">ip</text:span><text:span text:style-name="T12">”:”</text:span><text:span text:style-name="T34">21.241.91.51</text:span><text:span text:style-name="T12">”</text:span></text:p>
      <text:p text:style-name="P192">}</text:p>
      <text:p text:style-name="P206"/>
      <text:p text:style-name="P249"><text:span text:style-name="T106">DELETE</text:span><text:span text:style-name="T102"> /</text:span><text:span text:style-name="T106">black</text:span><text:span text:style-name="T103">list</text:span><text:span text:style-name="T104">/</text:span><text:span text:style-name="T101">5824254532</text:span></text:p>
      <text:p text:style-name="P186"/>
      <text:p text:style-name="P246">Response Body:</text:p>
      <text:p text:style-name="P246"/>
      <text:p text:style-name="P179">{</text:p>
      <text:p text:style-name="P244"><text:span text:style-name="T10"><text:tab/>“</text:span><text:span text:style-name="T13">message</text:span><text:span text:style-name="T10">”:“</text:span><text:span text:style-name="T32">IP </text:span><text:span text:style-name="T34">21.241.91.51</text:span><text:span text:style-name="T10"> </text:span><text:span text:style-name="T14">has been </text:span><text:span text:style-name="T32">removed from the </text:span><text:span text:style-name="T40">black</text:span><text:span text:style-name="T32">list</text:span><text:span text:style-name="T14">.”</text:span></text:p>
      <text:p text:style-name="P190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5:31:56.038812740</meta:creation-date>
    <meta:generator>LibreOffice/4.2.7.2$Linux_X86_64 LibreOffice_project/420m0$Build-2</meta:generator>
    <dc:date>2015-01-23T11:24:14.778380112</dc:date>
    <meta:editing-duration>PT9H41M39S</meta:editing-duration>
    <meta:editing-cycles>166</meta:editing-cycles>
    <meta:document-statistic meta:table-count="14" meta:image-count="0" meta:object-count="0" meta:page-count="15" meta:paragraph-count="507" meta:word-count="1563" meta:character-count="11481" meta:non-whitespace-character-count="10228"/>
  </office:meta>
</office:document-meta>
</file>